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SimHei" svg:font-family="SimHei" style:font-family-generic="modern" style:font-pitch="fixed" svg:panose-1="2 1 6 0 3 1 1 1 1 1"/>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2.6277in" style:use-optimal-column-width="false"/>
    </style:style>
    <style:style style:name="TableColumn3" style:family="table-column">
      <style:table-column-properties style:column-width="4.6791in" style:use-optimal-column-width="false"/>
    </style:style>
    <style:style style:name="Table1" style:family="table" style:master-page-name="MPF0">
      <style:table-properties style:width="7.3069in" style:rel-width="100%"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35in" fo:padding-left="0in" fo:padding-bottom="0in" fo:padding-right="0.5in"/>
    </style:style>
    <style:style style:name="P6" style:parent-style-name="Inicialai" style:family="paragraph">
      <style:paragraph-properties fo:break-before="page"/>
    </style:style>
    <style:style style:name="T67" style:parent-style-name="DefaultParagraphFont" style:family="text">
      <style:text-properties style:language-complex="lt" style:country-complex="LT"/>
    </style:style>
    <style:style style:name="T68" style:parent-style-name="DefaultParagraphFont" style:family="text">
      <style:text-properties style:language-complex="lt" style:country-complex="LT"/>
    </style:style>
    <style:style style:name="T69" style:parent-style-name="DefaultParagraphFont" style:family="text">
      <style:text-properties style:font-name="Segoe UI" style:font-name-complex="Segoe UI" fo:color="#374151" fo:background-color="#F7F7F8"/>
    </style:style>
    <style:style style:name="T70" style:parent-style-name="DefaultParagraphFont" style:family="text">
      <style:text-properties style:language-complex="lt" style:country-complex="LT"/>
    </style:style>
    <style:style style:name="T71" style:parent-style-name="DefaultParagraphFont" style:family="text">
      <style:text-properties style:language-complex="lt" style:country-complex="LT"/>
    </style:style>
    <style:style style:name="TableCell72" style:family="table-cell">
      <style:table-cell-properties fo:border="none" style:writing-mode="lr-tb" fo:padding-top="0.35in" fo:padding-left="0in" fo:padding-bottom="0in" fo:padding-right="0in"/>
    </style:style>
    <style:style style:name="TableColumn74" style:family="table-column">
      <style:table-column-properties style:column-width="4.6791in" style:use-optimal-column-width="false"/>
    </style:style>
    <style:style style:name="Table73" style:family="table">
      <style:table-properties style:width="4.6791in" style:rel-width="100%" fo:margin-left="0in" table:align="left"/>
    </style:style>
    <style:style style:name="TableRow75" style:family="table-row">
      <style:table-row-properties style:row-height="0.9in" style:use-optimal-row-height="false"/>
    </style:style>
    <style:style style:name="TableCell76" style:family="table-cell">
      <style:table-cell-properties fo:border="none" style:writing-mode="lr-tb" style:vertical-align="middle" fo:padding-top="0in" fo:padding-left="0in" fo:padding-bottom="0.5798in" fo:padding-right="0.3in"/>
    </style:style>
    <style:style style:name="T77" style:parent-style-name="DefaultParagraphFont" style:family="text">
      <style:text-properties style:language-complex="lt" style:country-complex="LT"/>
    </style:style>
    <style:style style:name="T78" style:parent-style-name="DefaultParagraphFont" style:family="text">
      <style:text-properties style:language-complex="lt" style:country-complex="LT"/>
    </style:style>
    <style:style style:name="T79" style:parent-style-name="DefaultParagraphFont" style:family="text">
      <style:text-properties style:language-complex="lt" style:country-complex="LT"/>
    </style:style>
    <style:style style:name="T80" style:parent-style-name="DefaultParagraphFont" style:family="text">
      <style:text-properties style:font-name="Segoe UI" style:font-name-complex="Segoe UI" fo:color="#374151" fo:background-color="#F7F7F8"/>
    </style:style>
    <style:style style:name="T81" style:parent-style-name="DefaultParagraphFont" style:family="text">
      <style:text-properties style:language-complex="lt" style:country-complex="LT"/>
    </style:style>
    <style:style style:name="T82" style:parent-style-name="DefaultParagraphFont" style:family="text">
      <style:text-properties style:font-name="Segoe UI" style:font-name-complex="Segoe UI" fo:color="#374151" fo:background-color="#F7F7F8"/>
    </style:style>
    <style:style style:name="T83" style:parent-style-name="DefaultParagraphFont" style:family="text">
      <style:text-properties style:font-name="Segoe UI" style:font-name-complex="Segoe UI" fo:color="#374151" fo:background-color="#F7F7F8"/>
    </style:style>
    <style:style style:name="T84" style:parent-style-name="DefaultParagraphFont" style:family="text">
      <style:text-properties style:language-complex="lt" style:country-complex="LT"/>
    </style:style>
    <style:style style:name="T85" style:parent-style-name="DefaultParagraphFont" style:family="text">
      <style:text-properties style:font-name="Segoe UI" style:font-name-complex="Segoe UI" fo:color="#374151" fo:background-color="#F7F7F8"/>
    </style:style>
    <style:style style:name="T86" style:parent-style-name="DefaultParagraphFont" style:family="text">
      <style:text-properties style:language-complex="lt" style:country-complex="LT"/>
    </style:style>
    <style:style style:name="T87" style:parent-style-name="DefaultParagraphFont" style:family="text">
      <style:text-properties style:font-name="Segoe UI" style:font-name-complex="Segoe UI" fo:color="#374151" fo:background-color="#F7F7F8"/>
    </style:style>
    <style:style style:name="T88" style:parent-style-name="DefaultParagraphFont" style:family="text">
      <style:text-properties style:language-complex="lt" style:country-complex="LT"/>
    </style:style>
    <style:style style:name="T89" style:parent-style-name="DefaultParagraphFont" style:family="text">
      <style:text-properties style:font-name="Segoe UI" style:font-name-complex="Segoe UI" fo:color="#374151" fo:background-color="#F7F7F8"/>
    </style:style>
    <style:style style:name="T90" style:parent-style-name="DefaultParagraphFont" style:family="text">
      <style:text-properties style:language-complex="lt" style:country-complex="LT"/>
    </style:style>
    <style:style style:name="T91" style:parent-style-name="DefaultParagraphFont" style:family="text">
      <style:text-properties style:font-name="Segoe UI" style:font-name-complex="Segoe UI" fo:color="#374151" fo:background-color="#F7F7F8"/>
    </style:style>
    <style:style style:name="T92" style:parent-style-name="DefaultParagraphFont" style:family="text">
      <style:text-properties style:language-complex="lt" style:country-complex="LT"/>
    </style:style>
    <style:style style:name="T93" style:parent-style-name="DefaultParagraphFont" style:family="text">
      <style:text-properties style:font-name="Segoe UI" style:font-name-complex="Segoe UI" fo:color="#374151" fo:background-color="#F7F7F8"/>
    </style:style>
    <style:style style:name="T94" style:parent-style-name="DefaultParagraphFont" style:family="text">
      <style:text-properties style:language-complex="lt" style:country-complex="LT"/>
    </style:style>
    <style:style style:name="T95" style:parent-style-name="DefaultParagraphFont" style:family="text">
      <style:text-properties style:font-name="Segoe UI" style:font-name-complex="Segoe UI" fo:color="#374151" fo:background-color="#F7F7F8"/>
    </style:style>
    <style:style style:name="T96" style:parent-style-name="DefaultParagraphFont" style:family="text">
      <style:text-properties style:language-complex="lt" style:country-complex="LT"/>
    </style:style>
    <style:style style:name="P97" style:parent-style-name="Normal" style:family="paragraph">
      <style:text-properties style:font-name="Segoe UI" style:font-name-complex="Segoe UI" fo:color="#374151" fo:background-color="#F7F7F8"/>
    </style:style>
    <style:style style:name="P98" style:parent-style-name="Normal" style:family="paragraph">
      <style:text-properties style:font-name="Segoe UI" style:font-name-complex="Segoe UI" fo:color="#374151" fo:background-color="#F7F7F8"/>
    </style:style>
    <style:style style:name="T99" style:parent-style-name="DefaultParagraphFont" style:family="text">
      <style:text-properties style:font-name="Segoe UI" style:font-name-complex="Segoe UI" fo:color="#374151" fo:background-color="#F7F7F8"/>
    </style:style>
    <style:style style:name="P100" style:parent-style-name="NormalWeb" style:family="paragraph">
      <style:paragraph-properties fo:border="0.0034in solid #D9D9E3" fo:padding="0in" style:shadow="none" fo:margin-top="0.2083in" fo:margin-bottom="0.2083in" fo:background-color="#F7F7F8"/>
      <style:text-properties style:font-name="Segoe UI" style:font-name-asian="Times New Roman" style:font-name-complex="Segoe UI" fo:color="#374151" style:language-asian="lt" style:country-asian="LT"/>
    </style:style>
    <style:style style:name="P101" style:parent-style-name="Normal" style:family="paragraph">
      <style:paragraph-properties fo:border="0.0034in solid #D9D9E3" fo:padding="0in" style:shadow="none" fo:margin-top="0.2083in" fo:margin-bottom="0.2083in" fo:line-height="100%" fo:background-color="#F7F7F8"/>
    </style:style>
    <style:style style:family="graphic" style:name="a34">
      <style:graphic-properties draw:fill="solid" draw:fill-color="#ea4e4e" draw:opacity="100%" draw:stroke="none"/>
    </style:style>
    <style:style style:family="graphic" style:name="a35">
      <style:graphic-properties draw:fill="solid" draw:fill-color="#ea4e4e" draw:opacity="100%" draw:stroke="none"/>
    </style:style>
    <style:style style:family="graphic" style:name="a36">
      <style:graphic-properties draw:fill="solid" draw:fill-color="#ffffff" draw:opacity="100%" draw:stroke="none"/>
    </style:style>
    <style:style style:family="graphic" style:name="a37">
      <style:graphic-properties style:wrap="run-through" style:run-through="backg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67"><draw:g draw:z-index="251659264" draw:name="1 grupė" draw:id="id39" draw:style-name="a37" text:anchor-type="paragraph"><svg:title/><svg:desc/><draw:custom-shape svg:x="1.24854in" svg:y="-0.10142in" svg:width="6.05007in" svg:height="1.1in" draw:id="id36" draw:style-name="a34" draw:name="Raudonas stačiakampis"><svg:title/><svg:desc/><draw:enhanced-geometry draw:type="non-primitive" svg:viewBox="0 0 21600 21600" draw:enhanced-path="M 0 0 L 21600 0 21600 21600 0 21600 Z N"/></draw:custom-shape><draw:custom-shape svg:x="0.00903in" svg:y="-0.55972in" svg:width="1.97988in" svg:height="1.97986in" draw:id="id37" draw:style-name="a35" draw:name="Raudonas apskritimas"><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89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draw:custom-shape svg:x="0.07152in" svg:y="-0.49723in" svg:width="1.86393in" svg:height="1.86389in" draw:id="id38" draw:style-name="a36" draw:name="Baltas apskritimas"><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CV</text:p>
            <text:h text:style-name="Heading3" text:outline-level="3"><text:span text:style-name="T68">Tikslas</text:span></text:h>
            <text:p text:style-name="Normal"><text:span text:style-name="T69">Mano tikslas yra teikti aukščiausio lygio odontologines paslaugas ir padėti pacientams pasiekti sveikus ir gražius dantis.</text:span></text:p>
            <text:h text:style-name="Heading3" text:outline-level="3"><text:span text:style-name="T70">Įgūdžiai</text:span></text:h>
            <text:p text:style-name="Normal"><text:span text:style-name="T71">Paaiškinkite, ką mokate ypač gerai. Kas jus išskiria? Kalbėkite savais žodžiais, ne žargonu.</text:span></text:p>
          </table:table-cell>
          <table:table-cell table:style-name="TableCell72">
            <table:table table:style-name="Table73">
              <table:table-columns>
                <table:table-column table:style-name="TableColumn74"/>
              </table:table-columns>
              <table:table-row table:style-name="TableRow75">
                <table:table-cell table:style-name="TableCell76">
                  <text:h text:style-name="Heading1" text:outline-level="1">JOLITA PUODŽIŪNIENĖ</text:h>
                  <text:h text:style-name="Heading2" text:outline-level="2">odontologė<text:span text:style-name="T77">Saitas į kitas internetines ypatybes: Portfelis / svetainė / interneto dienoraštis</text:span></text:h>
                </table:table-cell>
              </table:table-row>
            </table:table>
            <text:h text:style-name="Heading3" text:outline-level="3"><text:span text:style-name="T78">Patirtis</text:span></text:h>
            <text:p text:style-name="Normal">GYDYTOJA ODONTOLOGĖ<text:span text:style-name="T79"><text:s/>•<text:s/></text:span><text:span text:style-name="T80">Kauno Kalniečių poliklinika</text:span><text:span text:style-name="T81"><text:s/></text:span><text:span text:style-name="T82">1990-1997</text:span></text:p>
            <text:p text:style-name="Normal"><text:span text:style-name="T83">vaikų odontologijos skyrius</text:span></text:p>
            <text:p text:style-name="Normal">VEIKLOS VADYBININKĖ<text:span text:style-name="T84"><text:s/>•<text:s/></text:span><text:span text:style-name="T85">UAB „Anvija“</text:span><text:span text:style-name="T86"><text:s/></text:span><text:span text:style-name="T87">1997-2004</text:span></text:p>
            <text:p text:style-name="Normal">PROTEZAVIMO ANT IMPLANTŲ KONSULTANTĖ<text:span text:style-name="T88"><text:s/>•<text:s/></text:span><text:span text:style-name="T89">UAB "MedGrupe"</text:span><text:span text:style-name="T90"><text:s/></text:span><text:span text:style-name="T91">2004-2007</text:span></text:p>
            <text:p text:style-name="Normal">GYDYTOJA ODONTOLOGĖ<text:span text:style-name="T92"><text:s/>•<text:s/></text:span><text:span text:style-name="T93">Žaliakanio odontologijos klinika 2007-2017</text:span></text:p>
            <text:p text:style-name="Normal">GYDYTOJA ODONTOLOGĖ<text:span text:style-name="T94"><text:s/>•<text:s/></text:span><text:span text:style-name="T95">V. Juralevičienės odontologijos klinika 2017- dabar</text:span></text:p>
            <text:h text:style-name="Heading3" text:outline-level="3"><text:span text:style-name="T96">Išsilavinimas</text:span></text:h>
            <text:p text:style-name="P97">Kauno 25-oji vidurinė mokykla, Kaunas, 1974-1985 m.</text:p>
            <text:p text:style-name="P98"/>
            <text:p text:style-name="Normal"><text:span text:style-name="T99">Kauno medicinos akademija, specialybė: Odontologija, 1985-1990 m., kvalifikacija: gydytojas odontologas.</text:span></text:p>
            <text:h text:style-name="Heading3" text:outline-level="3">PRISISTATYMAS</text:h>
            <text:p text:style-name="P100">Esu patyrusi ir kvalifikuota gydytoja odontologė su daugiau nei 30 metų darbo patirtimi. Mano specialybė apima tiek vaikų odontologiją, tiek protezavimą ant implantų. Per savo karjerą dirbau skirtingose įstaigose, įgyjau daug žinių ir patirties.</text:p>
            <text:p text:style-name="P10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Rockwell" svg:font-family="Rockwell" style:font-family-generic="roman" style:font-pitch="variable" svg:panose-1="2 6 6 3 2 2 5 2 4 3"/>
    <style:font-face style:name="Times New Roman" svg:font-family="Times New Roman" style:font-family-generic="roman" style:font-pitch="variable" svg:panose-1="2 2 6 3 5 4 5 2 3 4"/>
    <style:font-face style:name="Franklin Gothic Demi" svg:font-family="Franklin Gothic Demi" style:font-family-generic="swiss" style:font-pitch="variable" svg:panose-1="2 11 7 3 2 1 2 2 2 4"/>
    <style:font-face style:name="SimHei" svg:font-family="SimHei" style:font-family-generic="modern" style:font-pitch="fixed" svg:panose-1="2 1 6 0 3 1 1 1 1 1"/>
    <style:font-face style:name="SimSun" svg:font-family="SimSun" style:font-family-generic="system" style:font-pitch="variable" svg:panose-1="2 1 6 0 3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5in"/>
      <style:text-properties style:font-name="Rockwell" style:font-name-asian="Rockwel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style:contextual-spacing="true" fo:text-align="end" fo:margin-top="0.0416in" fo:margin-bottom="0.0277in" fo:line-height="100%"/>
      <style:text-properties style:font-name="Franklin Gothic Demi" style:font-name-asian="SimHei" style:font-name-complex="Times New Roman" fo:text-transform="uppercase" fo:color="#000000" fo:font-size="25pt" style:font-size-asian="25pt" style:font-size-complex="16pt" fo:hyphenate="false"/>
    </style:style>
    <style:style style:name="Heading2" style:display-name="Heading 2" style:family="paragraph" style:parent-style-name="Normal" style:default-outline-level="2">
      <style:paragraph-properties fo:keep-with-next="always" fo:keep-together="always" fo:text-align="end" fo:line-height="100%"/>
      <style:text-properties style:font-name="Franklin Gothic Demi" style:font-name-asian="SimHei" style:font-name-complex="Times New Roman" fo:text-transform="uppercase" fo:color="#000000" fo:font-size="10pt" style:font-size-asian="10pt" style:font-size-complex="13pt" fo:hyphenate="false"/>
    </style:style>
    <style:style style:name="Heading3" style:display-name="Heading 3" style:family="paragraph" style:parent-style-name="Normal" style:default-outline-level="3">
      <style:paragraph-properties fo:keep-with-next="always" fo:keep-together="always" fo:border-top="none" fo:border-left="none" fo:border-bottom="0.0833in solid #EA4E4E" fo:border-right="none" fo:padding-top="0in" fo:padding-left="0in" fo:padding-bottom="0.0138in" fo:padding-right="0in" style:shadow="none" style:contextual-spacing="true" fo:margin-top="0.4166in" fo:margin-bottom="0.1111in"/>
      <style:text-properties style:font-name="Franklin Gothic Demi" style:font-name-asian="SimHei" style:font-name-complex="Times New Roman" fo:text-transform="uppercase" fo:font-size="16pt" style:font-size-asian="16pt" style:font-size-complex="12pt" fo:hyphenate="false"/>
    </style:style>
    <style:style style:name="Heading4" style:display-name="Heading 4" style:family="paragraph" style:parent-style-name="Normal" style:default-outline-level="4">
      <style:paragraph-properties fo:keep-with-next="always" fo:keep-together="always" style:contextual-spacing="true" fo:margin-top="0.1388in"/>
      <style:text-properties style:font-name="Franklin Gothic Demi" style:font-name-asian="SimHei" style:font-name-complex="Times New Roman" style:font-style-complex="italic" fo:text-transform="uppercase"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Franklin Gothic Demi" style:font-name-asian="SimHei" style:font-name-complex="Times New Roman" fo:color="#D01818"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Franklin Gothic Demi" style:font-name-asian="SimHei" style:font-name-complex="Times New Roman" fo:color="#8A1010"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Franklin Gothic Demi" style:font-name-asian="SimHei" style:font-name-complex="Times New Roman" fo:font-style="italic" style:font-style-asian="italic" style:font-style-complex="italic" fo:color="#8A1010"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Franklin Gothic Demi" style:font-name-asian="SimHei"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Franklin Gothic Demi" style:font-name-asian="SimHei" style:font-name-complex="Times New Roman" fo:font-style="italic" style:font-style-asian="italic" style:font-style-complex="italic" fo:color="#272727" style:font-size-complex="10.5pt" fo:hyphenate="false"/>
    </style:style>
    <style:style style:name="Normal" style:display-name="Normal" style:family="paragraph">
      <style:text-properties style:font-name="Times New Roman" fo:hyphenate="false"/>
    </style:style>
    <style:style style:name="DefaultParagraphFont" style:display-name="Default Paragraph Font" style:family="text"/>
    <style:style style:name="Heading2Char" style:display-name="Heading 2 Char" style:family="text" style:parent-style-name="DefaultParagraphFont">
      <style:text-properties style:font-name="Franklin Gothic Demi" style:font-name-asian="SimHei" style:font-name-complex="Times New Roman" fo:text-transform="uppercase" fo:color="#000000" fo:font-size="10pt" style:font-size-asian="10pt" style:font-size-complex="13pt"/>
    </style:style>
    <style:style style:name="Heading3Char" style:display-name="Heading 3 Char" style:family="text" style:parent-style-name="DefaultParagraphFont">
      <style:text-properties style:font-name="Franklin Gothic Demi" style:font-name-asian="SimHei" style:font-name-complex="Times New Roman" fo:text-transform="uppercase" fo:font-size="16pt" style:font-size-asian="16pt" style:font-size-complex="12pt"/>
    </style:style>
    <style:style style:name="NoSpacing" style:display-name="No Spacing" style:family="paragraph">
      <style:paragraph-properties fo:line-height="100%"/>
      <style:text-properties style:font-name="Times New Roman" fo:hyphenate="false"/>
    </style:style>
    <style:style style:name="Heading1Char" style:display-name="Heading 1 Char" style:family="text" style:parent-style-name="DefaultParagraphFont">
      <style:text-properties style:font-name="Franklin Gothic Demi" style:font-name-asian="SimHei" style:font-name-complex="Times New Roman" fo:text-transform="uppercase" fo:color="#000000" fo:font-size="25pt" style:font-size-asian="25pt" style:font-size-complex="16pt"/>
    </style:style>
    <style:style style:name="PlaceholderText" style:display-name="Placeholder Text" style:family="text" style:parent-style-name="DefaultParagraphFont">
      <style:text-properties fo:color="#595959"/>
    </style:style>
    <style:style style:name="Heading4Char" style:display-name="Heading 4 Char" style:family="text" style:parent-style-name="DefaultParagraphFont">
      <style:text-properties style:font-name="Franklin Gothic Demi" style:font-name-asian="SimHei" style:font-name-complex="Times New Roman" style:font-style-complex="italic" fo:text-transform="uppercase"/>
    </style:style>
    <style:style style:name="Header" style:display-name="Header" style:family="paragraph" style:parent-style-name="Normal">
      <style:paragraph-properties fo:line-height="100%"/>
      <style:text-properties fo:hyphenate="false"/>
    </style:style>
    <style:style style:name="Inicialai" style:display-name="Inicialai" style:family="paragraph" style:parent-style-name="Normal" style:next-style-name="Heading3">
      <style:paragraph-properties style:contextual-spacing="true" fo:text-align="center" fo:margin-bottom="1.0277in" fo:line-height="100%" fo:margin-left="0.1in" fo:margin-right="0.25in">
        <style:tab-stops/>
      </style:paragraph-properties>
      <style:text-properties style:font-name="Franklin Gothic Demi" fo:text-transform="uppercase" fo:color="#EA4E4E" fo:font-size="55pt" style:font-size-asian="55pt"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style:font-name="Franklin Gothic Demi" fo:text-transform="uppercase" fo:hyphenate="false"/>
    </style:style>
    <style:style style:name="FooterChar" style:display-name="Footer Char" style:family="text" style:parent-style-name="DefaultParagraphFont">
      <style:text-properties style:font-name="Franklin Gothic Demi" fo:text-transform="uppercase"/>
    </style:style>
    <style:style style:name="Heading8Char" style:display-name="Heading 8 Char" style:family="text" style:parent-style-name="DefaultParagraphFont">
      <style:text-properties style:font-name="Franklin Gothic Demi" style:font-name-asian="SimHei" style:font-name-complex="Times New Roman" fo:color="#272727" style:font-size-complex="10.5pt"/>
    </style:style>
    <style:style style:name="Heading9Char" style:display-name="Heading 9 Char" style:family="text" style:parent-style-name="DefaultParagraphFont">
      <style:text-properties style:font-name="Franklin Gothic Demi" style:font-name-asian="SimHei" style:font-name-complex="Times New Roman" fo:font-style="italic" style:font-style-asian="italic" style:font-style-complex="italic" fo:color="#272727" style:font-size-complex="10.5pt"/>
    </style:style>
    <style:style style:name="Title" style:display-name="Title" style:family="paragraph" style:parent-style-name="Normal" style:next-style-name="Normal">
      <style:paragraph-properties style:contextual-spacing="true" fo:line-height="100%"/>
      <style:text-properties style:font-name="Franklin Gothic Demi" style:font-name-asian="SimHei" style:font-name-complex="Times New Roman" style:letter-kerning="true" fo:font-size="28pt" style:font-size-asian="28pt" style:font-size-complex="28pt" fo:hyphenate="false"/>
    </style:style>
    <style:style style:name="TitleChar" style:display-name="Title Char" style:family="text" style:parent-style-name="DefaultParagraphFont">
      <style:text-properties style:font-name="Franklin Gothic Demi" style:font-name-asian="SimHei" style:font-name-complex="Times New Roma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SimSun" fo:color="#5A5A5A" fo:hyphenate="false"/>
    </style:style>
    <style:style style:name="SubtitleChar" style:display-name="Subtitle Char" style:family="text" style:parent-style-name="DefaultParagraphFont">
      <style:text-properties style:font-name-asian="SimSun" fo:color="#5A5A5A" fo:font-size="11pt" style:font-size-asian="11pt" style:font-size-complex="11pt"/>
    </style:style>
    <style:style style:name="BalloonText" style:display-name="Balloon Text" style:family="paragraph" style:parent-style-name="Normal">
      <style:paragraph-properties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ibliography" style:display-name="Bibliography" style:family="paragraph" style:parent-style-name="Normal" style:next-style-name="Normal">
      <style:text-properties fo:hyphenate="false"/>
    </style:style>
    <style:style style:name="BlockText" style:display-name="Block Text" style:family="paragraph" style:parent-style-name="Normal">
      <style:paragraph-properties fo:border="0.0034in solid #EA4E4E" fo:padding="0.1388in" style:shadow="none" fo:margin-left="0.8in" fo:margin-right="0.8in">
        <style:tab-stops/>
      </style:paragraph-properties>
      <style:text-properties style:font-name-asian="SimSun" fo:font-style="italic" style:font-style-asian="italic" style:font-style-complex="italic" fo:color="#D01818"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25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in" fo:text-indent="0.25in"/>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line-height="200%" fo:margin-left="0.25in">
        <style:tab-stops/>
      </style:paragraph-properties>
      <style:text-properties fo:hyphenate="false"/>
    </style:style>
    <style:style style:name="BodyTextIndent2Char" style:display-name="Body Text Indent 2 Char" style:family="text" style:parent-style-name="DefaultParagraphFont"/>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style:font-size-complex="9pt" fo:hyphenate="false"/>
    </style:style>
    <style:style style:name="Closing" style:display-name="Closing" style:family="paragraph" style:parent-style-name="Normal">
      <style:paragraph-properties fo:line-height="100%" fo:margin-left="3in">
        <style:tab-stops/>
      </style:paragraph-properties>
      <style:text-properties fo:hyphenate="false"/>
    </style:style>
    <style:style style:name="ClosingChar" style:display-name="Closing Char" style:family="text" style:parent-style-name="DefaultParagraphFont"/>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DocumentMap" style:display-name="Document Map" style:family="paragraph" style:parent-style-name="Normal">
      <style:paragraph-properties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mailSignature" style:display-name="E-mail Signature" style:family="paragraph" style:parent-style-name="Normal">
      <style:paragraph-properties fo:line-height="100%"/>
      <style:text-properties fo:hyphenate="false"/>
    </style:style>
    <style:style style:name="E-mailSignatureChar" style:display-name="E-mail Signature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EndnoteReference" style:display-name="Endnote Reference" style:family="text" style:parent-style-name="DefaultParagraphFont">
      <style:text-properties style:text-position="super 68.1%"/>
    </style:style>
    <style:style style:name="EndnoteText" style:display-name="Endnote Text" style:family="paragraph" style:parent-style-name="Normal">
      <style:paragraph-properties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Address" style:display-name="Envelope Address" style:family="paragraph" style:parent-style-name="Normal">
      <style:paragraph-properties fo:line-height="100%" fo:margin-left="2in">
        <style:tab-stops/>
      </style:paragraph-properties>
      <style:text-properties style:font-name="Franklin Gothic Demi" style:font-name-asian="SimHei" style:font-name-complex="Times New Roman" fo:font-size="12pt" style:font-size-asian="12pt" style:font-size-complex="12pt" fo:hyphenate="false"/>
    </style:style>
    <style:style style:name="EnvelopeReturn" style:display-name="Envelope Return" style:family="paragraph" style:parent-style-name="Normal">
      <style:paragraph-properties fo:line-height="100%"/>
      <style:text-properties style:font-name="Franklin Gothic Demi" style:font-name-asian="SimHei" style:font-name-complex="Times New Roman" style:font-size-complex="10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text-position="super 68.1%"/>
    </style:style>
    <style:style style:name="FootnoteText" style:display-name="Footnote Text" style:family="paragraph" style:parent-style-name="Normal">
      <style:paragraph-properties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eading5Char" style:display-name="Heading 5 Char" style:family="text" style:parent-style-name="DefaultParagraphFont">
      <style:text-properties style:font-name="Franklin Gothic Demi" style:font-name-asian="SimHei" style:font-name-complex="Times New Roman" fo:color="#D01818"/>
    </style:style>
    <style:style style:name="Heading6Char" style:display-name="Heading 6 Char" style:family="text" style:parent-style-name="DefaultParagraphFont">
      <style:text-properties style:font-name="Franklin Gothic Demi" style:font-name-asian="SimHei" style:font-name-complex="Times New Roman" fo:color="#8A1010"/>
    </style:style>
    <style:style style:name="Heading7Char" style:display-name="Heading 7 Char" style:family="text" style:parent-style-name="DefaultParagraphFont">
      <style:text-properties style:font-name="Franklin Gothic Demi" style:font-name-asian="SimHei" style:font-name-complex="Times New Roman" fo:font-style="italic" style:font-style-asian="italic" style:font-style-complex="italic" fo:color="#8A1010"/>
    </style:style>
    <style:style style:name="HTMLAcronym" style:display-name="HTML Acronym" style:family="text" style:parent-style-name="DefaultParagraphFont"/>
    <style:style style:name="HTMLAddress" style:display-name="HTML Address" style:family="paragraph" style:parent-style-name="Normal">
      <style:paragraph-properties fo:line-height="100%"/>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Cite" style:display-name="HTML Cite"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nsolas" fo:font-size="11pt" style:font-size-asian="11pt" style:font-size-complex="10pt"/>
    </style:style>
    <style:style style:name="HTMLDefinition" style:display-name="HTML Definition" style:family="text" style:parent-style-name="DefaultParagraphFont">
      <style:text-properties fo:font-style="italic" style:font-style-asian="italic" style:font-style-complex="italic"/>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Sample" style:display-name="HTML Sample" style:family="text" style:parent-style-name="DefaultParagraphFont">
      <style:text-properties style:font-name="Consolas" fo:font-size="12pt" style:font-size-asian="12pt" style:font-size-complex="12pt"/>
    </style:style>
    <style:style style:name="HTMLTypewriter" style:display-name="HTML Typewriter" style:family="text" style:parent-style-name="DefaultParagraphFont">
      <style:text-properties style:font-name="Consolas" fo:font-size="11pt" style:font-size-asian="11pt" style:font-size-complex="10pt"/>
    </style:style>
    <style:style style:name="HTMLVariable" style:display-name="HTML Variable"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line-height="100%" fo:margin-left="1.375in" fo:text-indent="-0.1527in">
        <style:tab-stops/>
      </style:paragraph-properties>
      <style:text-properties fo:hyphenate="false"/>
    </style:style>
    <style:style style:name="IndexHeading" style:display-name="Index Heading" style:family="paragraph" style:parent-style-name="Normal" style:next-style-name="Index1">
      <style:text-properties style:font-name="Franklin Gothic Demi" style:font-name-asian="SimHei" style:font-name-complex="Times New Roman" fo:font-weight="bold" style:font-weight-asian="bold" style:font-weight-complex="bold" fo:hyphenate="false"/>
    </style:style>
    <style:style style:name="IntenseEmphasis" style:display-name="Intense Emphasis" style:family="text" style:parent-style-name="DefaultParagraphFont">
      <style:text-properties fo:font-style="italic" style:font-style-asian="italic" style:font-style-complex="italic" fo:color="#D01818"/>
    </style:style>
    <style:style style:name="IntenseQuote" style:display-name="Intense Quote" style:family="paragraph" style:parent-style-name="Normal" style:next-style-name="Normal">
      <style:paragraph-properties fo:border-top="0.0069in solid #EA4E4E" fo:border-left="none" fo:border-bottom="0.0069in solid #EA4E4E"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D01818" fo:hyphenate="false"/>
    </style:style>
    <style:style style:name="IntenseQuoteChar" style:display-name="Intense Quote Char" style:family="text" style:parent-style-name="DefaultParagraphFont">
      <style:text-properties fo:font-style="italic" style:font-style-asian="italic" style:font-style-complex="italic" fo:color="#D01818"/>
    </style:style>
    <style:style style:name="IntenseReference" style:display-name="Intense Reference" style:family="text" style:parent-style-name="DefaultParagraphFont">
      <style:text-properties fo:font-weight="bold" style:font-weight-asian="bold" style:font-weight-complex="bold" fo:text-transform="none" fo:font-variant="small-caps" fo:color="#D01818" fo:letter-spacing="0.0034in"/>
    </style:style>
    <style:style style:name="LineNumber" style:display-name="Line Number" style:family="text" style:parent-style-name="DefaultParagraphFont"/>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Bullet" style:display-name="List Bullet" style:family="paragraph" style:parent-style-name="Normal" style:list-style-name="LFO1">
      <style:paragraph-properties style:contextual-spacing="true"/>
      <style:text-properties fo:hyphenate="false"/>
    </style:style>
    <style:style style:name="ListBullet2" style:display-name="List Bullet 2" style:family="paragraph" style:parent-style-name="Normal" style:list-style-name="LFO2">
      <style:paragraph-properties style:contextual-spacing="true"/>
      <style:text-properties fo:hyphenate="false"/>
    </style:style>
    <style:style style:name="ListBullet3" style:display-name="List Bullet 3" style:family="paragraph" style:parent-style-name="Normal" style:list-style-name="LFO3">
      <style:paragraph-properties style:contextual-spacing="true"/>
      <style:text-properties fo:hyphenate="false"/>
    </style:style>
    <style:style style:name="ListBullet4" style:display-name="List Bullet 4" style:family="paragraph" style:parent-style-name="Normal" style:list-style-name="LFO4">
      <style:paragraph-properties style:contextual-spacing="true"/>
      <style:text-properties fo:hyphenate="false"/>
    </style:style>
    <style:style style:name="ListBullet5" style:display-name="List Bullet 5" style:family="paragraph" style:parent-style-name="Normal" style:list-style-name="LFO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style:tab-stops/>
      </style:paragraph-properties>
      <style:text-properties fo:hyphenate="false"/>
    </style:style>
    <style:style style:name="ListNumber" style:display-name="List Number" style:family="paragraph" style:parent-style-name="Normal" style:list-style-name="LFO6">
      <style:paragraph-properties style:contextual-spacing="true"/>
      <style:text-properties fo:hyphenate="false"/>
    </style:style>
    <style:style style:name="ListNumber2" style:display-name="List Number 2" style:family="paragraph" style:parent-style-name="Normal" style:list-style-name="LFO7">
      <style:paragraph-properties style:contextual-spacing="true"/>
      <style:text-properties fo:hyphenate="false"/>
    </style:style>
    <style:style style:name="ListNumber3" style:display-name="List Number 3" style:family="paragraph" style:parent-style-name="Normal" style:list-style-name="LFO8">
      <style:paragraph-properties style:contextual-spacing="true"/>
      <style:text-properties fo:hyphenate="false"/>
    </style:style>
    <style:style style:name="ListNumber4" style:display-name="List Number 4" style:family="paragraph" style:parent-style-name="Normal" style:list-style-name="LFO9">
      <style:paragraph-properties style:contextual-spacing="true"/>
      <style:text-properties fo:hyphenate="false"/>
    </style:style>
    <style:style style:name="ListNumber5" style:display-name="List Number 5" style:family="paragraph" style:parent-style-name="Normal" style:list-style-name="LFO10">
      <style:paragraph-properties style:contextual-spacing="true"/>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MessageHeader" style:display-name="Message Header" style:family="paragraph" style:parent-style-name="Normal">
      <style:paragraph-properties fo:border="0.0104in solid #000000" fo:padding="0.0138in" style:shadow="none" fo:line-height="100%" fo:margin-left="0.75in" fo:text-indent="-0.75in">
        <style:tab-stops/>
      </style:paragraph-properties>
      <style:text-properties style:font-name="Franklin Gothic Demi" style:font-name-asian="SimHei" style:font-name-complex="Times New Roman" fo:font-size="12pt" style:font-size-asian="12pt" style:font-size-complex="12pt" fo:hyphenate="false"/>
    </style:style>
    <style:style style:name="MessageHeaderChar" style:display-name="Message Header Char" style:family="text" style:parent-style-name="DefaultParagraphFont">
      <style:text-properties style:font-name="Franklin Gothic Demi" style:font-name-asian="SimHei" style:font-name-complex="Times New Roman" fo:font-size="12pt" style:font-size-asian="12pt" style:font-size-complex="12pt" fo:background-color="transparent"/>
    </style:style>
    <style:style style:name="NormalWeb" style:display-name="Normal (Web)" style:family="paragraph" style:parent-style-name="Normal">
      <style:text-properties style:font-name-complex="Times New Roman" fo:font-size="12pt" style:font-size-asian="12pt" style:font-size-complex="12pt"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paragraph-properties fo:line-height="100%"/>
      <style:text-properties fo:hyphenate="false"/>
    </style:style>
    <style:style style:name="NoteHeadingChar" style:display-name="Note Heading Char" style:family="text" style:parent-style-name="DefaultParagraphFont"/>
    <style:style style:name="PageNumber" style:display-name="Page Number" style:family="text" style:parent-style-name="DefaultParagraphFont"/>
    <style:style style:name="PlainText" style:display-name="Plain Text" style:family="paragraph" style:parent-style-name="Normal">
      <style:paragraph-properties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line-height="100%" fo:margin-left="3in">
        <style:tab-stops/>
      </style:paragraph-properties>
      <style:text-properties fo:hyphenate="false"/>
    </style:style>
    <style:style style:name="SignatureChar" style:display-name="Signature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A5A5A"/>
    </style:style>
    <style:style style:name="TableofAuthorities" style:display-name="Table of Authorities" style:family="paragraph" style:parent-style-name="Normal" style:next-style-name="Normal">
      <style:paragraph-properties fo:margin-left="0.1527in" fo:text-indent="-0.1527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OAHeading" style:display-name="TOA Heading" style:family="paragraph" style:parent-style-name="Normal" style:next-style-name="Normal">
      <style:paragraph-properties fo:margin-top="0.0833in"/>
      <style:text-properties style:font-name="Franklin Gothic Demi" style:font-name-asian="SimHei" style:font-name-complex="Times New Roman" fo:font-weight="bold" style:font-weight-asian="bold" style:font-weight-complex="bold" fo:font-size="12pt" style:font-size-asian="12pt" style:font-size-complex="12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fo:hyphenate="false"/>
    </style:style>
    <style:style style:name="TOCHeading" style:display-name="TOC Heading" style:family="paragraph" style:parent-style-name="Heading1" style:next-style-name="Normal">
      <style:paragraph-properties style:contextual-spacing="false" fo:text-align="start" fo:margin-top="0.1666in" fo:margin-bottom="0in" fo:line-height="107%"/>
      <style:text-properties fo:text-transform="none" fo:color="#D01818" fo:font-size="16pt" style:font-size-asian="16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default-page-layout>
      <style:page-layout-properties style:layout-grid-standard-mode="true"/>
    </style:default-page-layout>
    <style:default-style style:family="graphic">
      <style:graphic-properties draw:fill="solid" draw:fill-color="#ea4e4e" draw:opacity="100%" draw:stroke="solid" svg:stroke-width="0.01389in" svg:stroke-color="#621c1c" svg:stroke-opacity="100%" draw:stroke-linejoin="miter" svg:stroke-linecap="butt"/>
    </style:default-style>
  </office:styles>
  <office:automatic-styles>
    <style:page-layout style:name="PL0">
      <style:page-layout-properties fo:page-width="8.268in" fo:page-height="11.693in" style:print-orientation="portrait" fo:margin-top="0.4013in" fo:margin-left="0.4805in" fo:margin-bottom="0.4013in" fo:margin-right="0.4805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1.1972in"/>
      </style:footer-style>
    </style:page-layout>
    <style:style style:name="TableColumn8" style:family="table-column">
      <style:table-column-properties style:column-width="2.6298in" style:use-optimal-column-width="false"/>
    </style:style>
    <style:style style:name="TableColumn9" style:family="table-column">
      <style:table-column-properties style:column-width="4.677in" style:use-optimal-column-width="false"/>
    </style:style>
    <style:style style:name="Table7" style:family="table">
      <style:table-properties style:width="7.3069in" style:rel-width="100%" fo:margin-left="0in" table:align="left"/>
    </style:style>
    <style:style style:name="TableRow10" style:family="table-row">
      <style:table-row-properties style:row-height="2.05in" style:use-optimal-row-height="false"/>
    </style:style>
    <style:style style:name="TableCell11" style:family="table-cell">
      <style:table-cell-properties fo:border="none" style:writing-mode="lr-tb" fo:padding-top="0.5701in" fo:padding-left="0in" fo:padding-bottom="0in" fo:padding-right="0.5in"/>
    </style:style>
    <style:style style:name="T12" style:parent-style-name="DefaultParagraphFont" style:family="text">
      <style:text-properties style:language-complex="lt" style:country-complex="LT"/>
    </style:style>
    <style:style style:name="TableCell13" style:family="table-cell">
      <style:table-cell-properties fo:border="none" style:writing-mode="lr-tb" fo:padding-top="0.5701in" fo:padding-left="0in" fo:padding-bottom="0in" fo:padding-right="0in"/>
    </style:style>
    <style:style style:name="TableColumn15" style:family="table-column">
      <style:table-column-properties style:column-width="4.677in" style:use-optimal-column-width="false"/>
    </style:style>
    <style:style style:name="Table14" style:family="table">
      <style:table-properties style:width="4.677in" style:rel-width="100%" fo:margin-left="0in" table:align="left"/>
    </style:style>
    <style:style style:name="TableRow16" style:family="table-row">
      <style:table-row-properties style:row-height="0.8in" style:use-optimal-row-height="false"/>
    </style:style>
    <style:style style:name="TableCell17" style:family="table-cell">
      <style:table-cell-properties fo:border="none" style:writing-mode="lr-tb" style:vertical-align="middle" fo:padding-top="0in" fo:padding-left="0in" fo:padding-bottom="0.6701in" fo:padding-right="0.3in"/>
    </style:style>
    <style:style style:name="T18" style:parent-style-name="DefaultParagraphFont" style:family="text">
      <style:text-properties style:language-complex="lt" style:country-complex="LT"/>
    </style:style>
    <style:style style:name="T19" style:parent-style-name="DefaultParagraphFont" style:family="text">
      <style:text-properties style:language-complex="lt" style:country-complex="LT"/>
    </style:style>
    <style:style style:name="TableColumn21" style:family="table-column">
      <style:table-column-properties style:column-width="1.8263in" style:use-optimal-column-width="false"/>
    </style:style>
    <style:style style:name="TableColumn22" style:family="table-column">
      <style:table-column-properties style:column-width="1.8263in" style:use-optimal-column-width="false"/>
    </style:style>
    <style:style style:name="TableColumn23" style:family="table-column">
      <style:table-column-properties style:column-width="1.827in" style:use-optimal-column-width="false"/>
    </style:style>
    <style:style style:name="TableColumn24" style:family="table-column">
      <style:table-column-properties style:column-width="1.827in" style:use-optimal-column-width="false"/>
    </style:style>
    <style:style style:name="Table20" style:family="table">
      <style:table-properties style:width="7.3069in" style:rel-width="100%" fo:margin-left="0in" table:align="left"/>
    </style:style>
    <style:style style:name="TableRow25" style:family="table-row">
      <style:table-row-properties style:use-optimal-row-height="false"/>
    </style:style>
    <style:style style:name="TableCell26" style:family="table-cell">
      <style:table-cell-properties fo:border="none" style:writing-mode="lr-tb" fo:padding-top="0.45in" fo:padding-left="0.0798in" fo:padding-bottom="0in" fo:padding-right="0.0798in"/>
    </style:style>
    <style:style style:name="T27" style:parent-style-name="DefaultParagraphFont" style:family="text">
      <style:text-properties style:language-complex="lt" style:country-complex="LT"/>
    </style:style>
    <style:style style:name="TableCell28" style:family="table-cell">
      <style:table-cell-properties fo:border="none" style:writing-mode="lr-tb" fo:padding-top="0.45in" fo:padding-left="0.0798in" fo:padding-bottom="0in" fo:padding-right="0.0798in"/>
    </style:style>
    <style:style style:name="T29" style:parent-style-name="DefaultParagraphFont" style:family="text">
      <style:text-properties style:language-complex="lt" style:country-complex="LT"/>
    </style:style>
    <style:style style:name="TableCell30" style:family="table-cell">
      <style:table-cell-properties fo:border="none" style:writing-mode="lr-tb" fo:padding-top="0.45in" fo:padding-left="0.0798in" fo:padding-bottom="0in" fo:padding-right="0.0798in"/>
    </style:style>
    <style:style style:name="T31" style:parent-style-name="DefaultParagraphFont" style:family="text">
      <style:text-properties style:language-complex="lt" style:country-complex="LT"/>
    </style:style>
    <style:style style:name="TableCell32" style:family="table-cell">
      <style:table-cell-properties fo:border="none" style:writing-mode="lr-tb" fo:padding-top="0.45in" fo:padding-left="0.0798in" fo:padding-bottom="0in" fo:padding-right="0.0798in"/>
    </style:style>
    <style:style style:name="T33" style:parent-style-name="DefaultParagraphFont" style:family="text">
      <style:text-properties style:language-complex="lt" style:country-complex="LT"/>
    </style:style>
    <style:style style:name="TableRow34" style:family="table-row">
      <style:table-row-properties style:use-optimal-row-height="false"/>
    </style:style>
    <style:style style:name="TableCell35" style:family="table-cell">
      <style:table-cell-properties fo:border="none" style:writing-mode="lr-tb" fo:padding-top="0.1in" fo:padding-left="0.0798in" fo:padding-bottom="0in" fo:padding-right="0.0798in"/>
    </style:style>
    <style:style style:name="T36" style:parent-style-name="DefaultParagraphFont" style:family="text">
      <style:text-properties style:language-complex="lt" style:country-complex="LT"/>
    </style:style>
    <style:style style:name="TableCell37" style:family="table-cell">
      <style:table-cell-properties fo:border="none" style:writing-mode="lr-tb" fo:padding-top="0.1in" fo:padding-left="0.0798in" fo:padding-bottom="0in" fo:padding-right="0.0798in"/>
    </style:style>
    <style:style style:name="T38" style:parent-style-name="DefaultParagraphFont" style:family="text">
      <style:text-properties style:language-complex="lt" style:country-complex="LT"/>
    </style:style>
    <style:style style:name="TableCell39" style:family="table-cell">
      <style:table-cell-properties fo:border="none" style:writing-mode="lr-tb" fo:padding-top="0.1in" fo:padding-left="0.0798in" fo:padding-bottom="0in" fo:padding-right="0.0798in"/>
    </style:style>
    <style:style style:name="T40" style:parent-style-name="DefaultParagraphFont" style:family="text">
      <style:text-properties style:language-complex="lt" style:country-complex="LT"/>
    </style:style>
    <style:style style:name="TableCell41" style:family="table-cell">
      <style:table-cell-properties fo:border="none" style:writing-mode="lr-tb" fo:padding-top="0.1in" fo:padding-left="0.0798in" fo:padding-bottom="0in" fo:padding-right="0.0798in"/>
    </style:style>
    <style:style style:name="T42" style:parent-style-name="DefaultParagraphFont" style:family="text">
      <style:text-properties style:language-complex="lt" style:country-complex="LT"/>
    </style:style>
    <style:style style:name="T43" style:parent-style-name="DefaultParagraphFont" style:family="text">
      <style:text-properties style:language-complex="lt" style:country-complex="LT"/>
    </style:style>
    <style:style style:name="TableColumn45" style:family="table-column">
      <style:table-column-properties style:column-width="1.8263in" style:use-optimal-column-width="false"/>
    </style:style>
    <style:style style:name="TableColumn46" style:family="table-column">
      <style:table-column-properties style:column-width="1.8263in" style:use-optimal-column-width="false"/>
    </style:style>
    <style:style style:name="TableColumn47" style:family="table-column">
      <style:table-column-properties style:column-width="1.827in" style:use-optimal-column-width="false"/>
    </style:style>
    <style:style style:name="TableColumn48" style:family="table-column">
      <style:table-column-properties style:column-width="1.827in" style:use-optimal-column-width="false"/>
    </style:style>
    <style:style style:name="Table44" style:family="table">
      <style:table-properties style:width="7.3069in" style:rel-width="100%" fo:margin-left="0in" table:align="left"/>
    </style:style>
    <style:style style:name="TableRow49" style:family="table-row">
      <style:table-row-properties style:use-optimal-row-height="false"/>
    </style:style>
    <style:style style:name="TableCell50" style:family="table-cell">
      <style:table-cell-properties fo:border="none" style:writing-mode="lr-tb" fo:padding-top="0.45in" fo:padding-left="0.0798in" fo:padding-bottom="0in" fo:padding-right="0.0798in"/>
    </style:style>
    <style:style style:name="T51" style:parent-style-name="DefaultParagraphFont" style:family="text">
      <style:text-properties style:language-complex="lt" style:country-complex="LT"/>
    </style:style>
    <style:style style:name="TableCell52" style:family="table-cell">
      <style:table-cell-properties fo:border="none" style:writing-mode="lr-tb" fo:padding-top="0.45in" fo:padding-left="0.0798in" fo:padding-bottom="0in" fo:padding-right="0.0798in"/>
    </style:style>
    <style:style style:name="T53" style:parent-style-name="DefaultParagraphFont" style:family="text">
      <style:text-properties style:language-complex="lt" style:country-complex="LT"/>
    </style:style>
    <style:style style:name="TableCell54" style:family="table-cell">
      <style:table-cell-properties fo:border="none" style:writing-mode="lr-tb" fo:padding-top="0.45in" fo:padding-left="0.0798in" fo:padding-bottom="0in" fo:padding-right="0.0798in"/>
    </style:style>
    <style:style style:name="T55" style:parent-style-name="DefaultParagraphFont" style:family="text">
      <style:text-properties style:language-complex="lt" style:country-complex="LT"/>
    </style:style>
    <style:style style:name="TableCell56" style:family="table-cell">
      <style:table-cell-properties fo:border="none" style:writing-mode="lr-tb" fo:padding-top="0.45in" fo:padding-left="0.0798in" fo:padding-bottom="0in" fo:padding-right="0.0798in"/>
    </style:style>
    <style:style style:name="T57" style:parent-style-name="DefaultParagraphFont" style:family="text">
      <style:text-properties style:language-complex="lt" style:country-complex="LT"/>
    </style:style>
    <style:style style:name="TableRow58" style:family="table-row">
      <style:table-row-properties style:use-optimal-row-height="false"/>
    </style:style>
    <style:style style:name="TableCell59" style:family="table-cell">
      <style:table-cell-properties fo:border="none" style:writing-mode="lr-tb" fo:padding-top="0.1in" fo:padding-left="0.0798in" fo:padding-bottom="0in" fo:padding-right="0.0798in"/>
    </style:style>
    <style:style style:name="T60" style:parent-style-name="DefaultParagraphFont" style:family="text">
      <style:text-properties style:language-complex="lt" style:country-complex="LT"/>
    </style:style>
    <style:style style:name="TableCell61" style:family="table-cell">
      <style:table-cell-properties fo:border="none" style:writing-mode="lr-tb" fo:padding-top="0.1in" fo:padding-left="0.0798in" fo:padding-bottom="0in" fo:padding-right="0.0798in"/>
    </style:style>
    <style:style style:name="T62" style:parent-style-name="DefaultParagraphFont" style:family="text">
      <style:text-properties style:language-complex="lt" style:country-complex="LT"/>
    </style:style>
    <style:style style:name="TableCell63" style:family="table-cell">
      <style:table-cell-properties fo:border="none" style:writing-mode="lr-tb" fo:padding-top="0.1in" fo:padding-left="0.0798in" fo:padding-bottom="0in" fo:padding-right="0.0798in"/>
    </style:style>
    <style:style style:name="T64" style:parent-style-name="DefaultParagraphFont" style:family="text">
      <style:text-properties style:language-complex="lt" style:country-complex="LT"/>
    </style:style>
    <style:style style:name="TableCell65" style:family="table-cell">
      <style:table-cell-properties fo:border="none" style:writing-mode="lr-tb" fo:padding-top="0.1in" fo:padding-left="0.0798in" fo:padding-bottom="0in" fo:padding-right="0.0798in"/>
    </style:style>
    <style:style style:name="T66" style:parent-style-name="DefaultParagraphFont" style:family="text">
      <style:text-properties style:language-complex="lt" style:country-complex="LT"/>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draw:fill="solid" draw:fill-color="#000000" draw:opacity="100%" draw:stroke="none"/>
    </style:style>
    <style:style style:family="graphic" style:name="a23">
      <style:graphic-properties draw:fill="solid" draw:fill-color="#000000" draw:opacity="100%" draw:stroke="none"/>
    </style:style>
    <style:style style:family="graphic" style:name="a24">
      <style:graphic-properties/>
    </style:style>
    <style:style style:family="graphic" style:name="a25">
      <style:graphic-properties draw:fill="solid" draw:fill-color="#ea4e4e" draw:opacity="100%" draw:stroke="solid" svg:stroke-width="0in" svg:stroke-color="#ea4e4e" svg:stroke-opacity="100%" draw:stroke-linejoin="round"/>
    </style:style>
    <style:style style:family="graphic" style:name="a26">
      <style:graphic-properties draw:fill="solid" draw:fill-color="#000000" draw:opacity="100%" draw:stroke="solid" svg:stroke-width="0in" svg:stroke-color="#000000" svg:stroke-opacity="100%" draw:stroke-linejoin="round"/>
    </style:style>
    <style:style style:family="graphic" style:name="a27">
      <style:graphic-properties/>
    </style:style>
    <style:style style:family="graphic" style:name="a28">
      <style:graphic-properties draw:fill="solid" draw:fill-color="#ea4e4e" draw:opacity="100%" draw:stroke="solid" svg:stroke-width="0in" svg:stroke-color="#ea4e4e" svg:stroke-opacity="100%" draw:stroke-linejoin="round"/>
    </style:style>
    <style:style style:family="graphic" style:name="a29">
      <style:graphic-properties draw:fill="solid" draw:fill-color="#000000" draw:opacity="100%" draw:stroke="solid" svg:stroke-width="0in" svg:stroke-color="#000000" svg:stroke-opacity="100%" draw:stroke-linejoin="round"/>
    </style:style>
    <style:style style:family="graphic" style:name="a10">
      <style:graphic-properties draw:fill="solid" draw:fill-color="#ea4e4e" draw:opacity="100%" draw:stroke="solid" svg:stroke-width="0in" svg:stroke-color="#ea4e4e" svg:stroke-opacity="100%" draw:stroke-linejoin="round"/>
    </style:style>
    <style:style style:family="graphic" style:name="a11">
      <style:graphic-properties draw:fill="solid" draw:fill-color="#000000" draw:opacity="100%" draw:stroke="solid" svg:stroke-width="0in" svg:stroke-color="#000000" svg:stroke-opacity="100%" draw:stroke-linejoin="round"/>
    </style:style>
    <style:style style:family="graphic" style:name="a12">
      <style:graphic-properties/>
    </style:style>
    <style:style style:family="graphic" style:name="a13">
      <style:graphic-properties draw:fill="solid" draw:fill-color="#ea4e4e" draw:opacity="100%" draw:stroke="solid" svg:stroke-width="0in" svg:stroke-color="#ea4e4e" svg:stroke-opacity="100%" draw:stroke-linejoin="round"/>
    </style:style>
    <style:style style:family="graphic" style:name="a14">
      <style:graphic-properties draw:fill="solid" draw:fill-color="#000000" draw:opacity="100%" draw:stroke="solid" svg:stroke-width="0in" svg:stroke-color="#000000" svg:stroke-opacity="100%" draw:stroke-linejoin="round"/>
    </style:style>
    <style:style style:family="graphic" style:name="a15">
      <style:graphic-properties/>
    </style:style>
    <style:style style:family="graphic" style:name="a16">
      <style:graphic-properties draw:fill="solid" draw:fill-color="#ea4e4e" draw:opacity="100%" draw:stroke="solid" svg:stroke-width="0in" svg:stroke-color="#ea4e4e" svg:stroke-opacity="100%" draw:stroke-linejoin="round"/>
    </style:style>
    <style:style style:family="graphic" style:name="a17">
      <style:graphic-properties draw:fill="solid" draw:fill-color="#000000" draw:opacity="100%" draw:stroke="solid" svg:stroke-width="0in" svg:stroke-color="#000000" svg:stroke-opacity="100%" draw:stroke-linejoin="round"/>
    </style:style>
    <style:style style:family="graphic" style:name="a18">
      <style:graphic-properties/>
    </style:style>
    <style:style style:family="graphic" style:name="a19">
      <style:graphic-properties draw:fill="solid" draw:fill-color="#ea4e4e" draw:opacity="100%" draw:stroke="none"/>
    </style:style>
    <style:style style:family="graphic" style:name="a0">
      <style:graphic-properties draw:fill="solid" draw:fill-color="#ea4e4e" draw:opacity="100%" draw:stroke="none"/>
    </style:style>
    <style:style style:family="graphic" style:name="a1">
      <style:graphic-properties draw:fill="solid" draw:fill-color="#ffffff" draw:opacity="100%" draw:stroke="none"/>
    </style:style>
    <style:style style:family="graphic" style:name="a2">
      <style:graphic-properties draw:fill="solid" draw:fill-color="#ea4e4e" draw:opacity="100%" draw:stroke="none"/>
    </style:style>
    <style:style style:family="graphic" style:name="a3">
      <style:graphic-properties style:wrap="run-through" style:run-through="background" style:horizontal-rel="paragraph" style:vertical-rel="paragraph" style:horizontal-pos="from-left" style:vertical-pos="from-top"/>
    </style:style>
    <style:style style:family="graphic" style:name="a4">
      <style:graphic-properties draw:fill="solid" draw:fill-color="#ea4e4e"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style:style>
    <style:style style:family="graphic" style:name="a30">
      <style:graphic-properties/>
    </style:style>
    <style:style style:family="graphic" style:name="a31">
      <style:graphic-properties draw:fill="solid" draw:fill-color="#ea4e4e" draw:opacity="100%" draw:stroke="solid" svg:stroke-width="0in" svg:stroke-color="#ea4e4e" svg:stroke-opacity="100%" draw:stroke-linejoin="round"/>
    </style:style>
    <style:style style:family="graphic" style:name="a32">
      <style:graphic-properties draw:fill="solid" draw:fill-color="#000000" draw:opacity="100%" draw:stroke="solid" svg:stroke-width="0in" svg:stroke-color="#000000" svg:stroke-opacity="100%" draw:stroke-linejoin="round"/>
    </style:style>
    <style:style style:family="graphic" style:name="a33">
      <style:graphic-properties/>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Inicialai"><text:span text:style-name="T12">JV</text:span></text:p>
              <text:p text:style-name="Inicialai"/>
            </table:table-cell>
            <table:table-cell table:style-name="TableCell13">
              <table:table table:style-name="Table14">
                <table:table-columns>
                  <table:table-column table:style-name="TableColumn15"/>
                </table:table-columns>
                <table:table-row table:style-name="TableRow16">
                  <table:table-cell table:style-name="TableCell17">
                    <text:h text:style-name="Heading1" text:outline-level="1"><text:span text:style-name="T18">Jūsų vardas ir pavardė</text:span></text:h>
                    <text:h text:style-name="Heading2" text:outline-level="2"/>
                  </table:table-cell>
                </table:table-row>
              </table:table>
              <text:p text:style-name="Normal"/>
            </table:table-cell>
          </table:table-row>
        </table:table>
        <text:p text:style-name="Header"><text:span text:style-name="T19"><draw:g draw:z-index="251661312" draw:name="3 grupė" draw:id="id3" draw:style-name="a3" text:anchor-type="paragraph"><svg:title/><svg:desc/><draw:custom-shape svg:x="1.23951in" svg:y="-1.58684in" svg:width="6.05007in" svg:height="1.1in" draw:id="id0" draw:style-name="a0" draw:name="Raudonas stačiakampis"><svg:title/><svg:desc/><draw:enhanced-geometry draw:type="non-primitive" svg:viewBox="0 0 21600 21600" draw:enhanced-path="M 0 0 L 21600 0 21600 21600 0 21600 Z N"/></draw:custom-shape><draw:custom-shape svg:x="0.0625in" svg:y="-1.98264in" svg:width="1.86393in" svg:height="1.86389in" draw:id="id1" draw:style-name="a1" draw:name="Baltas apskritimas"><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2.04514in" svg:width="1.97988in" svg:height="1.97986in" draw:id="id2" draw:style-name="a2" draw:name="Raudonas apskritimas"><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2897"><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draw:g></text:span></text:p>
      </style:header>
      <style:footer>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Footer"><text:span text:style-name="T27"><draw:g draw:name="102 grupė" draw:id="id10" draw:style-name="a9" text:anchor-type="as-char"><svg:title>El. pašto piktograma</svg:title><svg:desc/><draw:custom-shape svg:x="0in" svg:y="0in" svg:width="0.36in" svg:height="0.36in" draw:id="id4" draw:style-name="a4" draw:name="17 ovalas"><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18 grupė" draw:id="id9"><svg:title/><svg:desc/><draw:custom-shape svg:x="0.08035in" svg:y="0.18228in" svg:width="0.1993in" svg:height="0.05724in" draw:id="id5" draw:style-name="a5" draw:name="19 laisva forma"><svg:title/><svg:desc/><draw:enhanced-geometry draw:type="non-primitive" svg:viewBox="0 0 785097 209029" draw:enhanced-path="M 287158 209029 L 392549 138910 500509 209029 785097 0 0 0 287158 209029 Z N" draw:text-areas="?f24 ?f26 ?f25 ?f27" draw:glue-points="?f16 ?f17 ?f18 ?f19 ?f20 ?f17 ?f21 ?f22 ?f23 ?f22 ?f16 ?f17" draw:glue-point-leaving-directions="-90, -90, -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5097"/><draw:equation draw:name="f7" draw:formula="?f4 / 209029"/><draw:equation draw:name="f8" draw:formula="392549 * ?f5 / 785097"/><draw:equation draw:name="f9" draw:formula="785097 * ?f5 / 785097"/><draw:equation draw:name="f10" draw:formula="0 * ?f5 / 785097"/><draw:equation draw:name="f11" draw:formula="287158 * ?f5 / 785097"/><draw:equation draw:name="f12" draw:formula="209029 * ?f4 / 209029"/><draw:equation draw:name="f13" draw:formula="500509 * ?f5 / 785097"/><draw:equation draw:name="f14" draw:formula="0 * ?f4 / 209029"/><draw:equation draw:name="f15" draw:formula="138910 * ?f4 / 209029"/><draw:equation draw:name="f16" draw:formula="?f11 / ?f6"/><draw:equation draw:name="f17" draw:formula="?f12 / ?f7"/><draw:equation draw:name="f18" draw:formula="?f8 / ?f6"/><draw:equation draw:name="f19" draw:formula="?f15 / ?f7"/><draw:equation draw:name="f20" draw:formula="?f13 / ?f6"/><draw:equation draw:name="f21" draw:formula="?f9 / ?f6"/><draw:equation draw:name="f22" draw:formula="?f14 / ?f7"/><draw:equation draw:name="f23" draw:formula="?f10 / ?f6"/><draw:equation draw:name="f24" draw:formula="?f0 / ?f6"/><draw:equation draw:name="f25" draw:formula="?f1 / ?f6"/><draw:equation draw:name="f26" draw:formula="?f2 / ?f7"/><draw:equation draw:name="f27" draw:formula="?f3 / ?f7"/></draw:enhanced-geometry></draw:custom-shape><draw:custom-shape svg:width="0.10199in" svg:height="0.06663in" draw:id="id6" draw:style-name="a6" draw:transform="translate(-0.051in -0.03331in) rotate(-4.71239) translate(0.24633in 0.17915in)" draw:name="90 lygiašonis trikampis"><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width="0.10199in" svg:height="0.06663in" draw:id="id7" draw:style-name="a7" draw:transform="translate(-0.051in -0.03331in) rotate(-4.71239) translate(0.11376in 0.17993in)" draw:name="90 lygiašonis trikampis"><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x="0.08165in" svg:y="0.12048in" svg:width="0.198in" svg:height="0.07251in" draw:id="id8" draw:style-name="a8" draw:name="22 lygiašonis trikampis"><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draw:g></text:span></text:p>
            </table:table-cell>
            <table:table-cell table:style-name="TableCell28">
              <text:p text:style-name="Footer"><text:span text:style-name="T29"><draw:g draw:name="4 grupė" draw:id="id13" draw:style-name="a12" text:anchor-type="as-char"><svg:title>„Twitter“ piktograma</svg:title><svg:desc/><draw:custom-shape svg:x="0in" svg:y="0in" svg:width="0.36in" svg:height="0.36in" draw:id="id11" draw:style-name="a10" draw:name="Apskritimas aplink „Twitter“ simbolį"><svg:title/><svg:desc/><draw:enhanced-geometry draw:type="non-primitive" svg:viewBox="0 0 3441 3441"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1"/><draw:equation draw:name="f7" draw:formula="?f4 / 3441"/><draw:equation draw:name="f8" draw:formula="1825 * ?f5 / 3441"/><draw:equation draw:name="f9" draw:formula="4 * ?f4 / 3441"/><draw:equation draw:name="f10" draw:formula="2029 * ?f5 / 3441"/><draw:equation draw:name="f11" draw:formula="29 * ?f4 / 3441"/><draw:equation draw:name="f12" draw:formula="2226 * ?f5 / 3441"/><draw:equation draw:name="f13" draw:formula="76 * ?f4 / 3441"/><draw:equation draw:name="f14" draw:formula="2412 * ?f5 / 3441"/><draw:equation draw:name="f15" draw:formula="146 * ?f4 / 3441"/><draw:equation draw:name="f16" draw:formula="2588 * ?f5 / 3441"/><draw:equation draw:name="f17" draw:formula="236 * ?f4 / 3441"/><draw:equation draw:name="f18" draw:formula="2752 * ?f5 / 3441"/><draw:equation draw:name="f19" draw:formula="344 * ?f4 / 3441"/><draw:equation draw:name="f20" draw:formula="2901 * ?f5 / 3441"/><draw:equation draw:name="f21" draw:formula="471 * ?f4 / 3441"/><draw:equation draw:name="f22" draw:formula="3035 * ?f5 / 3441"/><draw:equation draw:name="f23" draw:formula="613 * ?f4 / 3441"/><draw:equation draw:name="f24" draw:formula="3154 * ?f5 / 3441"/><draw:equation draw:name="f25" draw:formula="769 * ?f4 / 3441"/><draw:equation draw:name="f26" draw:formula="3253 * ?f5 / 3441"/><draw:equation draw:name="f27" draw:formula="939 * ?f4 / 3441"/><draw:equation draw:name="f28" draw:formula="3333 * ?f5 / 3441"/><draw:equation draw:name="f29" draw:formula="1121 * ?f4 / 3441"/><draw:equation draw:name="f30" draw:formula="3392 * ?f5 / 3441"/><draw:equation draw:name="f31" draw:formula="1313 * ?f4 / 3441"/><draw:equation draw:name="f32" draw:formula="3428 * ?f5 / 3441"/><draw:equation draw:name="f33" draw:formula="1513 * ?f4 / 3441"/><draw:equation draw:name="f34" draw:formula="3441 * ?f5 / 3441"/><draw:equation draw:name="f35" draw:formula="1721 * ?f4 / 3441"/><draw:equation draw:name="f36" draw:formula="1929 * ?f4 / 3441"/><draw:equation draw:name="f37" draw:formula="2130 * ?f4 / 3441"/><draw:equation draw:name="f38" draw:formula="2321 * ?f4 / 3441"/><draw:equation draw:name="f39" draw:formula="2502 * ?f4 / 3441"/><draw:equation draw:name="f40" draw:formula="2672 * ?f4 / 3441"/><draw:equation draw:name="f41" draw:formula="2829 * ?f4 / 3441"/><draw:equation draw:name="f42" draw:formula="2972 * ?f4 / 3441"/><draw:equation draw:name="f43" draw:formula="3097 * ?f4 / 3441"/><draw:equation draw:name="f44" draw:formula="3206 * ?f4 / 3441"/><draw:equation draw:name="f45" draw:formula="3296 * ?f4 / 3441"/><draw:equation draw:name="f46" draw:formula="3365 * ?f4 / 3441"/><draw:equation draw:name="f47" draw:formula="3414 * ?f4 / 3441"/><draw:equation draw:name="f48" draw:formula="3438 * ?f4 / 3441"/><draw:equation draw:name="f49" draw:formula="1615 * ?f5 / 3441"/><draw:equation draw:name="f50" draw:formula="1411 * ?f5 / 3441"/><draw:equation draw:name="f51" draw:formula="1214 * ?f5 / 3441"/><draw:equation draw:name="f52" draw:formula="1028 * ?f5 / 3441"/><draw:equation draw:name="f53" draw:formula="852 * ?f5 / 3441"/><draw:equation draw:name="f54" draw:formula="689 * ?f5 / 3441"/><draw:equation draw:name="f55" draw:formula="539 * ?f5 / 3441"/><draw:equation draw:name="f56" draw:formula="405 * ?f5 / 3441"/><draw:equation draw:name="f57" draw:formula="287 * ?f5 / 3441"/><draw:equation draw:name="f58" draw:formula="188 * ?f5 / 3441"/><draw:equation draw:name="f59" draw:formula="108 * ?f5 / 3441"/><draw:equation draw:name="f60" draw:formula="49 * ?f5 / 3441"/><draw:equation draw:name="f61" draw:formula="13 * ?f5 / 3441"/><draw:equation draw:name="f62" draw:formula="0 * ?f5 / 344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707in" svg:y="0.09963in" svg:width="0.19926in" svg:height="0.17665in" draw:id="id12" draw:style-name="a11" draw:name="„Twitter“ simbolis"><svg:title/><svg:desc/><draw:enhanced-geometry draw:type="non-primitive" svg:viewBox="0 0 1898 1692"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 draw:text-areas="?f204 ?f206 ?f205 ?f207" draw:glue-points="?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draw:equation draw:name="f7" draw:formula="?f4 / 1692"/><draw:equation draw:name="f8" draw:formula="1407 * ?f5 / 1898"/><draw:equation draw:name="f9" draw:formula="12 * ?f4 / 1692"/><draw:equation draw:name="f10" draw:formula="1530 * ?f5 / 1898"/><draw:equation draw:name="f11" draw:formula="71 * ?f4 / 1692"/><draw:equation draw:name="f12" draw:formula="1664 * ?f5 / 1898"/><draw:equation draw:name="f13" draw:formula="118 * ?f4 / 1692"/><draw:equation draw:name="f14" draw:formula="1845 * ?f5 / 1898"/><draw:equation draw:name="f15" draw:formula="31 * ?f4 / 1692"/><draw:equation draw:name="f16" draw:formula="1779 * ?f5 / 1898"/><draw:equation draw:name="f17" draw:formula="167 * ?f4 / 1692"/><draw:equation draw:name="f18" draw:formula="1675 * ?f5 / 1898"/><draw:equation draw:name="f19" draw:formula="267 * ?f4 / 1692"/><draw:equation draw:name="f20" draw:formula="1844 * ?f5 / 1898"/><draw:equation draw:name="f21" draw:formula="223 * ?f4 / 1692"/><draw:equation draw:name="f22" draw:formula="1829 * ?f5 / 1898"/><draw:equation draw:name="f23" draw:formula="298 * ?f4 / 1692"/><draw:equation draw:name="f24" draw:formula="1704 * ?f5 / 1898"/><draw:equation draw:name="f25" draw:formula="421 * ?f4 / 1692"/><draw:equation draw:name="f26" draw:formula="1699 * ?f5 / 1898"/><draw:equation draw:name="f27" draw:formula="603 * ?f4 / 1692"/><draw:equation draw:name="f28" draw:formula="1665 * ?f5 / 1898"/><draw:equation draw:name="f29" draw:formula="794 * ?f4 / 1692"/><draw:equation draw:name="f30" draw:formula="1603 * ?f5 / 1898"/><draw:equation draw:name="f31" draw:formula="982 * ?f4 / 1692"/><draw:equation draw:name="f32" draw:formula="1514 * ?f5 / 1898"/><draw:equation draw:name="f33" draw:formula="1160 * ?f4 / 1692"/><draw:equation draw:name="f34" draw:formula="1398 * ?f5 / 1898"/><draw:equation draw:name="f35" draw:formula="1322 * ?f4 / 1692"/><draw:equation draw:name="f36" draw:formula="1256 * ?f5 / 1898"/><draw:equation draw:name="f37" draw:formula="1461 * ?f4 / 1692"/><draw:equation draw:name="f38" draw:formula="1087 * ?f5 / 1898"/><draw:equation draw:name="f39" draw:formula="1573 * ?f4 / 1692"/><draw:equation draw:name="f40" draw:formula="893 * ?f5 / 1898"/><draw:equation draw:name="f41" draw:formula="1652 * ?f4 / 1692"/><draw:equation draw:name="f42" draw:formula="676 * ?f5 / 1898"/><draw:equation draw:name="f43" draw:formula="1690 * ?f4 / 1692"/><draw:equation draw:name="f44" draw:formula="435 * ?f5 / 1898"/><draw:equation draw:name="f45" draw:formula="1679 * ?f4 / 1692"/><draw:equation draw:name="f46" draw:formula="206 * ?f5 / 1898"/><draw:equation draw:name="f47" draw:formula="1614 * ?f4 / 1692"/><draw:equation draw:name="f48" draw:formula="0 * ?f5 / 1898"/><draw:equation draw:name="f49" draw:formula="1500 * ?f4 / 1692"/><draw:equation draw:name="f50" draw:formula="160 * ?f5 / 1898"/><draw:equation draw:name="f51" draw:formula="1503 * ?f4 / 1692"/><draw:equation draw:name="f52" draw:formula="353 * ?f5 / 1898"/><draw:equation draw:name="f53" draw:formula="1457 * ?f4 / 1692"/><draw:equation draw:name="f54" draw:formula="525 * ?f5 / 1898"/><draw:equation draw:name="f55" draw:formula="1364 * ?f4 / 1692"/><draw:equation draw:name="f56" draw:formula="487 * ?f5 / 1898"/><draw:equation draw:name="f57" draw:formula="1309 * ?f4 / 1692"/><draw:equation draw:name="f58" draw:formula="367 * ?f5 / 1898"/><draw:equation draw:name="f59" draw:formula="1251 * ?f4 / 1692"/><draw:equation draw:name="f60" draw:formula="272 * ?f5 / 1898"/><draw:equation draw:name="f61" draw:formula="1153 * ?f4 / 1692"/><draw:equation draw:name="f62" draw:formula="213 * ?f5 / 1898"/><draw:equation draw:name="f63" draw:formula="1027 * ?f4 / 1692"/><draw:equation draw:name="f64" draw:formula="322 * ?f5 / 1898"/><draw:equation draw:name="f65" draw:formula="1032 * ?f4 / 1692"/><draw:equation draw:name="f66" draw:formula="345 * ?f5 / 1898"/><draw:equation draw:name="f67" draw:formula="1007 * ?f4 / 1692"/><draw:equation draw:name="f68" draw:formula="228 * ?f5 / 1898"/><draw:equation draw:name="f69" draw:formula="939 * ?f4 / 1692"/><draw:equation draw:name="f70" draw:formula="139 * ?f5 / 1898"/><draw:equation draw:name="f71" draw:formula="834 * ?f4 / 1692"/><draw:equation draw:name="f72" draw:formula="87 * ?f5 / 1898"/><draw:equation draw:name="f73" draw:formula="700 * ?f4 / 1692"/><draw:equation draw:name="f74" draw:formula="77 * ?f5 / 1898"/><draw:equation draw:name="f75" draw:formula="595 * ?f4 / 1692"/><draw:equation draw:name="f76" draw:formula="205 * ?f5 / 1898"/><draw:equation draw:name="f77" draw:formula="643 * ?f4 / 1692"/><draw:equation draw:name="f78" draw:formula="189 * ?f5 / 1898"/><draw:equation draw:name="f79" draw:formula="590 * ?f4 / 1692"/><draw:equation draw:name="f80" draw:formula="117 * ?f5 / 1898"/><draw:equation draw:name="f81" draw:formula="477 * ?f4 / 1692"/><draw:equation draw:name="f82" draw:formula="82 * ?f5 / 1898"/><draw:equation draw:name="f83" draw:formula="342 * ?f4 / 1692"/><draw:equation draw:name="f84" draw:formula="88 * ?f5 / 1898"/><draw:equation draw:name="f85" draw:formula="201 * ?f4 / 1692"/><draw:equation draw:name="f86" draw:formula="132 * ?f5 / 1898"/><draw:equation draw:name="f87" draw:formula="78 * ?f4 / 1692"/><draw:equation draw:name="f88" draw:formula="293 * ?f5 / 1898"/><draw:equation draw:name="f89" draw:formula="255 * ?f4 / 1692"/><draw:equation draw:name="f90" draw:formula="484 * ?f5 / 1898"/><draw:equation draw:name="f91" draw:formula="391 * ?f4 / 1692"/><draw:equation draw:name="f92" draw:formula="700 * ?f5 / 1898"/><draw:equation draw:name="f93" draw:formula="483 * ?f4 / 1692"/><draw:equation draw:name="f94" draw:formula="934 * ?f5 / 1898"/><draw:equation draw:name="f95" draw:formula="524 * ?f4 / 1692"/><draw:equation draw:name="f96" draw:formula="928 * ?f5 / 1898"/><draw:equation draw:name="f97" draw:formula="373 * ?f4 / 1692"/><draw:equation draw:name="f98" draw:formula="970 * ?f5 / 1898"/><draw:equation draw:name="f99" draw:formula="226 * ?f4 / 1692"/><draw:equation draw:name="f100" draw:formula="1056 * ?f5 / 1898"/><draw:equation draw:name="f101" draw:formula="108 * ?f4 / 1692"/><draw:equation draw:name="f102" draw:formula="1173 * ?f5 / 1898"/><draw:equation draw:name="f103" draw:formula="29 * ?f4 / 1692"/><draw:equation draw:name="f104" draw:formula="1314 * ?f5 / 1898"/><draw:equation draw:name="f105" draw:formula="0 * ?f4 / 1692"/><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7"/><draw:equation draw:name="f134" draw:formula="?f36 / ?f6"/><draw:equation draw:name="f135" draw:formula="?f37 / ?f7"/><draw:equation draw:name="f136" draw:formula="?f38 / ?f6"/><draw:equation draw:name="f137" draw:formula="?f39 / ?f7"/><draw:equation draw:name="f138" draw:formula="?f40 / ?f6"/><draw:equation draw:name="f139" draw:formula="?f41 / ?f7"/><draw:equation draw:name="f140" draw:formula="?f42 / ?f6"/><draw:equation draw:name="f141" draw:formula="?f43 / ?f7"/><draw:equation draw:name="f142" draw:formula="?f44 / ?f6"/><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7"/><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6"/><draw:equation draw:name="f189" draw:formula="?f91 / ?f7"/><draw:equation draw:name="f190" draw:formula="?f92 / ?f6"/><draw:equation draw:name="f191" draw:formula="?f93 / ?f7"/><draw:equation draw:name="f192" draw:formula="?f94 / ?f6"/><draw:equation draw:name="f193" draw:formula="?f95 / ?f7"/><draw:equation draw:name="f194" draw:formula="?f96 / ?f6"/><draw:equation draw:name="f195" draw:formula="?f97 / ?f7"/><draw:equation draw:name="f196" draw:formula="?f98 / ?f6"/><draw:equation draw:name="f197" draw:formula="?f99 / ?f7"/><draw:equation draw:name="f198" draw:formula="?f100 / ?f6"/><draw:equation draw:name="f199" draw:formula="?f101 / ?f7"/><draw:equation draw:name="f200" draw:formula="?f102 / ?f6"/><draw:equation draw:name="f201" draw:formula="?f103 / ?f7"/><draw:equation draw:name="f202" draw:formula="?f104 / ?f6"/><draw:equation draw:name="f203" draw:formula="?f105 / ?f7"/><draw:equation draw:name="f204" draw:formula="0 / ?f6"/><draw:equation draw:name="f205" draw:formula="?f1 / ?f6"/><draw:equation draw:name="f206" draw:formula="0 / ?f7"/><draw:equation draw:name="f207" draw:formula="?f3 / ?f7"/></draw:enhanced-geometry></draw:custom-shape></draw:g></text:span></text:p>
            </table:table-cell>
            <table:table-cell table:style-name="TableCell30">
              <text:p text:style-name="Footer"><text:span text:style-name="T31"><draw:g draw:name="10 grupė" draw:id="id16" draw:style-name="a15" text:anchor-type="as-char"><svg:title>Telefono piktograma</svg:title><svg:desc/><draw:custom-shape svg:x="0in" svg:y="0in" svg:width="0.36in" svg:height="0.36in" draw:id="id14" draw:style-name="a13" draw:name="Apskritimas aplink telefono simbolį"><svg:title/><svg:desc/><draw:enhanced-geometry draw:type="non-primitive" svg:viewBox="0 0 3451 3450"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0"/><draw:equation draw:name="f8" draw:formula="1831 * ?f5 / 3451"/><draw:equation draw:name="f9" draw:formula="3 * ?f4 / 3450"/><draw:equation draw:name="f10" draw:formula="2035 * ?f5 / 3451"/><draw:equation draw:name="f11" draw:formula="28 * ?f4 / 3450"/><draw:equation draw:name="f12" draw:formula="2232 * ?f5 / 3451"/><draw:equation draw:name="f13" draw:formula="76 * ?f4 / 3450"/><draw:equation draw:name="f14" draw:formula="2419 * ?f5 / 3451"/><draw:equation draw:name="f15" draw:formula="145 * ?f4 / 3450"/><draw:equation draw:name="f16" draw:formula="2596 * ?f5 / 3451"/><draw:equation draw:name="f17" draw:formula="235 * ?f4 / 3450"/><draw:equation draw:name="f18" draw:formula="2760 * ?f5 / 3451"/><draw:equation draw:name="f19" draw:formula="344 * ?f4 / 3450"/><draw:equation draw:name="f20" draw:formula="2909 * ?f5 / 3451"/><draw:equation draw:name="f21" draw:formula="471 * ?f4 / 3450"/><draw:equation draw:name="f22" draw:formula="3044 * ?f5 / 3451"/><draw:equation draw:name="f23" draw:formula="613 * ?f4 / 3450"/><draw:equation draw:name="f24" draw:formula="3163 * ?f5 / 3451"/><draw:equation draw:name="f25" draw:formula="771 * ?f4 / 3450"/><draw:equation draw:name="f26" draw:formula="3262 * ?f5 / 3451"/><draw:equation draw:name="f27" draw:formula="941 * ?f4 / 3450"/><draw:equation draw:name="f28" draw:formula="3342 * ?f5 / 3451"/><draw:equation draw:name="f29" draw:formula="1123 * ?f4 / 3450"/><draw:equation draw:name="f30" draw:formula="3402 * ?f5 / 3451"/><draw:equation draw:name="f31" draw:formula="1316 * ?f4 / 3450"/><draw:equation draw:name="f32" draw:formula="3438 * ?f5 / 3451"/><draw:equation draw:name="f33" draw:formula="1517 * ?f4 / 3450"/><draw:equation draw:name="f34" draw:formula="3451 * ?f5 / 3451"/><draw:equation draw:name="f35" draw:formula="1725 * ?f4 / 3450"/><draw:equation draw:name="f36" draw:formula="1934 * ?f4 / 3450"/><draw:equation draw:name="f37" draw:formula="2135 * ?f4 / 3450"/><draw:equation draw:name="f38" draw:formula="2327 * ?f4 / 3450"/><draw:equation draw:name="f39" draw:formula="2509 * ?f4 / 3450"/><draw:equation draw:name="f40" draw:formula="2679 * ?f4 / 3450"/><draw:equation draw:name="f41" draw:formula="2836 * ?f4 / 3450"/><draw:equation draw:name="f42" draw:formula="2979 * ?f4 / 3450"/><draw:equation draw:name="f43" draw:formula="3105 * ?f4 / 3450"/><draw:equation draw:name="f44" draw:formula="3214 * ?f4 / 3450"/><draw:equation draw:name="f45" draw:formula="3304 * ?f4 / 3450"/><draw:equation draw:name="f46" draw:formula="3375 * ?f4 / 3450"/><draw:equation draw:name="f47" draw:formula="3422 * ?f4 / 3450"/><draw:equation draw:name="f48" draw:formula="3447 * ?f4 / 3450"/><draw:equation draw:name="f49" draw:formula="1620 * ?f5 / 3451"/><draw:equation draw:name="f50" draw:formula="1415 * ?f5 / 3451"/><draw:equation draw:name="f51" draw:formula="1218 * ?f5 / 3451"/><draw:equation draw:name="f52" draw:formula="1031 * ?f5 / 3451"/><draw:equation draw:name="f53" draw:formula="855 * ?f5 / 3451"/><draw:equation draw:name="f54" draw:formula="690 * ?f5 / 3451"/><draw:equation draw:name="f55" draw:formula="540 * ?f5 / 3451"/><draw:equation draw:name="f56" draw:formula="405 * ?f5 / 3451"/><draw:equation draw:name="f57" draw:formula="288 * ?f5 / 3451"/><draw:equation draw:name="f58" draw:formula="189 * ?f5 / 3451"/><draw:equation draw:name="f59" draw:formula="108 * ?f5 / 3451"/><draw:equation draw:name="f60" draw:formula="49 * ?f5 / 3451"/><draw:equation draw:name="f61" draw:formula="13 * ?f5 / 3451"/><draw:equation draw:name="f62" draw:formula="0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102in" svg:y="0.07935in" svg:width="0.19796in" svg:height="0.19879in" draw:id="id15" draw:style-name="a14" draw:name="Telefono simbolis"><svg:title/><svg:desc/><draw:enhanced-geometry draw:type="non-primitive" svg:viewBox="0 0 1894 1896"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 draw:text-areas="?f202 ?f204 ?f203 ?f205" draw:glue-points="?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50 ?f164 ?f165 ?f166 ?f167 ?f168 ?f169 ?f170 ?f171 ?f172 ?f173 ?f174 ?f175 ?f176 ?f177 ?f178 ?f179 ?f180 ?f181 ?f182 ?f183 ?f184 ?f185 ?f186 ?f187 ?f188 ?f189 ?f190 ?f191 ?f192 ?f193 ?f194 ?f195 ?f196 ?f197 ?f198 ?f199 ?f200 ?f201"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draw:equation draw:name="f7" draw:formula="?f4 / 1896"/><draw:equation draw:name="f8" draw:formula="709 * ?f5 / 1894"/><draw:equation draw:name="f9" draw:formula="495 * ?f4 / 1896"/><draw:equation draw:name="f10" draw:formula="653 * ?f5 / 1894"/><draw:equation draw:name="f11" draw:formula="560 * ?f4 / 1896"/><draw:equation draw:name="f12" draw:formula="593 * ?f5 / 1894"/><draw:equation draw:name="f13" draw:formula="617 * ?f4 / 1896"/><draw:equation draw:name="f14" draw:formula="527 * ?f5 / 1894"/><draw:equation draw:name="f15" draw:formula="661 * ?f4 / 1896"/><draw:equation draw:name="f16" draw:formula="500 * ?f5 / 1894"/><draw:equation draw:name="f17" draw:formula="691 * ?f4 / 1896"/><draw:equation draw:name="f18" draw:formula="524 * ?f5 / 1894"/><draw:equation draw:name="f19" draw:formula="733 * ?f4 / 1896"/><draw:equation draw:name="f20" draw:formula="559 * ?f5 / 1894"/><draw:equation draw:name="f21" draw:formula="789 * ?f4 / 1896"/><draw:equation draw:name="f22" draw:formula="608 * ?f5 / 1894"/><draw:equation draw:name="f23" draw:formula="860 * ?f4 / 1896"/><draw:equation draw:name="f24" draw:formula="668 * ?f5 / 1894"/><draw:equation draw:name="f25" draw:formula="938 * ?f4 / 1896"/><draw:equation draw:name="f26" draw:formula="741 * ?f5 / 1894"/><draw:equation draw:name="f27" draw:formula="1024 * ?f4 / 1896"/><draw:equation draw:name="f28" draw:formula="825 * ?f5 / 1894"/><draw:equation draw:name="f29" draw:formula="1113 * ?f4 / 1896"/><draw:equation draw:name="f30" draw:formula="923 * ?f5 / 1894"/><draw:equation draw:name="f31" draw:formula="1202 * ?f4 / 1896"/><draw:equation draw:name="f32" draw:formula="1033 * ?f5 / 1894"/><draw:equation draw:name="f33" draw:formula="1289 * ?f4 / 1896"/><draw:equation draw:name="f34" draw:formula="1155 * ?f5 / 1894"/><draw:equation draw:name="f35" draw:formula="1371 * ?f4 / 1896"/><draw:equation draw:name="f36" draw:formula="1241 * ?f5 / 1894"/><draw:equation draw:name="f37" draw:formula="1369 * ?f4 / 1896"/><draw:equation draw:name="f38" draw:formula="1295 * ?f5 / 1894"/><draw:equation draw:name="f39" draw:formula="1291 * ?f4 / 1896"/><draw:equation draw:name="f40" draw:formula="1364 * ?f5 / 1894"/><draw:equation draw:name="f41" draw:formula="1220 * ?f4 / 1896"/><draw:equation draw:name="f42" draw:formula="1894 * ?f5 / 1894"/><draw:equation draw:name="f43" draw:formula="1594 * ?f4 / 1896"/><draw:equation draw:name="f44" draw:formula="1856 * ?f5 / 1894"/><draw:equation draw:name="f45" draw:formula="1640 * ?f4 / 1896"/><draw:equation draw:name="f46" draw:formula="1808 * ?f5 / 1894"/><draw:equation draw:name="f47" draw:formula="1686 * ?f4 / 1896"/><draw:equation draw:name="f48" draw:formula="1752 * ?f5 / 1894"/><draw:equation draw:name="f49" draw:formula="1730 * ?f4 / 1896"/><draw:equation draw:name="f50" draw:formula="1694 * ?f5 / 1894"/><draw:equation draw:name="f51" draw:formula="1771 * ?f4 / 1896"/><draw:equation draw:name="f52" draw:formula="1636 * ?f5 / 1894"/><draw:equation draw:name="f53" draw:formula="1808 * ?f4 / 1896"/><draw:equation draw:name="f54" draw:formula="1582 * ?f5 / 1894"/><draw:equation draw:name="f55" draw:formula="1841 * ?f4 / 1896"/><draw:equation draw:name="f56" draw:formula="1536 * ?f5 / 1894"/><draw:equation draw:name="f57" draw:formula="1867 * ?f4 / 1896"/><draw:equation draw:name="f58" draw:formula="1502 * ?f5 / 1894"/><draw:equation draw:name="f59" draw:formula="1885 * ?f4 / 1896"/><draw:equation draw:name="f60" draw:formula="1483 * ?f5 / 1894"/><draw:equation draw:name="f61" draw:formula="1895 * ?f4 / 1896"/><draw:equation draw:name="f62" draw:formula="1439 * ?f5 / 1894"/><draw:equation draw:name="f63" draw:formula="1881 * ?f4 / 1896"/><draw:equation draw:name="f64" draw:formula="1352 * ?f5 / 1894"/><draw:equation draw:name="f65" draw:formula="1847 * ?f4 / 1896"/><draw:equation draw:name="f66" draw:formula="1257 * ?f5 / 1894"/><draw:equation draw:name="f67" draw:formula="1157 * ?f5 / 1894"/><draw:equation draw:name="f68" draw:formula="1763 * ?f4 / 1896"/><draw:equation draw:name="f69" draw:formula="1053 * ?f5 / 1894"/><draw:equation draw:name="f70" draw:formula="1712 * ?f4 / 1896"/><draw:equation draw:name="f71" draw:formula="945 * ?f5 / 1894"/><draw:equation draw:name="f72" draw:formula="1652 * ?f4 / 1896"/><draw:equation draw:name="f73" draw:formula="835 * ?f5 / 1894"/><draw:equation draw:name="f74" draw:formula="1583 * ?f4 / 1896"/><draw:equation draw:name="f75" draw:formula="724 * ?f5 / 1894"/><draw:equation draw:name="f76" draw:formula="1503 * ?f4 / 1896"/><draw:equation draw:name="f77" draw:formula="615 * ?f5 / 1894"/><draw:equation draw:name="f78" draw:formula="1409 * ?f4 / 1896"/><draw:equation draw:name="f79" draw:formula="506 * ?f5 / 1894"/><draw:equation draw:name="f80" draw:formula="1304 * ?f4 / 1896"/><draw:equation draw:name="f81" draw:formula="401 * ?f5 / 1894"/><draw:equation draw:name="f82" draw:formula="1182 * ?f4 / 1896"/><draw:equation draw:name="f83" draw:formula="301 * ?f5 / 1894"/><draw:equation draw:name="f84" draw:formula="1045 * ?f4 / 1896"/><draw:equation draw:name="f85" draw:formula="205 * ?f5 / 1894"/><draw:equation draw:name="f86" draw:formula="891 * ?f4 / 1896"/><draw:equation draw:name="f87" draw:formula="117 * ?f5 / 1894"/><draw:equation draw:name="f88" draw:formula="718 * ?f4 / 1896"/><draw:equation draw:name="f89" draw:formula="37 * ?f5 / 1894"/><draw:equation draw:name="f90" draw:formula="526 * ?f4 / 1896"/><draw:equation draw:name="f91" draw:formula="32 * ?f5 / 1894"/><draw:equation draw:name="f92" draw:formula="356 * ?f4 / 1896"/><draw:equation draw:name="f93" draw:formula="93 * ?f5 / 1894"/><draw:equation draw:name="f94" draw:formula="246 * ?f4 / 1896"/><draw:equation draw:name="f95" draw:formula="151 * ?f5 / 1894"/><draw:equation draw:name="f96" draw:formula="159 * ?f4 / 1896"/><draw:equation draw:name="f97" draw:formula="203 * ?f5 / 1894"/><draw:equation draw:name="f98" draw:formula="92 * ?f4 / 1896"/><draw:equation draw:name="f99" draw:formula="245 * ?f5 / 1894"/><draw:equation draw:name="f100" draw:formula="45 * ?f4 / 1896"/><draw:equation draw:name="f101" draw:formula="277 * ?f5 / 1894"/><draw:equation draw:name="f102" draw:formula="16 * ?f4 / 1896"/><draw:equation draw:name="f103" draw:formula="293 * ?f5 / 1894"/><draw:equation draw:name="f104" draw:formula="1 * ?f4 / 1896"/><draw:equation draw:name="f105" draw:formula="?f8 / ?f6"/><draw:equation draw:name="f106" draw:formula="?f9 / ?f7"/><draw:equation draw:name="f107" draw:formula="?f10 / ?f6"/><draw:equation draw:name="f108" draw:formula="?f11 / ?f7"/><draw:equation draw:name="f109" draw:formula="?f12 / ?f6"/><draw:equation draw:name="f110" draw:formula="?f13 / ?f7"/><draw:equation draw:name="f111" draw:formula="?f14 / ?f6"/><draw:equation draw:name="f112" draw:formula="?f15 / ?f7"/><draw:equation draw:name="f113" draw:formula="?f16 / ?f6"/><draw:equation draw:name="f114" draw:formula="?f17 / ?f7"/><draw:equation draw:name="f115" draw:formula="?f18 / ?f6"/><draw:equation draw:name="f116" draw:formula="?f19 / ?f7"/><draw:equation draw:name="f117" draw:formula="?f20 / ?f6"/><draw:equation draw:name="f118" draw:formula="?f21 / ?f7"/><draw:equation draw:name="f119" draw:formula="?f22 / ?f6"/><draw:equation draw:name="f120" draw:formula="?f23 / ?f7"/><draw:equation draw:name="f121" draw:formula="?f24 / ?f6"/><draw:equation draw:name="f122" draw:formula="?f25 / ?f7"/><draw:equation draw:name="f123" draw:formula="?f26 / ?f6"/><draw:equation draw:name="f124" draw:formula="?f27 / ?f7"/><draw:equation draw:name="f125" draw:formula="?f28 / ?f6"/><draw:equation draw:name="f126" draw:formula="?f29 / ?f7"/><draw:equation draw:name="f127" draw:formula="?f30 / ?f6"/><draw:equation draw:name="f128" draw:formula="?f31 / ?f7"/><draw:equation draw:name="f129" draw:formula="?f32 / ?f6"/><draw:equation draw:name="f130" draw:formula="?f33 / ?f7"/><draw:equation draw:name="f131" draw:formula="?f34 / ?f6"/><draw:equation draw:name="f132" draw:formula="?f35 / ?f7"/><draw:equation draw:name="f133" draw:formula="?f36 / ?f6"/><draw:equation draw:name="f134" draw:formula="?f37 / ?f7"/><draw:equation draw:name="f135" draw:formula="?f38 / ?f6"/><draw:equation draw:name="f136" draw:formula="?f39 / ?f7"/><draw:equation draw:name="f137" draw:formula="?f40 / ?f6"/><draw:equation draw:name="f138" draw:formula="?f41 / ?f7"/><draw:equation draw:name="f139" draw:formula="?f42 / ?f6"/><draw:equation draw:name="f140" draw:formula="?f43 / ?f7"/><draw:equation draw:name="f141" draw:formula="?f44 / ?f6"/><draw:equation draw:name="f142" draw:formula="?f45 / ?f7"/><draw:equation draw:name="f143" draw:formula="?f46 / ?f6"/><draw:equation draw:name="f144" draw:formula="?f47 / ?f7"/><draw:equation draw:name="f145" draw:formula="?f48 / ?f6"/><draw:equation draw:name="f146" draw:formula="?f49 / ?f7"/><draw:equation draw:name="f147" draw:formula="?f50 / ?f6"/><draw:equation draw:name="f148" draw:formula="?f51 / ?f7"/><draw:equation draw:name="f149" draw:formula="?f52 / ?f6"/><draw:equation draw:name="f150" draw:formula="?f53 / ?f7"/><draw:equation draw:name="f151" draw:formula="?f54 / ?f6"/><draw:equation draw:name="f152" draw:formula="?f55 / ?f7"/><draw:equation draw:name="f153" draw:formula="?f56 / ?f6"/><draw:equation draw:name="f154" draw:formula="?f57 / ?f7"/><draw:equation draw:name="f155" draw:formula="?f58 / ?f6"/><draw:equation draw:name="f156" draw:formula="?f59 / ?f7"/><draw:equation draw:name="f157" draw:formula="?f60 / ?f6"/><draw:equation draw:name="f158" draw:formula="?f61 / ?f7"/><draw:equation draw:name="f159" draw:formula="?f62 / ?f6"/><draw:equation draw:name="f160" draw:formula="?f63 / ?f7"/><draw:equation draw:name="f161" draw:formula="?f64 / ?f6"/><draw:equation draw:name="f162" draw:formula="?f65 / ?f7"/><draw:equation draw:name="f163" draw:formula="?f66 / ?f6"/><draw:equation draw:name="f164" draw:formula="?f67 / ?f6"/><draw:equation draw:name="f165" draw:formula="?f68 / ?f7"/><draw:equation draw:name="f166" draw:formula="?f69 / ?f6"/><draw:equation draw:name="f167" draw:formula="?f70 / ?f7"/><draw:equation draw:name="f168" draw:formula="?f71 / ?f6"/><draw:equation draw:name="f169" draw:formula="?f72 / ?f7"/><draw:equation draw:name="f170" draw:formula="?f73 / ?f6"/><draw:equation draw:name="f171" draw:formula="?f74 / ?f7"/><draw:equation draw:name="f172" draw:formula="?f75 / ?f6"/><draw:equation draw:name="f173" draw:formula="?f76 / ?f7"/><draw:equation draw:name="f174" draw:formula="?f77 / ?f6"/><draw:equation draw:name="f175" draw:formula="?f78 / ?f7"/><draw:equation draw:name="f176" draw:formula="?f79 / ?f6"/><draw:equation draw:name="f177" draw:formula="?f80 / ?f7"/><draw:equation draw:name="f178" draw:formula="?f81 / ?f6"/><draw:equation draw:name="f179" draw:formula="?f82 / ?f7"/><draw:equation draw:name="f180" draw:formula="?f83 / ?f6"/><draw:equation draw:name="f181" draw:formula="?f84 / ?f7"/><draw:equation draw:name="f182" draw:formula="?f85 / ?f6"/><draw:equation draw:name="f183" draw:formula="?f86 / ?f7"/><draw:equation draw:name="f184" draw:formula="?f87 / ?f6"/><draw:equation draw:name="f185" draw:formula="?f88 / ?f7"/><draw:equation draw:name="f186" draw:formula="?f89 / ?f6"/><draw:equation draw:name="f187" draw:formula="?f90 / ?f7"/><draw:equation draw:name="f188" draw:formula="?f91 / ?f6"/><draw:equation draw:name="f189" draw:formula="?f92 / ?f7"/><draw:equation draw:name="f190" draw:formula="?f93 / ?f6"/><draw:equation draw:name="f191" draw:formula="?f94 / ?f7"/><draw:equation draw:name="f192" draw:formula="?f95 / ?f6"/><draw:equation draw:name="f193" draw:formula="?f96 / ?f7"/><draw:equation draw:name="f194" draw:formula="?f97 / ?f6"/><draw:equation draw:name="f195" draw:formula="?f98 / ?f7"/><draw:equation draw:name="f196" draw:formula="?f99 / ?f6"/><draw:equation draw:name="f197" draw:formula="?f100 / ?f7"/><draw:equation draw:name="f198" draw:formula="?f101 / ?f6"/><draw:equation draw:name="f199" draw:formula="?f102 / ?f7"/><draw:equation draw:name="f200" draw:formula="?f103 / ?f6"/><draw:equation draw:name="f201" draw:formula="?f104 / ?f7"/><draw:equation draw:name="f202" draw:formula="0 / ?f6"/><draw:equation draw:name="f203" draw:formula="?f1 / ?f6"/><draw:equation draw:name="f204" draw:formula="0 / ?f7"/><draw:equation draw:name="f205" draw:formula="?f3 / ?f7"/></draw:enhanced-geometry></draw:custom-shape></draw:g></text:span></text:p>
            </table:table-cell>
            <table:table-cell table:style-name="TableCell32">
              <text:p text:style-name="Footer"><text:span text:style-name="T33"><draw:g draw:name="16 grupė" draw:id="id19" draw:style-name="a18" text:anchor-type="as-char"><svg:title>„LinkedIn“ piktograma</svg:title><svg:desc/><draw:custom-shape svg:x="0in" svg:y="0in" svg:width="0.36in" svg:height="0.36in" draw:id="id17" draw:style-name="a16" draw:name="Apskritimas aplink „LinkedIn“ simbolį"><svg:title/><svg:desc/><draw:enhanced-geometry draw:type="non-primitive" svg:viewBox="0 0 3451 3451"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 draw:text-areas="?f118 ?f120 ?f119 ?f121" draw:glue-points="?f63 ?f64 ?f65 ?f66 ?f67 ?f68 ?f69 ?f70 ?f71 ?f72 ?f73 ?f74 ?f75 ?f76 ?f77 ?f78 ?f79 ?f80 ?f81 ?f82 ?f83 ?f84 ?f85 ?f86 ?f87 ?f88 ?f89 ?f90 ?f89 ?f91 ?f87 ?f92 ?f85 ?f93 ?f83 ?f94 ?f81 ?f95 ?f79 ?f96 ?f77 ?f97 ?f75 ?f98 ?f73 ?f99 ?f71 ?f100 ?f69 ?f101 ?f67 ?f102 ?f65 ?f103 ?f63 ?f104 ?f105 ?f103 ?f106 ?f102 ?f107 ?f101 ?f108 ?f100 ?f109 ?f99 ?f110 ?f98 ?f111 ?f97 ?f112 ?f96 ?f113 ?f95 ?f114 ?f94 ?f115 ?f93 ?f116 ?f92 ?f117 ?f91 ?f117 ?f90 ?f116 ?f88 ?f115 ?f86 ?f114 ?f84 ?f113 ?f82 ?f112 ?f80 ?f111 ?f78 ?f110 ?f76 ?f109 ?f74 ?f108 ?f72 ?f107 ?f70 ?f106 ?f68 ?f105 ?f66 ?f63 ?f64" draw:glue-point-leaving-directions="-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1"/><draw:equation draw:name="f8" draw:formula="1725 * ?f5 / 3451"/><draw:equation draw:name="f9" draw:formula="0 * ?f4 / 3451"/><draw:equation draw:name="f10" draw:formula="1933 * ?f5 / 3451"/><draw:equation draw:name="f11" draw:formula="13 * ?f4 / 3451"/><draw:equation draw:name="f12" draw:formula="2134 * ?f5 / 3451"/><draw:equation draw:name="f13" draw:formula="49 * ?f4 / 3451"/><draw:equation draw:name="f14" draw:formula="2327 * ?f5 / 3451"/><draw:equation draw:name="f15" draw:formula="109 * ?f4 / 3451"/><draw:equation draw:name="f16" draw:formula="2509 * ?f5 / 3451"/><draw:equation draw:name="f17" draw:formula="189 * ?f4 / 3451"/><draw:equation draw:name="f18" draw:formula="2679 * ?f5 / 3451"/><draw:equation draw:name="f19" draw:formula="288 * ?f4 / 3451"/><draw:equation draw:name="f20" draw:formula="2837 * ?f5 / 3451"/><draw:equation draw:name="f21" draw:formula="407 * ?f4 / 3451"/><draw:equation draw:name="f22" draw:formula="2979 * ?f5 / 3451"/><draw:equation draw:name="f23" draw:formula="542 * ?f4 / 3451"/><draw:equation draw:name="f24" draw:formula="3105 * ?f5 / 3451"/><draw:equation draw:name="f25" draw:formula="691 * ?f4 / 3451"/><draw:equation draw:name="f26" draw:formula="3215 * ?f5 / 3451"/><draw:equation draw:name="f27" draw:formula="855 * ?f4 / 3451"/><draw:equation draw:name="f28" draw:formula="3305 * ?f5 / 3451"/><draw:equation draw:name="f29" draw:formula="1032 * ?f4 / 3451"/><draw:equation draw:name="f30" draw:formula="3374 * ?f5 / 3451"/><draw:equation draw:name="f31" draw:formula="1219 * ?f4 / 3451"/><draw:equation draw:name="f32" draw:formula="3422 * ?f5 / 3451"/><draw:equation draw:name="f33" draw:formula="1416 * ?f4 / 3451"/><draw:equation draw:name="f34" draw:formula="3447 * ?f5 / 3451"/><draw:equation draw:name="f35" draw:formula="1620 * ?f4 / 3451"/><draw:equation draw:name="f36" draw:formula="1831 * ?f4 / 3451"/><draw:equation draw:name="f37" draw:formula="2036 * ?f4 / 3451"/><draw:equation draw:name="f38" draw:formula="2233 * ?f4 / 3451"/><draw:equation draw:name="f39" draw:formula="2420 * ?f4 / 3451"/><draw:equation draw:name="f40" draw:formula="2596 * ?f4 / 3451"/><draw:equation draw:name="f41" draw:formula="2761 * ?f4 / 3451"/><draw:equation draw:name="f42" draw:formula="2911 * ?f4 / 3451"/><draw:equation draw:name="f43" draw:formula="3046 * ?f4 / 3451"/><draw:equation draw:name="f44" draw:formula="3163 * ?f4 / 3451"/><draw:equation draw:name="f45" draw:formula="3262 * ?f4 / 3451"/><draw:equation draw:name="f46" draw:formula="3343 * ?f4 / 3451"/><draw:equation draw:name="f47" draw:formula="3402 * ?f4 / 3451"/><draw:equation draw:name="f48" draw:formula="3438 * ?f4 / 3451"/><draw:equation draw:name="f49" draw:formula="3451 * ?f4 / 3451"/><draw:equation draw:name="f50" draw:formula="1516 * ?f5 / 3451"/><draw:equation draw:name="f51" draw:formula="1315 * ?f5 / 3451"/><draw:equation draw:name="f52" draw:formula="1123 * ?f5 / 3451"/><draw:equation draw:name="f53" draw:formula="941 * ?f5 / 3451"/><draw:equation draw:name="f54" draw:formula="771 * ?f5 / 3451"/><draw:equation draw:name="f55" draw:formula="614 * ?f5 / 3451"/><draw:equation draw:name="f56" draw:formula="471 * ?f5 / 3451"/><draw:equation draw:name="f57" draw:formula="345 * ?f5 / 3451"/><draw:equation draw:name="f58" draw:formula="236 * ?f5 / 3451"/><draw:equation draw:name="f59" draw:formula="146 * ?f5 / 3451"/><draw:equation draw:name="f60" draw:formula="75 * ?f5 / 3451"/><draw:equation draw:name="f61" draw:formula="28 * ?f5 / 3451"/><draw:equation draw:name="f62" draw:formula="3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7"/><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9439in" svg:y="0.0852in" svg:width="0.16956in" svg:height="0.16872in" draw:id="id18" draw:style-name="a17" draw:name="„LinkedIn“ simbolis"><svg:title/><svg:desc/><draw:enhanced-geometry draw:type="non-primitive" svg:viewBox="0 0 1619 1615"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 draw:text-areas="?f180 ?f182 ?f181 ?f183" draw:glue-points="?f94 ?f95 ?f96 ?f97 ?f98 ?f99 ?f100 ?f101 ?f102 ?f103 ?f104 ?f105 ?f106 ?f107 ?f108 ?f109 ?f110 ?f111 ?f112 ?f113 ?f114 ?f115 ?f116 ?f117 ?f118 ?f97 ?f119 ?f120 ?f121 ?f122 ?f123 ?f124 ?f125 ?f126 ?f127 ?f128 ?f129 ?f130 ?f131 ?f132 ?f133 ?f134 ?f135 ?f136 ?f137 ?f134 ?f138 ?f139 ?f140 ?f141 ?f142 ?f128 ?f143 ?f144 ?f145 ?f146 ?f147 ?f148 ?f147 ?f97 ?f149 ?f95 ?f150 ?f151 ?f152 ?f153 ?f154 ?f155 ?f138 ?f156 ?f157 ?f158 ?f159 ?f160 ?f98 ?f99 ?f161 ?f162 ?f163 ?f164 ?f165 ?f166 ?f167 ?f168 ?f169 ?f170 ?f167 ?f171 ?f165 ?f172 ?f163 ?f173 ?f161 ?f174 ?f175 ?f174 ?f176 ?f173 ?f177 ?f172 ?f178 ?f171 ?f179 ?f170 ?f178 ?f168 ?f177 ?f166 ?f176 ?f164 ?f175 ?f162"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draw:equation draw:name="f7" draw:formula="?f4 / 1615"/><draw:equation draw:name="f8" draw:formula="362 * ?f5 / 1619"/><draw:equation draw:name="f9" draw:formula="537 * ?f4 / 1615"/><draw:equation draw:name="f10" draw:formula="27 * ?f5 / 1619"/><draw:equation draw:name="f11" draw:formula="1615 * ?f4 / 1615"/><draw:equation draw:name="f12" draw:formula="1217 * ?f5 / 1619"/><draw:equation draw:name="f13" draw:formula="509 * ?f4 / 1615"/><draw:equation draw:name="f14" draw:formula="1314 * ?f5 / 1619"/><draw:equation draw:name="f15" draw:formula="517 * ?f4 / 1615"/><draw:equation draw:name="f16" draw:formula="1396 * ?f5 / 1619"/><draw:equation draw:name="f17" draw:formula="538 * ?f4 / 1615"/><draw:equation draw:name="f18" draw:formula="1462 * ?f5 / 1619"/><draw:equation draw:name="f19" draw:formula="571 * ?f4 / 1615"/><draw:equation draw:name="f20" draw:formula="1514 * ?f5 / 1619"/><draw:equation draw:name="f21" draw:formula="617 * ?f4 / 1615"/><draw:equation draw:name="f22" draw:formula="1554 * ?f5 / 1619"/><draw:equation draw:name="f23" draw:formula="673 * ?f4 / 1615"/><draw:equation draw:name="f24" draw:formula="1582 * ?f5 / 1619"/><draw:equation draw:name="f25" draw:formula="738 * ?f4 / 1615"/><draw:equation draw:name="f26" draw:formula="1601 * ?f5 / 1619"/><draw:equation draw:name="f27" draw:formula="811 * ?f4 / 1615"/><draw:equation draw:name="f28" draw:formula="1613 * ?f5 / 1619"/><draw:equation draw:name="f29" draw:formula="892 * ?f4 / 1615"/><draw:equation draw:name="f30" draw:formula="1618 * ?f5 / 1619"/><draw:equation draw:name="f31" draw:formula="978 * ?f4 / 1615"/><draw:equation draw:name="f32" draw:formula="1619 * ?f5 / 1619"/><draw:equation draw:name="f33" draw:formula="1284 * ?f5 / 1619"/><draw:equation draw:name="f34" draw:formula="1091 * ?f4 / 1615"/><draw:equation draw:name="f35" draw:formula="1283 * ?f5 / 1619"/><draw:equation draw:name="f36" draw:formula="1042 * ?f4 / 1615"/><draw:equation draw:name="f37" draw:formula="1281 * ?f5 / 1619"/><draw:equation draw:name="f38" draw:formula="993 * ?f4 / 1615"/><draw:equation draw:name="f39" draw:formula="1273 * ?f5 / 1619"/><draw:equation draw:name="f40" draw:formula="945 * ?f4 / 1615"/><draw:equation draw:name="f41" draw:formula="1261 * ?f5 / 1619"/><draw:equation draw:name="f42" draw:formula="901 * ?f4 / 1615"/><draw:equation draw:name="f43" draw:formula="1240 * ?f5 / 1619"/><draw:equation draw:name="f44" draw:formula="862 * ?f4 / 1615"/><draw:equation draw:name="f45" draw:formula="1208 * ?f5 / 1619"/><draw:equation draw:name="f46" draw:formula="832 * ?f4 / 1615"/><draw:equation draw:name="f47" draw:formula="1166 * ?f5 / 1619"/><draw:equation draw:name="f48" draw:formula="812 * ?f4 / 1615"/><draw:equation draw:name="f49" draw:formula="1109 * ?f5 / 1619"/><draw:equation draw:name="f50" draw:formula="805 * ?f4 / 1615"/><draw:equation draw:name="f51" draw:formula="1047 * ?f5 / 1619"/><draw:equation draw:name="f52" draw:formula="999 * ?f5 / 1619"/><draw:equation draw:name="f53" draw:formula="831 * ?f4 / 1615"/><draw:equation draw:name="f54" draw:formula="963 * ?f5 / 1619"/><draw:equation draw:name="f55" draw:formula="861 * ?f4 / 1615"/><draw:equation draw:name="f56" draw:formula="937 * ?f5 / 1619"/><draw:equation draw:name="f57" draw:formula="921 * ?f5 / 1619"/><draw:equation draw:name="f58" draw:formula="947 * ?f4 / 1615"/><draw:equation draw:name="f59" draw:formula="912 * ?f5 / 1619"/><draw:equation draw:name="f60" draw:formula="998 * ?f4 / 1615"/><draw:equation draw:name="f61" draw:formula="908 * ?f5 / 1619"/><draw:equation draw:name="f62" draw:formula="1054 * ?f4 / 1615"/><draw:equation draw:name="f63" draw:formula="573 * ?f5 / 1619"/><draw:equation draw:name="f64" draw:formula="894 * ?f5 / 1619"/><draw:equation draw:name="f65" draw:formula="684 * ?f4 / 1615"/><draw:equation draw:name="f66" draw:formula="913 * ?f5 / 1619"/><draw:equation draw:name="f67" draw:formula="660 * ?f4 / 1615"/><draw:equation draw:name="f68" draw:formula="950 * ?f5 / 1619"/><draw:equation draw:name="f69" draw:formula="615 * ?f4 / 1615"/><draw:equation draw:name="f70" draw:formula="574 * ?f4 / 1615"/><draw:equation draw:name="f71" draw:formula="1060 * ?f5 / 1619"/><draw:equation draw:name="f72" draw:formula="541 * ?f4 / 1615"/><draw:equation draw:name="f73" draw:formula="1133 * ?f5 / 1619"/><draw:equation draw:name="f74" draw:formula="518 * ?f4 / 1615"/><draw:equation draw:name="f75" draw:formula="229 * ?f5 / 1619"/><draw:equation draw:name="f76" draw:formula="3 * ?f4 / 1615"/><draw:equation draw:name="f77" draw:formula="293 * ?f5 / 1619"/><draw:equation draw:name="f78" draw:formula="26 * ?f4 / 1615"/><draw:equation draw:name="f79" draw:formula="343 * ?f5 / 1619"/><draw:equation draw:name="f80" draw:formula="69 * ?f4 / 1615"/><draw:equation draw:name="f81" draw:formula="377 * ?f5 / 1619"/><draw:equation draw:name="f82" draw:formula="126 * ?f4 / 1615"/><draw:equation draw:name="f83" draw:formula="389 * ?f5 / 1619"/><draw:equation draw:name="f84" draw:formula="194 * ?f4 / 1615"/><draw:equation draw:name="f85" draw:formula="262 * ?f4 / 1615"/><draw:equation draw:name="f86" draw:formula="320 * ?f4 / 1615"/><draw:equation draw:name="f87" draw:formula="363 * ?f4 / 1615"/><draw:equation draw:name="f88" draw:formula="386 * ?f4 / 1615"/><draw:equation draw:name="f89" draw:formula="160 * ?f5 / 1619"/><draw:equation draw:name="f90" draw:formula="96 * ?f5 / 1619"/><draw:equation draw:name="f91" draw:formula="46 * ?f5 / 1619"/><draw:equation draw:name="f92" draw:formula="12 * ?f5 / 1619"/><draw:equation draw:name="f93" draw:formula="0 * ?f5 / 1619"/><draw:equation draw:name="f94" draw:formula="?f8 / ?f6"/><draw:equation draw:name="f95" draw:formula="?f9 / ?f7"/><draw:equation draw:name="f96" draw:formula="?f10 / ?f6"/><draw:equation draw:name="f97" draw:formula="?f11 / ?f7"/><draw:equation draw:name="f98" draw:formula="?f12 / ?f6"/><draw:equation draw:name="f99" draw:formula="?f13 / ?f7"/><draw:equation draw:name="f100" draw:formula="?f14 / ?f6"/><draw:equation draw:name="f101" draw:formula="?f15 / ?f7"/><draw:equation draw:name="f102" draw:formula="?f16 / ?f6"/><draw:equation draw:name="f103" draw:formula="?f17 / ?f7"/><draw:equation draw:name="f104" draw:formula="?f18 / ?f6"/><draw:equation draw:name="f105" draw:formula="?f19 / ?f7"/><draw:equation draw:name="f106" draw:formula="?f20 / ?f6"/><draw:equation draw:name="f107" draw:formula="?f21 / ?f7"/><draw:equation draw:name="f108" draw:formula="?f22 / ?f6"/><draw:equation draw:name="f109" draw:formula="?f23 / ?f7"/><draw:equation draw:name="f110" draw:formula="?f24 / ?f6"/><draw:equation draw:name="f111" draw:formula="?f25 / ?f7"/><draw:equation draw:name="f112" draw:formula="?f26 / ?f6"/><draw:equation draw:name="f113" draw:formula="?f27 / ?f7"/><draw:equation draw:name="f114" draw:formula="?f28 / ?f6"/><draw:equation draw:name="f115" draw:formula="?f29 / ?f7"/><draw:equation draw:name="f116" draw:formula="?f30 / ?f6"/><draw:equation draw:name="f117" draw:formula="?f31 / ?f7"/><draw:equation draw:name="f118" draw:formula="?f32 / ?f6"/><draw:equation draw:name="f119" draw:formula="?f33 / ?f6"/><draw:equation draw:name="f120" draw:formula="?f34 / ?f7"/><draw:equation draw:name="f121" draw:formula="?f35 / ?f6"/><draw:equation draw:name="f122" draw:formula="?f36 / ?f7"/><draw:equation draw:name="f123" draw:formula="?f37 / ?f6"/><draw:equation draw:name="f124" draw:formula="?f38 / ?f7"/><draw:equation draw:name="f125" draw:formula="?f39 / ?f6"/><draw:equation draw:name="f126" draw:formula="?f40 / ?f7"/><draw:equation draw:name="f127" draw:formula="?f41 / ?f6"/><draw:equation draw:name="f128" draw:formula="?f42 / ?f7"/><draw:equation draw:name="f129" draw:formula="?f43 / ?f6"/><draw:equation draw:name="f130" draw:formula="?f44 / ?f7"/><draw:equation draw:name="f131" draw:formula="?f45 / ?f6"/><draw:equation draw:name="f132" draw:formula="?f46 / ?f7"/><draw:equation draw:name="f133" draw:formula="?f47 / ?f6"/><draw:equation draw:name="f134" draw:formula="?f48 / ?f7"/><draw:equation draw:name="f135" draw:formula="?f49 / ?f6"/><draw:equation draw:name="f136" draw:formula="?f50 / ?f7"/><draw:equation draw:name="f137" draw:formula="?f51 / ?f6"/><draw:equation draw:name="f138" draw:formula="?f52 / ?f6"/><draw:equation draw:name="f139" draw:formula="?f53 / ?f7"/><draw:equation draw:name="f140" draw:formula="?f54 / ?f6"/><draw:equation draw:name="f141" draw:formula="?f55 / ?f7"/><draw:equation draw:name="f142" draw:formula="?f56 / ?f6"/><draw:equation draw:name="f143" draw:formula="?f57 / ?f6"/><draw:equation draw:name="f144" draw:formula="?f58 / ?f7"/><draw:equation draw:name="f145" draw:formula="?f59 / ?f6"/><draw:equation draw:name="f146" draw:formula="?f60 / ?f7"/><draw:equation draw:name="f147" draw:formula="?f61 / ?f6"/><draw:equation draw:name="f148" draw:formula="?f62 / ?f7"/><draw:equation draw:name="f149" draw:formula="?f63 / ?f6"/><draw:equation draw:name="f150" draw:formula="?f64 / ?f6"/><draw:equation draw:name="f151" draw:formula="?f65 / ?f7"/><draw:equation draw:name="f152" draw:formula="?f66 / ?f6"/><draw:equation draw:name="f153" draw:formula="?f67 / ?f7"/><draw:equation draw:name="f154" draw:formula="?f68 / ?f6"/><draw:equation draw:name="f155" draw:formula="?f69 / ?f7"/><draw:equation draw:name="f156" draw:formula="?f70 / ?f7"/><draw:equation draw:name="f157" draw:formula="?f71 / ?f6"/><draw:equation draw:name="f158" draw:formula="?f72 / ?f7"/><draw:equation draw:name="f159" draw:formula="?f73 / ?f6"/><draw:equation draw:name="f160" draw:formula="?f74 / ?f7"/><draw:equation draw:name="f161" draw:formula="?f75 / ?f6"/><draw:equation draw:name="f162" draw:formula="?f76 / ?f7"/><draw:equation draw:name="f163" draw:formula="?f77 / ?f6"/><draw:equation draw:name="f164" draw:formula="?f78 / ?f7"/><draw:equation draw:name="f165" draw:formula="?f79 / ?f6"/><draw:equation draw:name="f166" draw:formula="?f80 / ?f7"/><draw:equation draw:name="f167" draw:formula="?f81 / ?f6"/><draw:equation draw:name="f168" draw:formula="?f82 / ?f7"/><draw:equation draw:name="f169" draw:formula="?f83 / ?f6"/><draw:equation draw:name="f170" draw:formula="?f84 / ?f7"/><draw:equation draw:name="f171" draw:formula="?f85 / ?f7"/><draw:equation draw:name="f172" draw:formula="?f86 / ?f7"/><draw:equation draw:name="f173" draw:formula="?f87 / ?f7"/><draw:equation draw:name="f174" draw:formula="?f88 / ?f7"/><draw:equation draw:name="f175" draw:formula="?f89 / ?f6"/><draw:equation draw:name="f176" draw:formula="?f90 / ?f6"/><draw:equation draw:name="f177" draw:formula="?f91 / ?f6"/><draw:equation draw:name="f178" draw:formula="?f92 / ?f6"/><draw:equation draw:name="f179" draw:formula="?f93 / ?f6"/><draw:equation draw:name="f180" draw:formula="0 / ?f6"/><draw:equation draw:name="f181" draw:formula="?f1 / ?f6"/><draw:equation draw:name="f182" draw:formula="0 / ?f7"/><draw:equation draw:name="f183" draw:formula="?f3 / ?f7"/></draw:enhanced-geometry></draw:custom-shape></draw:g></text:span></text:p>
            </table:table-cell>
          </table:table-row>
          <table:table-row table:style-name="TableRow34">
            <table:table-cell table:style-name="TableCell35">
              <text:p text:style-name="Footer"><text:span text:style-name="T36">El. paštas</text:span></text:p>
            </table:table-cell>
            <table:table-cell table:style-name="TableCell37">
              <text:p text:style-name="Footer"><text:span text:style-name="T38">„Twitter“ sisteminė nuoroda</text:span></text:p>
            </table:table-cell>
            <table:table-cell table:style-name="TableCell39">
              <text:p text:style-name="Footer"><text:span text:style-name="T40">Telefono nr.</text:span></text:p>
            </table:table-cell>
            <table:table-cell table:style-name="TableCell41">
              <text:p text:style-name="Footer"><text:span text:style-name="T42">„LinkedIn“ URL</text:span></text:p>
            </table:table-cell>
          </table:table-row>
        </table:table>
        <text:p text:style-name="Footer"><text:span text:style-name="T43"><text:page-number text:fixed="false">2</text:page-number></text:span></text:p>
      </style:footer>
      <style:footer-first>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Footer"><text:span text:style-name="T51"><draw:g draw:name="102 grupė" draw:id="id26" draw:style-name="a24" text:anchor-type="as-char"><svg:title/><svg:desc/><draw:custom-shape svg:x="0in" svg:y="0in" svg:width="0.36in" svg:height="0.36in" draw:id="id20" draw:style-name="a19" draw:name="28 ovalas"><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29 grupė" draw:id="id25"><svg:title/><svg:desc/><draw:custom-shape svg:x="0.08035in" svg:y="0.18228in" svg:width="0.1993in" svg:height="0.05724in" draw:id="id21" draw:style-name="a20" draw:name="30 laisva forma"><svg:title/><svg:desc/><draw:enhanced-geometry draw:type="non-primitive" svg:viewBox="0 0 785097 209029" draw:enhanced-path="M 287158 209029 L 392549 138910 500509 209029 785097 0 0 0 287158 209029 Z N" draw:text-areas="?f24 ?f26 ?f25 ?f27" draw:glue-points="?f16 ?f17 ?f18 ?f19 ?f20 ?f17 ?f21 ?f22 ?f23 ?f22 ?f16 ?f17" draw:glue-point-leaving-directions="-90, -90, -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5097"/><draw:equation draw:name="f7" draw:formula="?f4 / 209029"/><draw:equation draw:name="f8" draw:formula="392549 * ?f5 / 785097"/><draw:equation draw:name="f9" draw:formula="785097 * ?f5 / 785097"/><draw:equation draw:name="f10" draw:formula="0 * ?f5 / 785097"/><draw:equation draw:name="f11" draw:formula="287158 * ?f5 / 785097"/><draw:equation draw:name="f12" draw:formula="209029 * ?f4 / 209029"/><draw:equation draw:name="f13" draw:formula="500509 * ?f5 / 785097"/><draw:equation draw:name="f14" draw:formula="0 * ?f4 / 209029"/><draw:equation draw:name="f15" draw:formula="138910 * ?f4 / 209029"/><draw:equation draw:name="f16" draw:formula="?f11 / ?f6"/><draw:equation draw:name="f17" draw:formula="?f12 / ?f7"/><draw:equation draw:name="f18" draw:formula="?f8 / ?f6"/><draw:equation draw:name="f19" draw:formula="?f15 / ?f7"/><draw:equation draw:name="f20" draw:formula="?f13 / ?f6"/><draw:equation draw:name="f21" draw:formula="?f9 / ?f6"/><draw:equation draw:name="f22" draw:formula="?f14 / ?f7"/><draw:equation draw:name="f23" draw:formula="?f10 / ?f6"/><draw:equation draw:name="f24" draw:formula="?f0 / ?f6"/><draw:equation draw:name="f25" draw:formula="?f1 / ?f6"/><draw:equation draw:name="f26" draw:formula="?f2 / ?f7"/><draw:equation draw:name="f27" draw:formula="?f3 / ?f7"/></draw:enhanced-geometry></draw:custom-shape><draw:custom-shape svg:width="0.10199in" svg:height="0.06663in" draw:id="id22" draw:style-name="a21" draw:transform="translate(-0.051in -0.03331in) rotate(-4.71239) translate(0.24633in 0.17915in)" draw:name="90 lygiašonis trikampis"><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width="0.10199in" svg:height="0.06663in" draw:id="id23" draw:style-name="a22" draw:transform="translate(-0.051in -0.03331in) rotate(-4.71239) translate(0.11376in 0.17993in)" draw:name="90 lygiašonis trikampis"><svg:title/><svg:desc/><draw:enhanced-geometry draw:type="non-primitive" svg:viewBox="0 0 372486 243343" draw:enhanced-path="M 0 243343 L 179100 0 372486 243343 0 243343 Z N" draw:text-areas="?f18 ?f20 ?f19 ?f21" draw:glue-points="?f13 ?f14 ?f15 ?f16 ?f17 ?f14 ?f13 ?f14" draw:glue-point-leaving-directions="-90, -90, -90, -90" draw:mirror-vertical="true"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486"/><draw:equation draw:name="f7" draw:formula="?f4 / 243343"/><draw:equation draw:name="f8" draw:formula="0 * ?f5 / 372486"/><draw:equation draw:name="f9" draw:formula="372486 * ?f5 / 372486"/><draw:equation draw:name="f10" draw:formula="243343 * ?f4 / 243343"/><draw:equation draw:name="f11" draw:formula="179100 * ?f5 / 372486"/><draw:equation draw:name="f12" draw:formula="0 * ?f4 / 243343"/><draw:equation draw:name="f13" draw:formula="?f8 / ?f6"/><draw:equation draw:name="f14" draw:formula="?f10 / ?f7"/><draw:equation draw:name="f15" draw:formula="?f11 / ?f6"/><draw:equation draw:name="f16" draw:formula="?f12 / ?f7"/><draw:equation draw:name="f17" draw:formula="?f9 / ?f6"/><draw:equation draw:name="f18" draw:formula="?f0 / ?f6"/><draw:equation draw:name="f19" draw:formula="?f1 / ?f6"/><draw:equation draw:name="f20" draw:formula="?f2 / ?f7"/><draw:equation draw:name="f21" draw:formula="?f3 / ?f7"/></draw:enhanced-geometry></draw:custom-shape><draw:custom-shape svg:x="0.08165in" svg:y="0.12048in" svg:width="0.198in" svg:height="0.07251in" draw:id="id24" draw:style-name="a23" draw:name="33 lygiašonis trikampis"><svg:title/><svg:desc>el. pašto piktograma</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draw:g></draw:g></text:span></text:p>
            </table:table-cell>
            <table:table-cell table:style-name="TableCell52">
              <text:p text:style-name="Footer"><text:span text:style-name="T53"><draw:g draw:name="4 grupė" draw:id="id29" draw:style-name="a27" text:anchor-type="as-char"><svg:title/><svg:desc/><draw:custom-shape svg:x="0in" svg:y="0in" svg:width="0.36in" svg:height="0.36in" draw:id="id27" draw:style-name="a25" draw:name="Apskritimas aplink „Twitter“ simbolį"><svg:title/><svg:desc/><draw:enhanced-geometry draw:type="non-primitive" svg:viewBox="0 0 3441 3441" draw:enhanced-path="M 1720 0 L 1825 4 1929 13 2029 29 2129 50 2226 76 2320 108 2412 146 2502 188 2588 236 2672 287 2752 344 2828 406 2901 471 2971 540 3035 613 3096 690 3154 769 3205 853 3253 939 3295 1029 3333 1121 3364 1215 3392 1313 3412 1412 3428 1513 3438 1616 3441 1721 3438 1826 3428 1929 3412 2030 3392 2130 3364 2226 3333 2321 3295 2413 3253 2502 3205 2589 3154 2672 3096 2753 3035 2829 2971 2902 2901 2972 2828 3037 2752 3097 2672 3154 2588 3206 2502 3253 2412 3296 2320 3333 2226 3365 2129 3393 2029 3414 1929 3428 1825 3438 1720 3441 1615 3438 1513 3428 1411 3414 1312 3393 1214 3365 1120 3333 1028 3296 939 3253 852 3206 769 3154 689 3097 612 3037 539 2972 470 2902 405 2829 344 2753 287 2672 235 2589 188 2502 145 2413 108 2321 76 2226 49 2130 28 2030 13 1929 4 1826 0 1721 4 1616 13 1513 28 1412 49 1313 76 1215 108 1121 145 1029 188 939 235 853 287 769 344 690 405 613 470 540 539 471 612 406 689 344 769 287 852 236 939 188 1028 146 1120 108 1214 76 1312 50 1411 29 1513 13 1615 4 1720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41"/><draw:equation draw:name="f7" draw:formula="?f4 / 3441"/><draw:equation draw:name="f8" draw:formula="1825 * ?f5 / 3441"/><draw:equation draw:name="f9" draw:formula="4 * ?f4 / 3441"/><draw:equation draw:name="f10" draw:formula="2029 * ?f5 / 3441"/><draw:equation draw:name="f11" draw:formula="29 * ?f4 / 3441"/><draw:equation draw:name="f12" draw:formula="2226 * ?f5 / 3441"/><draw:equation draw:name="f13" draw:formula="76 * ?f4 / 3441"/><draw:equation draw:name="f14" draw:formula="2412 * ?f5 / 3441"/><draw:equation draw:name="f15" draw:formula="146 * ?f4 / 3441"/><draw:equation draw:name="f16" draw:formula="2588 * ?f5 / 3441"/><draw:equation draw:name="f17" draw:formula="236 * ?f4 / 3441"/><draw:equation draw:name="f18" draw:formula="2752 * ?f5 / 3441"/><draw:equation draw:name="f19" draw:formula="344 * ?f4 / 3441"/><draw:equation draw:name="f20" draw:formula="2901 * ?f5 / 3441"/><draw:equation draw:name="f21" draw:formula="471 * ?f4 / 3441"/><draw:equation draw:name="f22" draw:formula="3035 * ?f5 / 3441"/><draw:equation draw:name="f23" draw:formula="613 * ?f4 / 3441"/><draw:equation draw:name="f24" draw:formula="3154 * ?f5 / 3441"/><draw:equation draw:name="f25" draw:formula="769 * ?f4 / 3441"/><draw:equation draw:name="f26" draw:formula="3253 * ?f5 / 3441"/><draw:equation draw:name="f27" draw:formula="939 * ?f4 / 3441"/><draw:equation draw:name="f28" draw:formula="3333 * ?f5 / 3441"/><draw:equation draw:name="f29" draw:formula="1121 * ?f4 / 3441"/><draw:equation draw:name="f30" draw:formula="3392 * ?f5 / 3441"/><draw:equation draw:name="f31" draw:formula="1313 * ?f4 / 3441"/><draw:equation draw:name="f32" draw:formula="3428 * ?f5 / 3441"/><draw:equation draw:name="f33" draw:formula="1513 * ?f4 / 3441"/><draw:equation draw:name="f34" draw:formula="3441 * ?f5 / 3441"/><draw:equation draw:name="f35" draw:formula="1721 * ?f4 / 3441"/><draw:equation draw:name="f36" draw:formula="1929 * ?f4 / 3441"/><draw:equation draw:name="f37" draw:formula="2130 * ?f4 / 3441"/><draw:equation draw:name="f38" draw:formula="2321 * ?f4 / 3441"/><draw:equation draw:name="f39" draw:formula="2502 * ?f4 / 3441"/><draw:equation draw:name="f40" draw:formula="2672 * ?f4 / 3441"/><draw:equation draw:name="f41" draw:formula="2829 * ?f4 / 3441"/><draw:equation draw:name="f42" draw:formula="2972 * ?f4 / 3441"/><draw:equation draw:name="f43" draw:formula="3097 * ?f4 / 3441"/><draw:equation draw:name="f44" draw:formula="3206 * ?f4 / 3441"/><draw:equation draw:name="f45" draw:formula="3296 * ?f4 / 3441"/><draw:equation draw:name="f46" draw:formula="3365 * ?f4 / 3441"/><draw:equation draw:name="f47" draw:formula="3414 * ?f4 / 3441"/><draw:equation draw:name="f48" draw:formula="3438 * ?f4 / 3441"/><draw:equation draw:name="f49" draw:formula="1615 * ?f5 / 3441"/><draw:equation draw:name="f50" draw:formula="1411 * ?f5 / 3441"/><draw:equation draw:name="f51" draw:formula="1214 * ?f5 / 3441"/><draw:equation draw:name="f52" draw:formula="1028 * ?f5 / 3441"/><draw:equation draw:name="f53" draw:formula="852 * ?f5 / 3441"/><draw:equation draw:name="f54" draw:formula="689 * ?f5 / 3441"/><draw:equation draw:name="f55" draw:formula="539 * ?f5 / 3441"/><draw:equation draw:name="f56" draw:formula="405 * ?f5 / 3441"/><draw:equation draw:name="f57" draw:formula="287 * ?f5 / 3441"/><draw:equation draw:name="f58" draw:formula="188 * ?f5 / 3441"/><draw:equation draw:name="f59" draw:formula="108 * ?f5 / 3441"/><draw:equation draw:name="f60" draw:formula="49 * ?f5 / 3441"/><draw:equation draw:name="f61" draw:formula="13 * ?f5 / 3441"/><draw:equation draw:name="f62" draw:formula="0 * ?f5 / 344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707in" svg:y="0.09963in" svg:width="0.19926in" svg:height="0.17665in" draw:id="id28" draw:style-name="a26" draw:name="„Twitter“ simbolis"><svg:title/><svg:desc>„Twitter“ piktograma</svg:desc><draw:enhanced-geometry draw:type="non-primitive" svg:viewBox="0 0 1898 1692" draw:enhanced-path="M 1314 0 L 1362 3 1407 12 1451 26 1491 46 1530 71 1566 101 1598 134 1664 118 1727 95 1788 65 1845 31 1829 80 1806 125 1779 167 1748 204 1712 238 1675 267 1732 257 1790 242 1844 223 1898 200 1865 251 1829 298 1790 342 1748 384 1704 421 1705 477 1703 540 1699 603 1690 666 1679 730 1665 794 1647 858 1626 920 1603 982 1576 1042 1547 1102 1514 1160 1479 1215 1440 1270 1398 1322 1353 1371 1306 1417 1256 1461 1202 1502 1146 1540 1087 1573 1025 1604 961 1630 893 1652 823 1669 751 1681 676 1690 597 1692 515 1688 435 1679 357 1663 281 1641 206 1614 135 1581 66 1543 0 1500 46 1504 93 1506 160 1503 226 1494 291 1478 353 1457 413 1431 470 1399 525 1364 576 1323 531 1319 487 1309 444 1295 404 1275 367 1251 332 1222 301 1190 272 1153 248 1114 228 1072 213 1027 249 1032 286 1034 322 1032 355 1028 389 1019 345 1007 304 989 265 966 228 939 195 907 166 873 139 834 117 792 100 747 87 700 79 652 77 600 77 595 117 616 160 633 205 643 252 649 219 620 189 590 161 555 137 518 117 477 101 434 89 389 82 342 80 292 82 246 88 201 98 158 114 118 132 78 182 141 236 199 293 255 354 305 417 350 484 391 553 428 625 458 700 483 776 503 855 517 934 524 927 477 925 426 928 373 936 322 951 273 970 226 994 182 1023 144 1056 108 1091 77 1131 49 1173 29 1218 13 1265 3 1314 0 Z N" draw:text-areas="?f204 ?f206 ?f205 ?f207" draw:glue-points="?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8"/><draw:equation draw:name="f7" draw:formula="?f4 / 1692"/><draw:equation draw:name="f8" draw:formula="1407 * ?f5 / 1898"/><draw:equation draw:name="f9" draw:formula="12 * ?f4 / 1692"/><draw:equation draw:name="f10" draw:formula="1530 * ?f5 / 1898"/><draw:equation draw:name="f11" draw:formula="71 * ?f4 / 1692"/><draw:equation draw:name="f12" draw:formula="1664 * ?f5 / 1898"/><draw:equation draw:name="f13" draw:formula="118 * ?f4 / 1692"/><draw:equation draw:name="f14" draw:formula="1845 * ?f5 / 1898"/><draw:equation draw:name="f15" draw:formula="31 * ?f4 / 1692"/><draw:equation draw:name="f16" draw:formula="1779 * ?f5 / 1898"/><draw:equation draw:name="f17" draw:formula="167 * ?f4 / 1692"/><draw:equation draw:name="f18" draw:formula="1675 * ?f5 / 1898"/><draw:equation draw:name="f19" draw:formula="267 * ?f4 / 1692"/><draw:equation draw:name="f20" draw:formula="1844 * ?f5 / 1898"/><draw:equation draw:name="f21" draw:formula="223 * ?f4 / 1692"/><draw:equation draw:name="f22" draw:formula="1829 * ?f5 / 1898"/><draw:equation draw:name="f23" draw:formula="298 * ?f4 / 1692"/><draw:equation draw:name="f24" draw:formula="1704 * ?f5 / 1898"/><draw:equation draw:name="f25" draw:formula="421 * ?f4 / 1692"/><draw:equation draw:name="f26" draw:formula="1699 * ?f5 / 1898"/><draw:equation draw:name="f27" draw:formula="603 * ?f4 / 1692"/><draw:equation draw:name="f28" draw:formula="1665 * ?f5 / 1898"/><draw:equation draw:name="f29" draw:formula="794 * ?f4 / 1692"/><draw:equation draw:name="f30" draw:formula="1603 * ?f5 / 1898"/><draw:equation draw:name="f31" draw:formula="982 * ?f4 / 1692"/><draw:equation draw:name="f32" draw:formula="1514 * ?f5 / 1898"/><draw:equation draw:name="f33" draw:formula="1160 * ?f4 / 1692"/><draw:equation draw:name="f34" draw:formula="1398 * ?f5 / 1898"/><draw:equation draw:name="f35" draw:formula="1322 * ?f4 / 1692"/><draw:equation draw:name="f36" draw:formula="1256 * ?f5 / 1898"/><draw:equation draw:name="f37" draw:formula="1461 * ?f4 / 1692"/><draw:equation draw:name="f38" draw:formula="1087 * ?f5 / 1898"/><draw:equation draw:name="f39" draw:formula="1573 * ?f4 / 1692"/><draw:equation draw:name="f40" draw:formula="893 * ?f5 / 1898"/><draw:equation draw:name="f41" draw:formula="1652 * ?f4 / 1692"/><draw:equation draw:name="f42" draw:formula="676 * ?f5 / 1898"/><draw:equation draw:name="f43" draw:formula="1690 * ?f4 / 1692"/><draw:equation draw:name="f44" draw:formula="435 * ?f5 / 1898"/><draw:equation draw:name="f45" draw:formula="1679 * ?f4 / 1692"/><draw:equation draw:name="f46" draw:formula="206 * ?f5 / 1898"/><draw:equation draw:name="f47" draw:formula="1614 * ?f4 / 1692"/><draw:equation draw:name="f48" draw:formula="0 * ?f5 / 1898"/><draw:equation draw:name="f49" draw:formula="1500 * ?f4 / 1692"/><draw:equation draw:name="f50" draw:formula="160 * ?f5 / 1898"/><draw:equation draw:name="f51" draw:formula="1503 * ?f4 / 1692"/><draw:equation draw:name="f52" draw:formula="353 * ?f5 / 1898"/><draw:equation draw:name="f53" draw:formula="1457 * ?f4 / 1692"/><draw:equation draw:name="f54" draw:formula="525 * ?f5 / 1898"/><draw:equation draw:name="f55" draw:formula="1364 * ?f4 / 1692"/><draw:equation draw:name="f56" draw:formula="487 * ?f5 / 1898"/><draw:equation draw:name="f57" draw:formula="1309 * ?f4 / 1692"/><draw:equation draw:name="f58" draw:formula="367 * ?f5 / 1898"/><draw:equation draw:name="f59" draw:formula="1251 * ?f4 / 1692"/><draw:equation draw:name="f60" draw:formula="272 * ?f5 / 1898"/><draw:equation draw:name="f61" draw:formula="1153 * ?f4 / 1692"/><draw:equation draw:name="f62" draw:formula="213 * ?f5 / 1898"/><draw:equation draw:name="f63" draw:formula="1027 * ?f4 / 1692"/><draw:equation draw:name="f64" draw:formula="322 * ?f5 / 1898"/><draw:equation draw:name="f65" draw:formula="1032 * ?f4 / 1692"/><draw:equation draw:name="f66" draw:formula="345 * ?f5 / 1898"/><draw:equation draw:name="f67" draw:formula="1007 * ?f4 / 1692"/><draw:equation draw:name="f68" draw:formula="228 * ?f5 / 1898"/><draw:equation draw:name="f69" draw:formula="939 * ?f4 / 1692"/><draw:equation draw:name="f70" draw:formula="139 * ?f5 / 1898"/><draw:equation draw:name="f71" draw:formula="834 * ?f4 / 1692"/><draw:equation draw:name="f72" draw:formula="87 * ?f5 / 1898"/><draw:equation draw:name="f73" draw:formula="700 * ?f4 / 1692"/><draw:equation draw:name="f74" draw:formula="77 * ?f5 / 1898"/><draw:equation draw:name="f75" draw:formula="595 * ?f4 / 1692"/><draw:equation draw:name="f76" draw:formula="205 * ?f5 / 1898"/><draw:equation draw:name="f77" draw:formula="643 * ?f4 / 1692"/><draw:equation draw:name="f78" draw:formula="189 * ?f5 / 1898"/><draw:equation draw:name="f79" draw:formula="590 * ?f4 / 1692"/><draw:equation draw:name="f80" draw:formula="117 * ?f5 / 1898"/><draw:equation draw:name="f81" draw:formula="477 * ?f4 / 1692"/><draw:equation draw:name="f82" draw:formula="82 * ?f5 / 1898"/><draw:equation draw:name="f83" draw:formula="342 * ?f4 / 1692"/><draw:equation draw:name="f84" draw:formula="88 * ?f5 / 1898"/><draw:equation draw:name="f85" draw:formula="201 * ?f4 / 1692"/><draw:equation draw:name="f86" draw:formula="132 * ?f5 / 1898"/><draw:equation draw:name="f87" draw:formula="78 * ?f4 / 1692"/><draw:equation draw:name="f88" draw:formula="293 * ?f5 / 1898"/><draw:equation draw:name="f89" draw:formula="255 * ?f4 / 1692"/><draw:equation draw:name="f90" draw:formula="484 * ?f5 / 1898"/><draw:equation draw:name="f91" draw:formula="391 * ?f4 / 1692"/><draw:equation draw:name="f92" draw:formula="700 * ?f5 / 1898"/><draw:equation draw:name="f93" draw:formula="483 * ?f4 / 1692"/><draw:equation draw:name="f94" draw:formula="934 * ?f5 / 1898"/><draw:equation draw:name="f95" draw:formula="524 * ?f4 / 1692"/><draw:equation draw:name="f96" draw:formula="928 * ?f5 / 1898"/><draw:equation draw:name="f97" draw:formula="373 * ?f4 / 1692"/><draw:equation draw:name="f98" draw:formula="970 * ?f5 / 1898"/><draw:equation draw:name="f99" draw:formula="226 * ?f4 / 1692"/><draw:equation draw:name="f100" draw:formula="1056 * ?f5 / 1898"/><draw:equation draw:name="f101" draw:formula="108 * ?f4 / 1692"/><draw:equation draw:name="f102" draw:formula="1173 * ?f5 / 1898"/><draw:equation draw:name="f103" draw:formula="29 * ?f4 / 1692"/><draw:equation draw:name="f104" draw:formula="1314 * ?f5 / 1898"/><draw:equation draw:name="f105" draw:formula="0 * ?f4 / 1692"/><draw:equation draw:name="f106" draw:formula="?f8 / ?f6"/><draw:equation draw:name="f107" draw:formula="?f9 / ?f7"/><draw:equation draw:name="f108" draw:formula="?f10 / ?f6"/><draw:equation draw:name="f109" draw:formula="?f11 / ?f7"/><draw:equation draw:name="f110" draw:formula="?f12 / ?f6"/><draw:equation draw:name="f111" draw:formula="?f13 / ?f7"/><draw:equation draw:name="f112" draw:formula="?f14 / ?f6"/><draw:equation draw:name="f113" draw:formula="?f15 / ?f7"/><draw:equation draw:name="f114" draw:formula="?f16 / ?f6"/><draw:equation draw:name="f115" draw:formula="?f17 / ?f7"/><draw:equation draw:name="f116" draw:formula="?f18 / ?f6"/><draw:equation draw:name="f117" draw:formula="?f19 / ?f7"/><draw:equation draw:name="f118" draw:formula="?f20 / ?f6"/><draw:equation draw:name="f119" draw:formula="?f21 / ?f7"/><draw:equation draw:name="f120" draw:formula="?f22 / ?f6"/><draw:equation draw:name="f121" draw:formula="?f23 / ?f7"/><draw:equation draw:name="f122" draw:formula="?f24 / ?f6"/><draw:equation draw:name="f123" draw:formula="?f25 / ?f7"/><draw:equation draw:name="f124" draw:formula="?f26 / ?f6"/><draw:equation draw:name="f125" draw:formula="?f27 / ?f7"/><draw:equation draw:name="f126" draw:formula="?f28 / ?f6"/><draw:equation draw:name="f127" draw:formula="?f29 / ?f7"/><draw:equation draw:name="f128" draw:formula="?f30 / ?f6"/><draw:equation draw:name="f129" draw:formula="?f31 / ?f7"/><draw:equation draw:name="f130" draw:formula="?f32 / ?f6"/><draw:equation draw:name="f131" draw:formula="?f33 / ?f7"/><draw:equation draw:name="f132" draw:formula="?f34 / ?f6"/><draw:equation draw:name="f133" draw:formula="?f35 / ?f7"/><draw:equation draw:name="f134" draw:formula="?f36 / ?f6"/><draw:equation draw:name="f135" draw:formula="?f37 / ?f7"/><draw:equation draw:name="f136" draw:formula="?f38 / ?f6"/><draw:equation draw:name="f137" draw:formula="?f39 / ?f7"/><draw:equation draw:name="f138" draw:formula="?f40 / ?f6"/><draw:equation draw:name="f139" draw:formula="?f41 / ?f7"/><draw:equation draw:name="f140" draw:formula="?f42 / ?f6"/><draw:equation draw:name="f141" draw:formula="?f43 / ?f7"/><draw:equation draw:name="f142" draw:formula="?f44 / ?f6"/><draw:equation draw:name="f143" draw:formula="?f45 / ?f7"/><draw:equation draw:name="f144" draw:formula="?f46 / ?f6"/><draw:equation draw:name="f145" draw:formula="?f47 / ?f7"/><draw:equation draw:name="f146" draw:formula="?f48 / ?f6"/><draw:equation draw:name="f147" draw:formula="?f49 / ?f7"/><draw:equation draw:name="f148" draw:formula="?f50 / ?f6"/><draw:equation draw:name="f149" draw:formula="?f51 / ?f7"/><draw:equation draw:name="f150" draw:formula="?f52 / ?f6"/><draw:equation draw:name="f151" draw:formula="?f53 / ?f7"/><draw:equation draw:name="f152" draw:formula="?f54 / ?f6"/><draw:equation draw:name="f153" draw:formula="?f55 / ?f7"/><draw:equation draw:name="f154" draw:formula="?f56 / ?f6"/><draw:equation draw:name="f155" draw:formula="?f57 / ?f7"/><draw:equation draw:name="f156" draw:formula="?f58 / ?f6"/><draw:equation draw:name="f157" draw:formula="?f59 / ?f7"/><draw:equation draw:name="f158" draw:formula="?f60 / ?f6"/><draw:equation draw:name="f159" draw:formula="?f61 / ?f7"/><draw:equation draw:name="f160" draw:formula="?f62 / ?f6"/><draw:equation draw:name="f161" draw:formula="?f63 / ?f7"/><draw:equation draw:name="f162" draw:formula="?f64 / ?f6"/><draw:equation draw:name="f163" draw:formula="?f65 / ?f7"/><draw:equation draw:name="f164" draw:formula="?f66 / ?f6"/><draw:equation draw:name="f165" draw:formula="?f67 / ?f7"/><draw:equation draw:name="f166" draw:formula="?f68 / ?f6"/><draw:equation draw:name="f167" draw:formula="?f69 / ?f7"/><draw:equation draw:name="f168" draw:formula="?f70 / ?f6"/><draw:equation draw:name="f169" draw:formula="?f71 / ?f7"/><draw:equation draw:name="f170" draw:formula="?f72 / ?f6"/><draw:equation draw:name="f171" draw:formula="?f73 / ?f7"/><draw:equation draw:name="f172" draw:formula="?f74 / ?f6"/><draw:equation draw:name="f173" draw:formula="?f75 / ?f7"/><draw:equation draw:name="f174" draw:formula="?f76 / ?f6"/><draw:equation draw:name="f175" draw:formula="?f77 / ?f7"/><draw:equation draw:name="f176" draw:formula="?f78 / ?f6"/><draw:equation draw:name="f177" draw:formula="?f79 / ?f7"/><draw:equation draw:name="f178" draw:formula="?f80 / ?f6"/><draw:equation draw:name="f179" draw:formula="?f81 / ?f7"/><draw:equation draw:name="f180" draw:formula="?f82 / ?f6"/><draw:equation draw:name="f181" draw:formula="?f83 / ?f7"/><draw:equation draw:name="f182" draw:formula="?f84 / ?f6"/><draw:equation draw:name="f183" draw:formula="?f85 / ?f7"/><draw:equation draw:name="f184" draw:formula="?f86 / ?f6"/><draw:equation draw:name="f185" draw:formula="?f87 / ?f7"/><draw:equation draw:name="f186" draw:formula="?f88 / ?f6"/><draw:equation draw:name="f187" draw:formula="?f89 / ?f7"/><draw:equation draw:name="f188" draw:formula="?f90 / ?f6"/><draw:equation draw:name="f189" draw:formula="?f91 / ?f7"/><draw:equation draw:name="f190" draw:formula="?f92 / ?f6"/><draw:equation draw:name="f191" draw:formula="?f93 / ?f7"/><draw:equation draw:name="f192" draw:formula="?f94 / ?f6"/><draw:equation draw:name="f193" draw:formula="?f95 / ?f7"/><draw:equation draw:name="f194" draw:formula="?f96 / ?f6"/><draw:equation draw:name="f195" draw:formula="?f97 / ?f7"/><draw:equation draw:name="f196" draw:formula="?f98 / ?f6"/><draw:equation draw:name="f197" draw:formula="?f99 / ?f7"/><draw:equation draw:name="f198" draw:formula="?f100 / ?f6"/><draw:equation draw:name="f199" draw:formula="?f101 / ?f7"/><draw:equation draw:name="f200" draw:formula="?f102 / ?f6"/><draw:equation draw:name="f201" draw:formula="?f103 / ?f7"/><draw:equation draw:name="f202" draw:formula="?f104 / ?f6"/><draw:equation draw:name="f203" draw:formula="?f105 / ?f7"/><draw:equation draw:name="f204" draw:formula="0 / ?f6"/><draw:equation draw:name="f205" draw:formula="?f1 / ?f6"/><draw:equation draw:name="f206" draw:formula="0 / ?f7"/><draw:equation draw:name="f207" draw:formula="?f3 / ?f7"/></draw:enhanced-geometry></draw:custom-shape></draw:g></text:span></text:p>
            </table:table-cell>
            <table:table-cell table:style-name="TableCell54">
              <text:p text:style-name="Footer"><text:span text:style-name="T55"><draw:g draw:name="10 grupė" draw:id="id32" draw:style-name="a30" text:anchor-type="as-char"><svg:title/><svg:desc/><draw:custom-shape svg:x="0in" svg:y="0in" svg:width="0.36in" svg:height="0.36in" draw:id="id30" draw:style-name="a28" draw:name="Apskritimas aplink telefono simbolį"><svg:title/><svg:desc/><draw:enhanced-geometry draw:type="non-primitive" svg:viewBox="0 0 3451 3450" draw:enhanced-path="M 1725 0 L 1831 3 1933 12 2035 28 2134 48 2232 76 2327 108 2419 145 2509 188 2596 235 2679 287 2760 344 2837 406 2909 471 2979 541 3044 613 3105 690 3163 771 3215 854 3262 941 3305 1031 3342 1123 3374 1218 3402 1316 3422 1415 3438 1517 3447 1619 3451 1725 3447 1830 3438 1934 3422 2035 3402 2135 3374 2232 3342 2327 3305 2419 3262 2509 3215 2595 3163 2679 3105 2760 3044 2836 2979 2910 2909 2979 2837 3045 2760 3105 2679 3162 2596 3214 2509 3261 2419 3304 2327 3342 2232 3375 2134 3401 2035 3422 1933 3437 1831 3447 1725 3450 1620 3447 1516 3437 1415 3422 1315 3401 1218 3375 1123 3342 1031 3304 941 3261 855 3214 771 3162 690 3105 614 3045 540 2979 471 2910 405 2836 345 2760 288 2679 236 2595 189 2509 146 2419 108 2327 75 2232 49 2135 28 2035 13 1934 3 1830 0 1725 3 1619 13 1517 28 1415 49 1316 75 1218 108 1123 146 1031 189 941 236 854 288 771 345 690 405 613 471 541 540 471 614 406 690 344 771 287 855 235 941 188 1031 145 1123 108 1218 76 1315 48 1415 28 1516 12 1620 3 1725 0 Z N" draw:text-areas="?f118 ?f120 ?f119 ?f121" draw:glue-points="?f63 ?f64 ?f65 ?f66 ?f67 ?f68 ?f69 ?f70 ?f71 ?f72 ?f73 ?f74 ?f75 ?f76 ?f77 ?f78 ?f79 ?f80 ?f81 ?f82 ?f83 ?f84 ?f85 ?f86 ?f87 ?f88 ?f89 ?f90 ?f87 ?f91 ?f85 ?f92 ?f83 ?f93 ?f81 ?f94 ?f79 ?f95 ?f77 ?f96 ?f75 ?f97 ?f73 ?f98 ?f71 ?f99 ?f69 ?f100 ?f67 ?f101 ?f65 ?f102 ?f63 ?f103 ?f104 ?f103 ?f105 ?f102 ?f106 ?f101 ?f107 ?f100 ?f108 ?f99 ?f109 ?f98 ?f110 ?f97 ?f111 ?f96 ?f112 ?f95 ?f113 ?f94 ?f114 ?f93 ?f115 ?f92 ?f116 ?f91 ?f117 ?f90 ?f116 ?f88 ?f115 ?f86 ?f114 ?f84 ?f113 ?f82 ?f112 ?f80 ?f111 ?f78 ?f110 ?f76 ?f109 ?f74 ?f108 ?f72 ?f107 ?f70 ?f106 ?f68 ?f105 ?f66 ?f104 ?f64" draw:glue-point-leaving-directions="-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0"/><draw:equation draw:name="f8" draw:formula="1831 * ?f5 / 3451"/><draw:equation draw:name="f9" draw:formula="3 * ?f4 / 3450"/><draw:equation draw:name="f10" draw:formula="2035 * ?f5 / 3451"/><draw:equation draw:name="f11" draw:formula="28 * ?f4 / 3450"/><draw:equation draw:name="f12" draw:formula="2232 * ?f5 / 3451"/><draw:equation draw:name="f13" draw:formula="76 * ?f4 / 3450"/><draw:equation draw:name="f14" draw:formula="2419 * ?f5 / 3451"/><draw:equation draw:name="f15" draw:formula="145 * ?f4 / 3450"/><draw:equation draw:name="f16" draw:formula="2596 * ?f5 / 3451"/><draw:equation draw:name="f17" draw:formula="235 * ?f4 / 3450"/><draw:equation draw:name="f18" draw:formula="2760 * ?f5 / 3451"/><draw:equation draw:name="f19" draw:formula="344 * ?f4 / 3450"/><draw:equation draw:name="f20" draw:formula="2909 * ?f5 / 3451"/><draw:equation draw:name="f21" draw:formula="471 * ?f4 / 3450"/><draw:equation draw:name="f22" draw:formula="3044 * ?f5 / 3451"/><draw:equation draw:name="f23" draw:formula="613 * ?f4 / 3450"/><draw:equation draw:name="f24" draw:formula="3163 * ?f5 / 3451"/><draw:equation draw:name="f25" draw:formula="771 * ?f4 / 3450"/><draw:equation draw:name="f26" draw:formula="3262 * ?f5 / 3451"/><draw:equation draw:name="f27" draw:formula="941 * ?f4 / 3450"/><draw:equation draw:name="f28" draw:formula="3342 * ?f5 / 3451"/><draw:equation draw:name="f29" draw:formula="1123 * ?f4 / 3450"/><draw:equation draw:name="f30" draw:formula="3402 * ?f5 / 3451"/><draw:equation draw:name="f31" draw:formula="1316 * ?f4 / 3450"/><draw:equation draw:name="f32" draw:formula="3438 * ?f5 / 3451"/><draw:equation draw:name="f33" draw:formula="1517 * ?f4 / 3450"/><draw:equation draw:name="f34" draw:formula="3451 * ?f5 / 3451"/><draw:equation draw:name="f35" draw:formula="1725 * ?f4 / 3450"/><draw:equation draw:name="f36" draw:formula="1934 * ?f4 / 3450"/><draw:equation draw:name="f37" draw:formula="2135 * ?f4 / 3450"/><draw:equation draw:name="f38" draw:formula="2327 * ?f4 / 3450"/><draw:equation draw:name="f39" draw:formula="2509 * ?f4 / 3450"/><draw:equation draw:name="f40" draw:formula="2679 * ?f4 / 3450"/><draw:equation draw:name="f41" draw:formula="2836 * ?f4 / 3450"/><draw:equation draw:name="f42" draw:formula="2979 * ?f4 / 3450"/><draw:equation draw:name="f43" draw:formula="3105 * ?f4 / 3450"/><draw:equation draw:name="f44" draw:formula="3214 * ?f4 / 3450"/><draw:equation draw:name="f45" draw:formula="3304 * ?f4 / 3450"/><draw:equation draw:name="f46" draw:formula="3375 * ?f4 / 3450"/><draw:equation draw:name="f47" draw:formula="3422 * ?f4 / 3450"/><draw:equation draw:name="f48" draw:formula="3447 * ?f4 / 3450"/><draw:equation draw:name="f49" draw:formula="1620 * ?f5 / 3451"/><draw:equation draw:name="f50" draw:formula="1415 * ?f5 / 3451"/><draw:equation draw:name="f51" draw:formula="1218 * ?f5 / 3451"/><draw:equation draw:name="f52" draw:formula="1031 * ?f5 / 3451"/><draw:equation draw:name="f53" draw:formula="855 * ?f5 / 3451"/><draw:equation draw:name="f54" draw:formula="690 * ?f5 / 3451"/><draw:equation draw:name="f55" draw:formula="540 * ?f5 / 3451"/><draw:equation draw:name="f56" draw:formula="405 * ?f5 / 3451"/><draw:equation draw:name="f57" draw:formula="288 * ?f5 / 3451"/><draw:equation draw:name="f58" draw:formula="189 * ?f5 / 3451"/><draw:equation draw:name="f59" draw:formula="108 * ?f5 / 3451"/><draw:equation draw:name="f60" draw:formula="49 * ?f5 / 3451"/><draw:equation draw:name="f61" draw:formula="13 * ?f5 / 3451"/><draw:equation draw:name="f62" draw:formula="0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6"/><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8102in" svg:y="0.07935in" svg:width="0.19796in" svg:height="0.19879in" draw:id="id31" draw:style-name="a29" draw:name="Telefono simbolis"><svg:title/><svg:desc>Telefono piktograma</svg:desc><draw:enhanced-geometry draw:type="non-primitive" svg:viewBox="0 0 1894 1896" draw:enhanced-path="M 295 0 L 709 495 682 529 653 560 623 589 593 617 560 641 527 661 492 676 500 691 510 710 524 733 541 759 559 789 582 823 608 860 637 898 668 938 703 980 741 1024 781 1068 825 1113 873 1158 923 1202 976 1246 1033 1289 1092 1331 1155 1371 1220 1408 1241 1369 1266 1330 1295 1291 1328 1254 1364 1220 1401 1188 1894 1594 1877 1617 1856 1640 1833 1663 1808 1686 1780 1708 1752 1730 1723 1751 1694 1771 1664 1791 1636 1808 1608 1825 1582 1841 1557 1855 1536 1867 1518 1878 1502 1885 1490 1891 1483 1895 1480 1896 1439 1881 1396 1864 1352 1847 1305 1828 1257 1808 1208 1786 1157 1763 1105 1739 1053 1712 999 1684 945 1652 890 1619 835 1583 779 1545 724 1503 669 1458 615 1409 560 1358 506 1304 454 1245 401 1182 350 1116 301 1045 253 971 205 891 160 807 117 718 77 624 37 526 0 421 32 356 63 298 93 246 123 200 151 159 178 122 203 92 225 66 245 45 263 28 277 16 287 6 293 1 295 0 Z N" draw:text-areas="?f202 ?f204 ?f203 ?f205" draw:glue-points="?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50 ?f164 ?f165 ?f166 ?f167 ?f168 ?f169 ?f170 ?f171 ?f172 ?f173 ?f174 ?f175 ?f176 ?f177 ?f178 ?f179 ?f180 ?f181 ?f182 ?f183 ?f184 ?f185 ?f186 ?f187 ?f188 ?f189 ?f190 ?f191 ?f192 ?f193 ?f194 ?f195 ?f196 ?f197 ?f198 ?f199 ?f200 ?f201"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draw:equation draw:name="f7" draw:formula="?f4 / 1896"/><draw:equation draw:name="f8" draw:formula="709 * ?f5 / 1894"/><draw:equation draw:name="f9" draw:formula="495 * ?f4 / 1896"/><draw:equation draw:name="f10" draw:formula="653 * ?f5 / 1894"/><draw:equation draw:name="f11" draw:formula="560 * ?f4 / 1896"/><draw:equation draw:name="f12" draw:formula="593 * ?f5 / 1894"/><draw:equation draw:name="f13" draw:formula="617 * ?f4 / 1896"/><draw:equation draw:name="f14" draw:formula="527 * ?f5 / 1894"/><draw:equation draw:name="f15" draw:formula="661 * ?f4 / 1896"/><draw:equation draw:name="f16" draw:formula="500 * ?f5 / 1894"/><draw:equation draw:name="f17" draw:formula="691 * ?f4 / 1896"/><draw:equation draw:name="f18" draw:formula="524 * ?f5 / 1894"/><draw:equation draw:name="f19" draw:formula="733 * ?f4 / 1896"/><draw:equation draw:name="f20" draw:formula="559 * ?f5 / 1894"/><draw:equation draw:name="f21" draw:formula="789 * ?f4 / 1896"/><draw:equation draw:name="f22" draw:formula="608 * ?f5 / 1894"/><draw:equation draw:name="f23" draw:formula="860 * ?f4 / 1896"/><draw:equation draw:name="f24" draw:formula="668 * ?f5 / 1894"/><draw:equation draw:name="f25" draw:formula="938 * ?f4 / 1896"/><draw:equation draw:name="f26" draw:formula="741 * ?f5 / 1894"/><draw:equation draw:name="f27" draw:formula="1024 * ?f4 / 1896"/><draw:equation draw:name="f28" draw:formula="825 * ?f5 / 1894"/><draw:equation draw:name="f29" draw:formula="1113 * ?f4 / 1896"/><draw:equation draw:name="f30" draw:formula="923 * ?f5 / 1894"/><draw:equation draw:name="f31" draw:formula="1202 * ?f4 / 1896"/><draw:equation draw:name="f32" draw:formula="1033 * ?f5 / 1894"/><draw:equation draw:name="f33" draw:formula="1289 * ?f4 / 1896"/><draw:equation draw:name="f34" draw:formula="1155 * ?f5 / 1894"/><draw:equation draw:name="f35" draw:formula="1371 * ?f4 / 1896"/><draw:equation draw:name="f36" draw:formula="1241 * ?f5 / 1894"/><draw:equation draw:name="f37" draw:formula="1369 * ?f4 / 1896"/><draw:equation draw:name="f38" draw:formula="1295 * ?f5 / 1894"/><draw:equation draw:name="f39" draw:formula="1291 * ?f4 / 1896"/><draw:equation draw:name="f40" draw:formula="1364 * ?f5 / 1894"/><draw:equation draw:name="f41" draw:formula="1220 * ?f4 / 1896"/><draw:equation draw:name="f42" draw:formula="1894 * ?f5 / 1894"/><draw:equation draw:name="f43" draw:formula="1594 * ?f4 / 1896"/><draw:equation draw:name="f44" draw:formula="1856 * ?f5 / 1894"/><draw:equation draw:name="f45" draw:formula="1640 * ?f4 / 1896"/><draw:equation draw:name="f46" draw:formula="1808 * ?f5 / 1894"/><draw:equation draw:name="f47" draw:formula="1686 * ?f4 / 1896"/><draw:equation draw:name="f48" draw:formula="1752 * ?f5 / 1894"/><draw:equation draw:name="f49" draw:formula="1730 * ?f4 / 1896"/><draw:equation draw:name="f50" draw:formula="1694 * ?f5 / 1894"/><draw:equation draw:name="f51" draw:formula="1771 * ?f4 / 1896"/><draw:equation draw:name="f52" draw:formula="1636 * ?f5 / 1894"/><draw:equation draw:name="f53" draw:formula="1808 * ?f4 / 1896"/><draw:equation draw:name="f54" draw:formula="1582 * ?f5 / 1894"/><draw:equation draw:name="f55" draw:formula="1841 * ?f4 / 1896"/><draw:equation draw:name="f56" draw:formula="1536 * ?f5 / 1894"/><draw:equation draw:name="f57" draw:formula="1867 * ?f4 / 1896"/><draw:equation draw:name="f58" draw:formula="1502 * ?f5 / 1894"/><draw:equation draw:name="f59" draw:formula="1885 * ?f4 / 1896"/><draw:equation draw:name="f60" draw:formula="1483 * ?f5 / 1894"/><draw:equation draw:name="f61" draw:formula="1895 * ?f4 / 1896"/><draw:equation draw:name="f62" draw:formula="1439 * ?f5 / 1894"/><draw:equation draw:name="f63" draw:formula="1881 * ?f4 / 1896"/><draw:equation draw:name="f64" draw:formula="1352 * ?f5 / 1894"/><draw:equation draw:name="f65" draw:formula="1847 * ?f4 / 1896"/><draw:equation draw:name="f66" draw:formula="1257 * ?f5 / 1894"/><draw:equation draw:name="f67" draw:formula="1157 * ?f5 / 1894"/><draw:equation draw:name="f68" draw:formula="1763 * ?f4 / 1896"/><draw:equation draw:name="f69" draw:formula="1053 * ?f5 / 1894"/><draw:equation draw:name="f70" draw:formula="1712 * ?f4 / 1896"/><draw:equation draw:name="f71" draw:formula="945 * ?f5 / 1894"/><draw:equation draw:name="f72" draw:formula="1652 * ?f4 / 1896"/><draw:equation draw:name="f73" draw:formula="835 * ?f5 / 1894"/><draw:equation draw:name="f74" draw:formula="1583 * ?f4 / 1896"/><draw:equation draw:name="f75" draw:formula="724 * ?f5 / 1894"/><draw:equation draw:name="f76" draw:formula="1503 * ?f4 / 1896"/><draw:equation draw:name="f77" draw:formula="615 * ?f5 / 1894"/><draw:equation draw:name="f78" draw:formula="1409 * ?f4 / 1896"/><draw:equation draw:name="f79" draw:formula="506 * ?f5 / 1894"/><draw:equation draw:name="f80" draw:formula="1304 * ?f4 / 1896"/><draw:equation draw:name="f81" draw:formula="401 * ?f5 / 1894"/><draw:equation draw:name="f82" draw:formula="1182 * ?f4 / 1896"/><draw:equation draw:name="f83" draw:formula="301 * ?f5 / 1894"/><draw:equation draw:name="f84" draw:formula="1045 * ?f4 / 1896"/><draw:equation draw:name="f85" draw:formula="205 * ?f5 / 1894"/><draw:equation draw:name="f86" draw:formula="891 * ?f4 / 1896"/><draw:equation draw:name="f87" draw:formula="117 * ?f5 / 1894"/><draw:equation draw:name="f88" draw:formula="718 * ?f4 / 1896"/><draw:equation draw:name="f89" draw:formula="37 * ?f5 / 1894"/><draw:equation draw:name="f90" draw:formula="526 * ?f4 / 1896"/><draw:equation draw:name="f91" draw:formula="32 * ?f5 / 1894"/><draw:equation draw:name="f92" draw:formula="356 * ?f4 / 1896"/><draw:equation draw:name="f93" draw:formula="93 * ?f5 / 1894"/><draw:equation draw:name="f94" draw:formula="246 * ?f4 / 1896"/><draw:equation draw:name="f95" draw:formula="151 * ?f5 / 1894"/><draw:equation draw:name="f96" draw:formula="159 * ?f4 / 1896"/><draw:equation draw:name="f97" draw:formula="203 * ?f5 / 1894"/><draw:equation draw:name="f98" draw:formula="92 * ?f4 / 1896"/><draw:equation draw:name="f99" draw:formula="245 * ?f5 / 1894"/><draw:equation draw:name="f100" draw:formula="45 * ?f4 / 1896"/><draw:equation draw:name="f101" draw:formula="277 * ?f5 / 1894"/><draw:equation draw:name="f102" draw:formula="16 * ?f4 / 1896"/><draw:equation draw:name="f103" draw:formula="293 * ?f5 / 1894"/><draw:equation draw:name="f104" draw:formula="1 * ?f4 / 1896"/><draw:equation draw:name="f105" draw:formula="?f8 / ?f6"/><draw:equation draw:name="f106" draw:formula="?f9 / ?f7"/><draw:equation draw:name="f107" draw:formula="?f10 / ?f6"/><draw:equation draw:name="f108" draw:formula="?f11 / ?f7"/><draw:equation draw:name="f109" draw:formula="?f12 / ?f6"/><draw:equation draw:name="f110" draw:formula="?f13 / ?f7"/><draw:equation draw:name="f111" draw:formula="?f14 / ?f6"/><draw:equation draw:name="f112" draw:formula="?f15 / ?f7"/><draw:equation draw:name="f113" draw:formula="?f16 / ?f6"/><draw:equation draw:name="f114" draw:formula="?f17 / ?f7"/><draw:equation draw:name="f115" draw:formula="?f18 / ?f6"/><draw:equation draw:name="f116" draw:formula="?f19 / ?f7"/><draw:equation draw:name="f117" draw:formula="?f20 / ?f6"/><draw:equation draw:name="f118" draw:formula="?f21 / ?f7"/><draw:equation draw:name="f119" draw:formula="?f22 / ?f6"/><draw:equation draw:name="f120" draw:formula="?f23 / ?f7"/><draw:equation draw:name="f121" draw:formula="?f24 / ?f6"/><draw:equation draw:name="f122" draw:formula="?f25 / ?f7"/><draw:equation draw:name="f123" draw:formula="?f26 / ?f6"/><draw:equation draw:name="f124" draw:formula="?f27 / ?f7"/><draw:equation draw:name="f125" draw:formula="?f28 / ?f6"/><draw:equation draw:name="f126" draw:formula="?f29 / ?f7"/><draw:equation draw:name="f127" draw:formula="?f30 / ?f6"/><draw:equation draw:name="f128" draw:formula="?f31 / ?f7"/><draw:equation draw:name="f129" draw:formula="?f32 / ?f6"/><draw:equation draw:name="f130" draw:formula="?f33 / ?f7"/><draw:equation draw:name="f131" draw:formula="?f34 / ?f6"/><draw:equation draw:name="f132" draw:formula="?f35 / ?f7"/><draw:equation draw:name="f133" draw:formula="?f36 / ?f6"/><draw:equation draw:name="f134" draw:formula="?f37 / ?f7"/><draw:equation draw:name="f135" draw:formula="?f38 / ?f6"/><draw:equation draw:name="f136" draw:formula="?f39 / ?f7"/><draw:equation draw:name="f137" draw:formula="?f40 / ?f6"/><draw:equation draw:name="f138" draw:formula="?f41 / ?f7"/><draw:equation draw:name="f139" draw:formula="?f42 / ?f6"/><draw:equation draw:name="f140" draw:formula="?f43 / ?f7"/><draw:equation draw:name="f141" draw:formula="?f44 / ?f6"/><draw:equation draw:name="f142" draw:formula="?f45 / ?f7"/><draw:equation draw:name="f143" draw:formula="?f46 / ?f6"/><draw:equation draw:name="f144" draw:formula="?f47 / ?f7"/><draw:equation draw:name="f145" draw:formula="?f48 / ?f6"/><draw:equation draw:name="f146" draw:formula="?f49 / ?f7"/><draw:equation draw:name="f147" draw:formula="?f50 / ?f6"/><draw:equation draw:name="f148" draw:formula="?f51 / ?f7"/><draw:equation draw:name="f149" draw:formula="?f52 / ?f6"/><draw:equation draw:name="f150" draw:formula="?f53 / ?f7"/><draw:equation draw:name="f151" draw:formula="?f54 / ?f6"/><draw:equation draw:name="f152" draw:formula="?f55 / ?f7"/><draw:equation draw:name="f153" draw:formula="?f56 / ?f6"/><draw:equation draw:name="f154" draw:formula="?f57 / ?f7"/><draw:equation draw:name="f155" draw:formula="?f58 / ?f6"/><draw:equation draw:name="f156" draw:formula="?f59 / ?f7"/><draw:equation draw:name="f157" draw:formula="?f60 / ?f6"/><draw:equation draw:name="f158" draw:formula="?f61 / ?f7"/><draw:equation draw:name="f159" draw:formula="?f62 / ?f6"/><draw:equation draw:name="f160" draw:formula="?f63 / ?f7"/><draw:equation draw:name="f161" draw:formula="?f64 / ?f6"/><draw:equation draw:name="f162" draw:formula="?f65 / ?f7"/><draw:equation draw:name="f163" draw:formula="?f66 / ?f6"/><draw:equation draw:name="f164" draw:formula="?f67 / ?f6"/><draw:equation draw:name="f165" draw:formula="?f68 / ?f7"/><draw:equation draw:name="f166" draw:formula="?f69 / ?f6"/><draw:equation draw:name="f167" draw:formula="?f70 / ?f7"/><draw:equation draw:name="f168" draw:formula="?f71 / ?f6"/><draw:equation draw:name="f169" draw:formula="?f72 / ?f7"/><draw:equation draw:name="f170" draw:formula="?f73 / ?f6"/><draw:equation draw:name="f171" draw:formula="?f74 / ?f7"/><draw:equation draw:name="f172" draw:formula="?f75 / ?f6"/><draw:equation draw:name="f173" draw:formula="?f76 / ?f7"/><draw:equation draw:name="f174" draw:formula="?f77 / ?f6"/><draw:equation draw:name="f175" draw:formula="?f78 / ?f7"/><draw:equation draw:name="f176" draw:formula="?f79 / ?f6"/><draw:equation draw:name="f177" draw:formula="?f80 / ?f7"/><draw:equation draw:name="f178" draw:formula="?f81 / ?f6"/><draw:equation draw:name="f179" draw:formula="?f82 / ?f7"/><draw:equation draw:name="f180" draw:formula="?f83 / ?f6"/><draw:equation draw:name="f181" draw:formula="?f84 / ?f7"/><draw:equation draw:name="f182" draw:formula="?f85 / ?f6"/><draw:equation draw:name="f183" draw:formula="?f86 / ?f7"/><draw:equation draw:name="f184" draw:formula="?f87 / ?f6"/><draw:equation draw:name="f185" draw:formula="?f88 / ?f7"/><draw:equation draw:name="f186" draw:formula="?f89 / ?f6"/><draw:equation draw:name="f187" draw:formula="?f90 / ?f7"/><draw:equation draw:name="f188" draw:formula="?f91 / ?f6"/><draw:equation draw:name="f189" draw:formula="?f92 / ?f7"/><draw:equation draw:name="f190" draw:formula="?f93 / ?f6"/><draw:equation draw:name="f191" draw:formula="?f94 / ?f7"/><draw:equation draw:name="f192" draw:formula="?f95 / ?f6"/><draw:equation draw:name="f193" draw:formula="?f96 / ?f7"/><draw:equation draw:name="f194" draw:formula="?f97 / ?f6"/><draw:equation draw:name="f195" draw:formula="?f98 / ?f7"/><draw:equation draw:name="f196" draw:formula="?f99 / ?f6"/><draw:equation draw:name="f197" draw:formula="?f100 / ?f7"/><draw:equation draw:name="f198" draw:formula="?f101 / ?f6"/><draw:equation draw:name="f199" draw:formula="?f102 / ?f7"/><draw:equation draw:name="f200" draw:formula="?f103 / ?f6"/><draw:equation draw:name="f201" draw:formula="?f104 / ?f7"/><draw:equation draw:name="f202" draw:formula="0 / ?f6"/><draw:equation draw:name="f203" draw:formula="?f1 / ?f6"/><draw:equation draw:name="f204" draw:formula="0 / ?f7"/><draw:equation draw:name="f205" draw:formula="?f3 / ?f7"/></draw:enhanced-geometry></draw:custom-shape></draw:g></text:span></text:p>
            </table:table-cell>
            <table:table-cell table:style-name="TableCell56">
              <text:p text:style-name="Footer"><text:span text:style-name="T57"><draw:g draw:name="16 grupė" draw:id="id35" draw:style-name="a33" text:anchor-type="as-char"><svg:title/><svg:desc/><draw:custom-shape svg:x="0in" svg:y="0in" svg:width="0.36in" svg:height="0.36in" draw:id="id33" draw:style-name="a31" draw:name="Apskritimas aplink „LinkedIn“ simbolį"><svg:title/><svg:desc/><draw:enhanced-geometry draw:type="non-primitive" svg:viewBox="0 0 3451 3451" draw:enhanced-path="M 1725 0 L 1725 0 1831 4 1933 13 2035 29 2134 49 2232 77 2327 109 2419 146 2509 189 2596 236 2679 288 2760 345 2837 407 2909 472 2979 542 3044 614 3105 691 3163 772 3215 855 3262 942 3305 1032 3342 1124 3374 1219 3402 1317 3422 1416 3438 1518 3447 1620 3451 1726 3447 1831 3438 1935 3422 2036 3402 2136 3374 2233 3342 2328 3305 2420 3262 2510 3215 2596 3163 2680 3105 2761 3044 2837 2979 2911 2909 2980 2837 3046 2760 3106 2679 3163 2596 3215 2509 3262 2419 3305 2327 3343 2232 3376 2134 3402 2035 3423 1933 3438 1831 3448 1725 3451 1620 3448 1516 3438 1415 3423 1315 3402 1218 3376 1123 3343 1031 3305 941 3262 855 3215 771 3163 690 3106 614 3046 540 2980 471 2911 405 2837 345 2761 288 2680 236 2596 189 2510 146 2420 108 2328 75 2233 49 2136 28 2036 13 1935 3 1831 0 1726 3 1620 13 1518 28 1416 49 1317 75 1219 108 1124 146 1032 189 942 236 855 288 772 345 691 405 614 471 542 540 472 614 407 690 345 771 288 855 236 941 189 1031 146 1123 109 1218 77 1315 49 1415 29 1516 13 1620 4 1725 0 Z N" draw:text-areas="?f118 ?f120 ?f119 ?f121" draw:glue-points="?f63 ?f64 ?f65 ?f66 ?f67 ?f68 ?f69 ?f70 ?f71 ?f72 ?f73 ?f74 ?f75 ?f76 ?f77 ?f78 ?f79 ?f80 ?f81 ?f82 ?f83 ?f84 ?f85 ?f86 ?f87 ?f88 ?f89 ?f90 ?f89 ?f91 ?f87 ?f92 ?f85 ?f93 ?f83 ?f94 ?f81 ?f95 ?f79 ?f96 ?f77 ?f97 ?f75 ?f98 ?f73 ?f99 ?f71 ?f100 ?f69 ?f101 ?f67 ?f102 ?f65 ?f103 ?f63 ?f104 ?f105 ?f103 ?f106 ?f102 ?f107 ?f101 ?f108 ?f100 ?f109 ?f99 ?f110 ?f98 ?f111 ?f97 ?f112 ?f96 ?f113 ?f95 ?f114 ?f94 ?f115 ?f93 ?f116 ?f92 ?f117 ?f91 ?f117 ?f90 ?f116 ?f88 ?f115 ?f86 ?f114 ?f84 ?f113 ?f82 ?f112 ?f80 ?f111 ?f78 ?f110 ?f76 ?f109 ?f74 ?f108 ?f72 ?f107 ?f70 ?f106 ?f68 ?f105 ?f66 ?f63 ?f64" draw:glue-point-leaving-directions="-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1"/><draw:equation draw:name="f7" draw:formula="?f4 / 3451"/><draw:equation draw:name="f8" draw:formula="1725 * ?f5 / 3451"/><draw:equation draw:name="f9" draw:formula="0 * ?f4 / 3451"/><draw:equation draw:name="f10" draw:formula="1933 * ?f5 / 3451"/><draw:equation draw:name="f11" draw:formula="13 * ?f4 / 3451"/><draw:equation draw:name="f12" draw:formula="2134 * ?f5 / 3451"/><draw:equation draw:name="f13" draw:formula="49 * ?f4 / 3451"/><draw:equation draw:name="f14" draw:formula="2327 * ?f5 / 3451"/><draw:equation draw:name="f15" draw:formula="109 * ?f4 / 3451"/><draw:equation draw:name="f16" draw:formula="2509 * ?f5 / 3451"/><draw:equation draw:name="f17" draw:formula="189 * ?f4 / 3451"/><draw:equation draw:name="f18" draw:formula="2679 * ?f5 / 3451"/><draw:equation draw:name="f19" draw:formula="288 * ?f4 / 3451"/><draw:equation draw:name="f20" draw:formula="2837 * ?f5 / 3451"/><draw:equation draw:name="f21" draw:formula="407 * ?f4 / 3451"/><draw:equation draw:name="f22" draw:formula="2979 * ?f5 / 3451"/><draw:equation draw:name="f23" draw:formula="542 * ?f4 / 3451"/><draw:equation draw:name="f24" draw:formula="3105 * ?f5 / 3451"/><draw:equation draw:name="f25" draw:formula="691 * ?f4 / 3451"/><draw:equation draw:name="f26" draw:formula="3215 * ?f5 / 3451"/><draw:equation draw:name="f27" draw:formula="855 * ?f4 / 3451"/><draw:equation draw:name="f28" draw:formula="3305 * ?f5 / 3451"/><draw:equation draw:name="f29" draw:formula="1032 * ?f4 / 3451"/><draw:equation draw:name="f30" draw:formula="3374 * ?f5 / 3451"/><draw:equation draw:name="f31" draw:formula="1219 * ?f4 / 3451"/><draw:equation draw:name="f32" draw:formula="3422 * ?f5 / 3451"/><draw:equation draw:name="f33" draw:formula="1416 * ?f4 / 3451"/><draw:equation draw:name="f34" draw:formula="3447 * ?f5 / 3451"/><draw:equation draw:name="f35" draw:formula="1620 * ?f4 / 3451"/><draw:equation draw:name="f36" draw:formula="1831 * ?f4 / 3451"/><draw:equation draw:name="f37" draw:formula="2036 * ?f4 / 3451"/><draw:equation draw:name="f38" draw:formula="2233 * ?f4 / 3451"/><draw:equation draw:name="f39" draw:formula="2420 * ?f4 / 3451"/><draw:equation draw:name="f40" draw:formula="2596 * ?f4 / 3451"/><draw:equation draw:name="f41" draw:formula="2761 * ?f4 / 3451"/><draw:equation draw:name="f42" draw:formula="2911 * ?f4 / 3451"/><draw:equation draw:name="f43" draw:formula="3046 * ?f4 / 3451"/><draw:equation draw:name="f44" draw:formula="3163 * ?f4 / 3451"/><draw:equation draw:name="f45" draw:formula="3262 * ?f4 / 3451"/><draw:equation draw:name="f46" draw:formula="3343 * ?f4 / 3451"/><draw:equation draw:name="f47" draw:formula="3402 * ?f4 / 3451"/><draw:equation draw:name="f48" draw:formula="3438 * ?f4 / 3451"/><draw:equation draw:name="f49" draw:formula="3451 * ?f4 / 3451"/><draw:equation draw:name="f50" draw:formula="1516 * ?f5 / 3451"/><draw:equation draw:name="f51" draw:formula="1315 * ?f5 / 3451"/><draw:equation draw:name="f52" draw:formula="1123 * ?f5 / 3451"/><draw:equation draw:name="f53" draw:formula="941 * ?f5 / 3451"/><draw:equation draw:name="f54" draw:formula="771 * ?f5 / 3451"/><draw:equation draw:name="f55" draw:formula="614 * ?f5 / 3451"/><draw:equation draw:name="f56" draw:formula="471 * ?f5 / 3451"/><draw:equation draw:name="f57" draw:formula="345 * ?f5 / 3451"/><draw:equation draw:name="f58" draw:formula="236 * ?f5 / 3451"/><draw:equation draw:name="f59" draw:formula="146 * ?f5 / 3451"/><draw:equation draw:name="f60" draw:formula="75 * ?f5 / 3451"/><draw:equation draw:name="f61" draw:formula="28 * ?f5 / 3451"/><draw:equation draw:name="f62" draw:formula="3 * ?f5 / 3451"/><draw:equation draw:name="f63" draw:formula="?f8 / ?f6"/><draw:equation draw:name="f64" draw:formula="?f9 / ?f7"/><draw:equation draw:name="f65" draw:formula="?f10 / ?f6"/><draw:equation draw:name="f66" draw:formula="?f11 / ?f7"/><draw:equation draw:name="f67" draw:formula="?f12 / ?f6"/><draw:equation draw:name="f68" draw:formula="?f13 / ?f7"/><draw:equation draw:name="f69" draw:formula="?f14 / ?f6"/><draw:equation draw:name="f70" draw:formula="?f15 / ?f7"/><draw:equation draw:name="f71" draw:formula="?f16 / ?f6"/><draw:equation draw:name="f72" draw:formula="?f17 / ?f7"/><draw:equation draw:name="f73" draw:formula="?f18 / ?f6"/><draw:equation draw:name="f74" draw:formula="?f19 / ?f7"/><draw:equation draw:name="f75" draw:formula="?f20 / ?f6"/><draw:equation draw:name="f76" draw:formula="?f21 / ?f7"/><draw:equation draw:name="f77" draw:formula="?f22 / ?f6"/><draw:equation draw:name="f78" draw:formula="?f23 / ?f7"/><draw:equation draw:name="f79" draw:formula="?f24 / ?f6"/><draw:equation draw:name="f80" draw:formula="?f25 / ?f7"/><draw:equation draw:name="f81" draw:formula="?f26 / ?f6"/><draw:equation draw:name="f82" draw:formula="?f27 / ?f7"/><draw:equation draw:name="f83" draw:formula="?f28 / ?f6"/><draw:equation draw:name="f84" draw:formula="?f29 / ?f7"/><draw:equation draw:name="f85" draw:formula="?f30 / ?f6"/><draw:equation draw:name="f86" draw:formula="?f31 / ?f7"/><draw:equation draw:name="f87" draw:formula="?f32 / ?f6"/><draw:equation draw:name="f88" draw:formula="?f33 / ?f7"/><draw:equation draw:name="f89" draw:formula="?f34 / ?f6"/><draw:equation draw:name="f90" draw:formula="?f35 / ?f7"/><draw:equation draw:name="f91" draw:formula="?f36 / ?f7"/><draw:equation draw:name="f92" draw:formula="?f37 / ?f7"/><draw:equation draw:name="f93" draw:formula="?f38 / ?f7"/><draw:equation draw:name="f94" draw:formula="?f39 / ?f7"/><draw:equation draw:name="f95" draw:formula="?f40 / ?f7"/><draw:equation draw:name="f96" draw:formula="?f41 / ?f7"/><draw:equation draw:name="f97" draw:formula="?f42 / ?f7"/><draw:equation draw:name="f98" draw:formula="?f43 / ?f7"/><draw:equation draw:name="f99" draw:formula="?f44 / ?f7"/><draw:equation draw:name="f100" draw:formula="?f45 / ?f7"/><draw:equation draw:name="f101" draw:formula="?f46 / ?f7"/><draw:equation draw:name="f102" draw:formula="?f47 / ?f7"/><draw:equation draw:name="f103" draw:formula="?f48 / ?f7"/><draw:equation draw:name="f104" draw:formula="?f49 / ?f7"/><draw:equation draw:name="f105" draw:formula="?f50 / ?f6"/><draw:equation draw:name="f106" draw:formula="?f51 / ?f6"/><draw:equation draw:name="f107" draw:formula="?f52 / ?f6"/><draw:equation draw:name="f108" draw:formula="?f53 / ?f6"/><draw:equation draw:name="f109" draw:formula="?f54 / ?f6"/><draw:equation draw:name="f110" draw:formula="?f55 / ?f6"/><draw:equation draw:name="f111" draw:formula="?f56 / ?f6"/><draw:equation draw:name="f112" draw:formula="?f57 / ?f6"/><draw:equation draw:name="f113" draw:formula="?f58 / ?f6"/><draw:equation draw:name="f114" draw:formula="?f59 / ?f6"/><draw:equation draw:name="f115" draw:formula="?f60 / ?f6"/><draw:equation draw:name="f116" draw:formula="?f61 / ?f6"/><draw:equation draw:name="f117" draw:formula="?f62 / ?f6"/><draw:equation draw:name="f118" draw:formula="0 / ?f6"/><draw:equation draw:name="f119" draw:formula="?f1 / ?f6"/><draw:equation draw:name="f120" draw:formula="0 / ?f7"/><draw:equation draw:name="f121" draw:formula="?f3 / ?f7"/></draw:enhanced-geometry></draw:custom-shape><draw:custom-shape svg:x="0.09439in" svg:y="0.0852in" svg:width="0.16956in" svg:height="0.16872in" draw:id="id34" draw:style-name="a32" draw:name="„LinkedIn“ simbolis"><svg:title/><svg:desc>„Linked In“ piktograma</svg:desc><draw:enhanced-geometry draw:type="non-primitive" svg:viewBox="0 0 1619 1615" draw:enhanced-path="M 27 537 L 362 537 362 1615 27 1615 27 537 Z M 1217 509 L 1268 511 1314 517 1357 526 1396 538 1430 553 1462 571 1489 593 1514 617 1535 643 1554 673 1569 704 1582 738 1593 773 1601 811 1609 851 1613 892 1616 934 1618 978 1619 1023 1619 1615 1284 1615 1284 1091 1284 1066 1283 1042 1282 1018 1281 993 1278 969 1273 945 1268 922 1261 901 1251 881 1240 862 1226 845 1208 832 1189 820 1166 812 1139 807 1109 805 1076 807 1047 812 1021 820 999 831 979 845 963 861 949 880 937 901 929 923 921 947 916 972 912 998 910 1026 908 1054 908 1082 908 1615 573 1615 573 537 894 537 894 684 899 684 913 660 930 638 950 615 973 594 999 574 1028 556 1060 541 1095 527 1133 518 1173 511 1217 509 Z M 195 0 L 229 3 263 12 293 26 320 45 343 69 362 97 377 126 386 159 389 194 386 230 377 262 362 292 343 320 320 343 293 363 263 376 229 386 195 389 160 386 127 376 96 363 69 343 46 320 27 292 12 262 3 230 0 194 3 159 12 126 27 97 46 69 69 45 96 26 127 12 160 3 195 0 Z N" draw:text-areas="?f180 ?f182 ?f181 ?f183" draw:glue-points="?f94 ?f95 ?f96 ?f97 ?f98 ?f99 ?f100 ?f101 ?f102 ?f103 ?f104 ?f105 ?f106 ?f107 ?f108 ?f109 ?f110 ?f111 ?f112 ?f113 ?f114 ?f115 ?f116 ?f117 ?f118 ?f97 ?f119 ?f120 ?f121 ?f122 ?f123 ?f124 ?f125 ?f126 ?f127 ?f128 ?f129 ?f130 ?f131 ?f132 ?f133 ?f134 ?f135 ?f136 ?f137 ?f134 ?f138 ?f139 ?f140 ?f141 ?f142 ?f128 ?f143 ?f144 ?f145 ?f146 ?f147 ?f148 ?f147 ?f97 ?f149 ?f95 ?f150 ?f151 ?f152 ?f153 ?f154 ?f155 ?f138 ?f156 ?f157 ?f158 ?f159 ?f160 ?f98 ?f99 ?f161 ?f162 ?f163 ?f164 ?f165 ?f166 ?f167 ?f168 ?f169 ?f170 ?f167 ?f171 ?f165 ?f172 ?f163 ?f173 ?f161 ?f174 ?f175 ?f174 ?f176 ?f173 ?f177 ?f172 ?f178 ?f171 ?f179 ?f170 ?f178 ?f168 ?f177 ?f166 ?f176 ?f164 ?f175 ?f162"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draw:equation draw:name="f7" draw:formula="?f4 / 1615"/><draw:equation draw:name="f8" draw:formula="362 * ?f5 / 1619"/><draw:equation draw:name="f9" draw:formula="537 * ?f4 / 1615"/><draw:equation draw:name="f10" draw:formula="27 * ?f5 / 1619"/><draw:equation draw:name="f11" draw:formula="1615 * ?f4 / 1615"/><draw:equation draw:name="f12" draw:formula="1217 * ?f5 / 1619"/><draw:equation draw:name="f13" draw:formula="509 * ?f4 / 1615"/><draw:equation draw:name="f14" draw:formula="1314 * ?f5 / 1619"/><draw:equation draw:name="f15" draw:formula="517 * ?f4 / 1615"/><draw:equation draw:name="f16" draw:formula="1396 * ?f5 / 1619"/><draw:equation draw:name="f17" draw:formula="538 * ?f4 / 1615"/><draw:equation draw:name="f18" draw:formula="1462 * ?f5 / 1619"/><draw:equation draw:name="f19" draw:formula="571 * ?f4 / 1615"/><draw:equation draw:name="f20" draw:formula="1514 * ?f5 / 1619"/><draw:equation draw:name="f21" draw:formula="617 * ?f4 / 1615"/><draw:equation draw:name="f22" draw:formula="1554 * ?f5 / 1619"/><draw:equation draw:name="f23" draw:formula="673 * ?f4 / 1615"/><draw:equation draw:name="f24" draw:formula="1582 * ?f5 / 1619"/><draw:equation draw:name="f25" draw:formula="738 * ?f4 / 1615"/><draw:equation draw:name="f26" draw:formula="1601 * ?f5 / 1619"/><draw:equation draw:name="f27" draw:formula="811 * ?f4 / 1615"/><draw:equation draw:name="f28" draw:formula="1613 * ?f5 / 1619"/><draw:equation draw:name="f29" draw:formula="892 * ?f4 / 1615"/><draw:equation draw:name="f30" draw:formula="1618 * ?f5 / 1619"/><draw:equation draw:name="f31" draw:formula="978 * ?f4 / 1615"/><draw:equation draw:name="f32" draw:formula="1619 * ?f5 / 1619"/><draw:equation draw:name="f33" draw:formula="1284 * ?f5 / 1619"/><draw:equation draw:name="f34" draw:formula="1091 * ?f4 / 1615"/><draw:equation draw:name="f35" draw:formula="1283 * ?f5 / 1619"/><draw:equation draw:name="f36" draw:formula="1042 * ?f4 / 1615"/><draw:equation draw:name="f37" draw:formula="1281 * ?f5 / 1619"/><draw:equation draw:name="f38" draw:formula="993 * ?f4 / 1615"/><draw:equation draw:name="f39" draw:formula="1273 * ?f5 / 1619"/><draw:equation draw:name="f40" draw:formula="945 * ?f4 / 1615"/><draw:equation draw:name="f41" draw:formula="1261 * ?f5 / 1619"/><draw:equation draw:name="f42" draw:formula="901 * ?f4 / 1615"/><draw:equation draw:name="f43" draw:formula="1240 * ?f5 / 1619"/><draw:equation draw:name="f44" draw:formula="862 * ?f4 / 1615"/><draw:equation draw:name="f45" draw:formula="1208 * ?f5 / 1619"/><draw:equation draw:name="f46" draw:formula="832 * ?f4 / 1615"/><draw:equation draw:name="f47" draw:formula="1166 * ?f5 / 1619"/><draw:equation draw:name="f48" draw:formula="812 * ?f4 / 1615"/><draw:equation draw:name="f49" draw:formula="1109 * ?f5 / 1619"/><draw:equation draw:name="f50" draw:formula="805 * ?f4 / 1615"/><draw:equation draw:name="f51" draw:formula="1047 * ?f5 / 1619"/><draw:equation draw:name="f52" draw:formula="999 * ?f5 / 1619"/><draw:equation draw:name="f53" draw:formula="831 * ?f4 / 1615"/><draw:equation draw:name="f54" draw:formula="963 * ?f5 / 1619"/><draw:equation draw:name="f55" draw:formula="861 * ?f4 / 1615"/><draw:equation draw:name="f56" draw:formula="937 * ?f5 / 1619"/><draw:equation draw:name="f57" draw:formula="921 * ?f5 / 1619"/><draw:equation draw:name="f58" draw:formula="947 * ?f4 / 1615"/><draw:equation draw:name="f59" draw:formula="912 * ?f5 / 1619"/><draw:equation draw:name="f60" draw:formula="998 * ?f4 / 1615"/><draw:equation draw:name="f61" draw:formula="908 * ?f5 / 1619"/><draw:equation draw:name="f62" draw:formula="1054 * ?f4 / 1615"/><draw:equation draw:name="f63" draw:formula="573 * ?f5 / 1619"/><draw:equation draw:name="f64" draw:formula="894 * ?f5 / 1619"/><draw:equation draw:name="f65" draw:formula="684 * ?f4 / 1615"/><draw:equation draw:name="f66" draw:formula="913 * ?f5 / 1619"/><draw:equation draw:name="f67" draw:formula="660 * ?f4 / 1615"/><draw:equation draw:name="f68" draw:formula="950 * ?f5 / 1619"/><draw:equation draw:name="f69" draw:formula="615 * ?f4 / 1615"/><draw:equation draw:name="f70" draw:formula="574 * ?f4 / 1615"/><draw:equation draw:name="f71" draw:formula="1060 * ?f5 / 1619"/><draw:equation draw:name="f72" draw:formula="541 * ?f4 / 1615"/><draw:equation draw:name="f73" draw:formula="1133 * ?f5 / 1619"/><draw:equation draw:name="f74" draw:formula="518 * ?f4 / 1615"/><draw:equation draw:name="f75" draw:formula="229 * ?f5 / 1619"/><draw:equation draw:name="f76" draw:formula="3 * ?f4 / 1615"/><draw:equation draw:name="f77" draw:formula="293 * ?f5 / 1619"/><draw:equation draw:name="f78" draw:formula="26 * ?f4 / 1615"/><draw:equation draw:name="f79" draw:formula="343 * ?f5 / 1619"/><draw:equation draw:name="f80" draw:formula="69 * ?f4 / 1615"/><draw:equation draw:name="f81" draw:formula="377 * ?f5 / 1619"/><draw:equation draw:name="f82" draw:formula="126 * ?f4 / 1615"/><draw:equation draw:name="f83" draw:formula="389 * ?f5 / 1619"/><draw:equation draw:name="f84" draw:formula="194 * ?f4 / 1615"/><draw:equation draw:name="f85" draw:formula="262 * ?f4 / 1615"/><draw:equation draw:name="f86" draw:formula="320 * ?f4 / 1615"/><draw:equation draw:name="f87" draw:formula="363 * ?f4 / 1615"/><draw:equation draw:name="f88" draw:formula="386 * ?f4 / 1615"/><draw:equation draw:name="f89" draw:formula="160 * ?f5 / 1619"/><draw:equation draw:name="f90" draw:formula="96 * ?f5 / 1619"/><draw:equation draw:name="f91" draw:formula="46 * ?f5 / 1619"/><draw:equation draw:name="f92" draw:formula="12 * ?f5 / 1619"/><draw:equation draw:name="f93" draw:formula="0 * ?f5 / 1619"/><draw:equation draw:name="f94" draw:formula="?f8 / ?f6"/><draw:equation draw:name="f95" draw:formula="?f9 / ?f7"/><draw:equation draw:name="f96" draw:formula="?f10 / ?f6"/><draw:equation draw:name="f97" draw:formula="?f11 / ?f7"/><draw:equation draw:name="f98" draw:formula="?f12 / ?f6"/><draw:equation draw:name="f99" draw:formula="?f13 / ?f7"/><draw:equation draw:name="f100" draw:formula="?f14 / ?f6"/><draw:equation draw:name="f101" draw:formula="?f15 / ?f7"/><draw:equation draw:name="f102" draw:formula="?f16 / ?f6"/><draw:equation draw:name="f103" draw:formula="?f17 / ?f7"/><draw:equation draw:name="f104" draw:formula="?f18 / ?f6"/><draw:equation draw:name="f105" draw:formula="?f19 / ?f7"/><draw:equation draw:name="f106" draw:formula="?f20 / ?f6"/><draw:equation draw:name="f107" draw:formula="?f21 / ?f7"/><draw:equation draw:name="f108" draw:formula="?f22 / ?f6"/><draw:equation draw:name="f109" draw:formula="?f23 / ?f7"/><draw:equation draw:name="f110" draw:formula="?f24 / ?f6"/><draw:equation draw:name="f111" draw:formula="?f25 / ?f7"/><draw:equation draw:name="f112" draw:formula="?f26 / ?f6"/><draw:equation draw:name="f113" draw:formula="?f27 / ?f7"/><draw:equation draw:name="f114" draw:formula="?f28 / ?f6"/><draw:equation draw:name="f115" draw:formula="?f29 / ?f7"/><draw:equation draw:name="f116" draw:formula="?f30 / ?f6"/><draw:equation draw:name="f117" draw:formula="?f31 / ?f7"/><draw:equation draw:name="f118" draw:formula="?f32 / ?f6"/><draw:equation draw:name="f119" draw:formula="?f33 / ?f6"/><draw:equation draw:name="f120" draw:formula="?f34 / ?f7"/><draw:equation draw:name="f121" draw:formula="?f35 / ?f6"/><draw:equation draw:name="f122" draw:formula="?f36 / ?f7"/><draw:equation draw:name="f123" draw:formula="?f37 / ?f6"/><draw:equation draw:name="f124" draw:formula="?f38 / ?f7"/><draw:equation draw:name="f125" draw:formula="?f39 / ?f6"/><draw:equation draw:name="f126" draw:formula="?f40 / ?f7"/><draw:equation draw:name="f127" draw:formula="?f41 / ?f6"/><draw:equation draw:name="f128" draw:formula="?f42 / ?f7"/><draw:equation draw:name="f129" draw:formula="?f43 / ?f6"/><draw:equation draw:name="f130" draw:formula="?f44 / ?f7"/><draw:equation draw:name="f131" draw:formula="?f45 / ?f6"/><draw:equation draw:name="f132" draw:formula="?f46 / ?f7"/><draw:equation draw:name="f133" draw:formula="?f47 / ?f6"/><draw:equation draw:name="f134" draw:formula="?f48 / ?f7"/><draw:equation draw:name="f135" draw:formula="?f49 / ?f6"/><draw:equation draw:name="f136" draw:formula="?f50 / ?f7"/><draw:equation draw:name="f137" draw:formula="?f51 / ?f6"/><draw:equation draw:name="f138" draw:formula="?f52 / ?f6"/><draw:equation draw:name="f139" draw:formula="?f53 / ?f7"/><draw:equation draw:name="f140" draw:formula="?f54 / ?f6"/><draw:equation draw:name="f141" draw:formula="?f55 / ?f7"/><draw:equation draw:name="f142" draw:formula="?f56 / ?f6"/><draw:equation draw:name="f143" draw:formula="?f57 / ?f6"/><draw:equation draw:name="f144" draw:formula="?f58 / ?f7"/><draw:equation draw:name="f145" draw:formula="?f59 / ?f6"/><draw:equation draw:name="f146" draw:formula="?f60 / ?f7"/><draw:equation draw:name="f147" draw:formula="?f61 / ?f6"/><draw:equation draw:name="f148" draw:formula="?f62 / ?f7"/><draw:equation draw:name="f149" draw:formula="?f63 / ?f6"/><draw:equation draw:name="f150" draw:formula="?f64 / ?f6"/><draw:equation draw:name="f151" draw:formula="?f65 / ?f7"/><draw:equation draw:name="f152" draw:formula="?f66 / ?f6"/><draw:equation draw:name="f153" draw:formula="?f67 / ?f7"/><draw:equation draw:name="f154" draw:formula="?f68 / ?f6"/><draw:equation draw:name="f155" draw:formula="?f69 / ?f7"/><draw:equation draw:name="f156" draw:formula="?f70 / ?f7"/><draw:equation draw:name="f157" draw:formula="?f71 / ?f6"/><draw:equation draw:name="f158" draw:formula="?f72 / ?f7"/><draw:equation draw:name="f159" draw:formula="?f73 / ?f6"/><draw:equation draw:name="f160" draw:formula="?f74 / ?f7"/><draw:equation draw:name="f161" draw:formula="?f75 / ?f6"/><draw:equation draw:name="f162" draw:formula="?f76 / ?f7"/><draw:equation draw:name="f163" draw:formula="?f77 / ?f6"/><draw:equation draw:name="f164" draw:formula="?f78 / ?f7"/><draw:equation draw:name="f165" draw:formula="?f79 / ?f6"/><draw:equation draw:name="f166" draw:formula="?f80 / ?f7"/><draw:equation draw:name="f167" draw:formula="?f81 / ?f6"/><draw:equation draw:name="f168" draw:formula="?f82 / ?f7"/><draw:equation draw:name="f169" draw:formula="?f83 / ?f6"/><draw:equation draw:name="f170" draw:formula="?f84 / ?f7"/><draw:equation draw:name="f171" draw:formula="?f85 / ?f7"/><draw:equation draw:name="f172" draw:formula="?f86 / ?f7"/><draw:equation draw:name="f173" draw:formula="?f87 / ?f7"/><draw:equation draw:name="f174" draw:formula="?f88 / ?f7"/><draw:equation draw:name="f175" draw:formula="?f89 / ?f6"/><draw:equation draw:name="f176" draw:formula="?f90 / ?f6"/><draw:equation draw:name="f177" draw:formula="?f91 / ?f6"/><draw:equation draw:name="f178" draw:formula="?f92 / ?f6"/><draw:equation draw:name="f179" draw:formula="?f93 / ?f6"/><draw:equation draw:name="f180" draw:formula="0 / ?f6"/><draw:equation draw:name="f181" draw:formula="?f1 / ?f6"/><draw:equation draw:name="f182" draw:formula="0 / ?f7"/><draw:equation draw:name="f183" draw:formula="?f3 / ?f7"/></draw:enhanced-geometry></draw:custom-shape></draw:g></text:span></text:p>
            </table:table-cell>
          </table:table-row>
          <table:table-row table:style-name="TableRow58">
            <table:table-cell table:style-name="TableCell59">
              <text:p text:style-name="Footer"><text:span text:style-name="T60">El. paštas</text:span></text:p>
            </table:table-cell>
            <table:table-cell table:style-name="TableCell61">
              <text:p text:style-name="Footer"><text:span text:style-name="T62">„Twitter“ sisteminė nuoroda</text:span></text:p>
            </table:table-cell>
            <table:table-cell table:style-name="TableCell63">
              <text:p text:style-name="Footer"><text:span text:style-name="T64">Telefono nr.</text:span></text:p>
            </table:table-cell>
            <table:table-cell table:style-name="TableCell65">
              <text:p text:style-name="Footer"><text:span text:style-name="T66">„LinkedIn“ URL</text:span></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3-10-03T09:38:00Z</meta:creation-date>
    <dc:date>2023-10-03T09:50:00Z</dc:date>
    <meta:template xlink:href="%7bB5F584C2-D8ED-458A-92A9-A0C28D9B2A20%7dtf16392716_win32" xlink:type="simple"/>
    <meta:editing-cycles>1</meta:editing-cycles>
    <meta:editing-duration>PT0S</meta:editing-duration>
    <meta:user-defined meta:name="ContentTypeId">0x01010079F111ED35F8CC479449609E8A0923A6</meta:user-defined>
    <meta:document-statistic meta:page-count="1" meta:paragraph-count="2" meta:word-count="729" meta:character-count="1143" meta:row-count="3" meta:non-whitespace-character-count="416"/>
  </office:meta>
</office:document-meta>
</file>